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forme traitement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.10372" calcext:value-type="float">
            <text:p>1,10372</text:p>
          </table:table-cell>
          <table:table-cell office:value-type="float" office:value="0.0465754" calcext:value-type="float">
            <text:p>0,0465754</text:p>
          </table:table-cell>
          <table:table-cell table:number-columns-repeated="2"/>
          <table:table-cell table:style-name="Default" table:formula="of:=ROUND([.B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03093" calcext:value-type="float">
            <text:p>2,03093</text:p>
          </table:table-cell>
          <table:table-cell office:value-type="float" office:value="0.0357834" calcext:value-type="float">
            <text:p>0,0357834</text:p>
          </table:table-cell>
          <table:table-cell table:number-columns-repeated="2"/>
          <table:table-cell table:style-name="Default" table:formula="of:=ROUND([.B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95547" calcext:value-type="float">
            <text:p>2,95547</text:p>
          </table:table-cell>
          <table:table-cell office:value-type="float" office:value="0.0289543" calcext:value-type="float">
            <text:p>0,0289543</text:p>
          </table:table-cell>
          <table:table-cell table:number-columns-repeated="2"/>
          <table:table-cell table:style-name="Default" table:formula="of:=ROUND([.B4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08575" calcext:value-type="float">
            <text:p>4,08575</text:p>
          </table:table-cell>
          <table:table-cell office:value-type="float" office:value="0.0227539" calcext:value-type="float">
            <text:p>0,0227539</text:p>
          </table:table-cell>
          <table:table-cell table:number-columns-repeated="2"/>
          <table:table-cell table:style-name="Default" table:formula="of:=ROUND([.B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21603" calcext:value-type="float">
            <text:p>5,21603</text:p>
          </table:table-cell>
          <table:table-cell office:value-type="float" office:value="0.0190359" calcext:value-type="float">
            <text:p>0,0190359</text:p>
          </table:table-cell>
          <table:table-cell table:number-columns-repeated="2"/>
          <table:table-cell table:style-name="Default" table:formula="of:=ROUND([.B6]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6.34631" calcext:value-type="float">
            <text:p>6,34631</text:p>
          </table:table-cell>
          <table:table-cell office:value-type="float" office:value="0.0165276" calcext:value-type="float">
            <text:p>0,0165276</text:p>
          </table:table-cell>
          <table:table-cell table:number-columns-repeated="2"/>
          <table:table-cell table:style-name="ce1"/>
          <table:table-cell office:value-type="float" office:value="3.52061" calcext:value-type="float">
            <text:p>3,52061</text:p>
          </table:table-cell>
          <table:table-cell office:value-type="float" office:value="0.0752939" calcext:value-type="float">
            <text:p>0,0752939</text:p>
          </table:table-cell>
          <table:table-cell/>
          <table:table-cell table:formula="of:=ROUND([.F7])" office:value-type="float" office:value="0" calcext:value-type="float">
            <text:p>0</text:p>
          </table:table-cell>
          <table:table-cell office:value-type="float" office:value="0.132739" calcext:value-type="float">
            <text:p>0,132739</text:p>
          </table:table-cell>
        </table:table-row>
        <table:table-row table:style-name="ro1">
          <table:table-cell/>
          <table:table-cell office:value-type="float" office:value="7.47659" calcext:value-type="float">
            <text:p>7,47659</text:p>
          </table:table-cell>
          <table:table-cell office:value-type="float" office:value="0.0139742" calcext:value-type="float">
            <text:p>0,0139742</text:p>
          </table:table-cell>
          <table:table-cell table:number-columns-repeated="2"/>
          <table:table-cell table:style-name="Default" table:formula="of:=ROUND([.B8]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8.60687" calcext:value-type="float">
            <text:p>8,60687</text:p>
          </table:table-cell>
          <table:table-cell office:value-type="float" office:value="0.0120613" calcext:value-type="float">
            <text:p>0,0120613</text:p>
          </table:table-cell>
          <table:table-cell table:number-columns-repeated="2"/>
          <table:table-cell table:style-name="ce1"/>
          <table:table-cell office:value-type="float" office:value="6.34631" calcext:value-type="float">
            <text:p>6,34631</text:p>
          </table:table-cell>
          <table:table-cell office:value-type="float" office:value="0.0514501" calcext:value-type="float">
            <text:p>0,0514501</text:p>
          </table:table-cell>
          <table:table-cell/>
          <table:table-cell table:formula="of:=ROUND([.F9])" office:value-type="float" office:value="0" calcext:value-type="float">
            <text:p>0</text:p>
          </table:table-cell>
          <table:table-cell office:value-type="float" office:value="0.0939786" calcext:value-type="float">
            <text:p>0,0939786</text:p>
          </table:table-cell>
        </table:table-row>
        <table:table-row table:style-name="ro1">
          <table:table-cell/>
          <table:table-cell office:value-type="float" office:value="9.73716" calcext:value-type="float">
            <text:p>9,73716</text:p>
          </table:table-cell>
          <table:table-cell office:value-type="float" office:value="0.0108666" calcext:value-type="float">
            <text:p>0,0108666</text:p>
          </table:table-cell>
          <table:table-cell table:number-columns-repeated="2"/>
          <table:table-cell table:style-name="Default" table:formula="of:=ROUND([.B1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8674" calcext:value-type="float">
            <text:p>10,8674</text:p>
          </table:table-cell>
          <table:table-cell office:value-type="float" office:value="0.00984891" calcext:value-type="float">
            <text:p>0,00984891</text:p>
          </table:table-cell>
          <table:table-cell table:number-columns-repeated="2"/>
          <table:table-cell table:style-name="Default" table:formula="of:=ROUND([.B11])" office:value-type="float" office:value="11" calcext:value-type="float">
            <text:p>11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1.9977" calcext:value-type="float">
            <text:p>11,9977</text:p>
          </table:table-cell>
          <table:table-cell office:value-type="float" office:value="0.00863909" calcext:value-type="float">
            <text:p>0,00863909</text:p>
          </table:table-cell>
          <table:table-cell table:number-columns-repeated="2"/>
          <table:table-cell table:style-name="ce1"/>
          <table:table-cell office:value-type="float" office:value="10.3023" calcext:value-type="float">
            <text:p>10,3023</text:p>
          </table:table-cell>
          <table:table-cell office:value-type="float" office:value="0.0332587" calcext:value-type="float">
            <text:p>0,0332587</text:p>
          </table:table-cell>
          <table:table-cell/>
          <table:table-cell table:formula="of:=ROUND([.F1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.128" calcext:value-type="float">
            <text:p>13,128</text:p>
          </table:table-cell>
          <table:table-cell office:value-type="float" office:value="0.00784385" calcext:value-type="float">
            <text:p>0,00784385</text:p>
          </table:table-cell>
          <table:table-cell table:number-columns-repeated="2"/>
          <table:table-cell table:style-name="Default" table:formula="of:=ROUND([.B13])" office:value-type="float" office:value="13" calcext:value-type="float">
            <text:p>13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4.2583" calcext:value-type="float">
            <text:p>14,2583</text:p>
          </table:table-cell>
          <table:table-cell office:value-type="float" office:value="0.00744786" calcext:value-type="float">
            <text:p>0,00744786</text:p>
          </table:table-cell>
          <table:table-cell table:number-columns-repeated="2"/>
          <table:table-cell table:style-name="ce1"/>
          <table:table-cell office:value-type="float" office:value="13.128" calcext:value-type="float">
            <text:p>13,128</text:p>
          </table:table-cell>
          <table:table-cell office:value-type="float" office:value="0.0269735" calcext:value-type="float">
            <text:p>0,0269735</text:p>
          </table:table-cell>
          <table:table-cell/>
          <table:table-cell table:formula="of:=ROUND([.F14])" office:value-type="float" office:value="0" calcext:value-type="float">
            <text:p>0</text:p>
          </table:table-cell>
          <table:table-cell office:value-type="float" office:value="0.0577936" calcext:value-type="float">
            <text:p>0,0577936</text:p>
          </table:table-cell>
        </table:table-row>
        <table:table-row table:style-name="ro1">
          <table:table-cell/>
          <table:table-cell office:value-type="float" office:value="15.3886" calcext:value-type="float">
            <text:p>15,3886</text:p>
          </table:table-cell>
          <table:table-cell office:value-type="float" office:value="0.00710611" calcext:value-type="float">
            <text:p>0,00710611</text:p>
          </table:table-cell>
          <table:table-cell table:number-columns-repeated="2"/>
          <table:table-cell table:style-name="Default" table:formula="of:=ROUND([.B15])" office:value-type="float" office:value="15" calcext:value-type="float">
            <text:p>15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6.5188" calcext:value-type="float">
            <text:p>16,5188</text:p>
          </table:table-cell>
          <table:table-cell office:value-type="float" office:value="0.00652406" calcext:value-type="float">
            <text:p>0,00652406</text:p>
          </table:table-cell>
          <table:table-cell table:number-columns-repeated="3"/>
          <table:table-cell office:value-type="float" office:value="15.9537" calcext:value-type="float">
            <text:p>15,9537</text:p>
          </table:table-cell>
          <table:table-cell office:value-type="float" office:value="0.0240231" calcext:value-type="float">
            <text:p>0,0240231</text:p>
          </table:table-cell>
          <table:table-cell/>
          <table:table-cell table:formula="of:=ROUND([.F16])" office:value-type="float" office:value="0" calcext:value-type="float">
            <text:p>0</text:p>
          </table:table-cell>
          <table:table-cell office:value-type="float" office:value="0.0514501" calcext:value-type="float">
            <text:p>0,0514501</text:p>
          </table:table-cell>
        </table:table-row>
        <table:table-row table:style-name="ro1">
          <table:table-cell/>
          <table:table-cell office:value-type="float" office:value="17.6491" calcext:value-type="float">
            <text:p>17,6491</text:p>
          </table:table-cell>
          <table:table-cell office:value-type="float" office:value="0.00618401" calcext:value-type="float">
            <text:p>0,00618401</text:p>
          </table:table-cell>
          <table:table-cell table:number-columns-repeated="2"/>
          <table:table-cell table:style-name="Default" table:formula="of:=ROUND([.B17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.7794" calcext:value-type="float">
            <text:p>18,7794</text:p>
          </table:table-cell>
          <table:table-cell office:value-type="float" office:value="0.00608901" calcext:value-type="float">
            <text:p>0,00608901</text:p>
          </table:table-cell>
          <table:table-cell table:number-columns-repeated="2"/>
          <table:table-cell table:style-name="Default" table:formula="of:=ROUND([.B18])"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9.9097" calcext:value-type="float">
            <text:p>19,9097</text:p>
          </table:table-cell>
          <table:table-cell office:value-type="float" office:value="0.00605914" calcext:value-type="float">
            <text:p>0,00605914</text:p>
          </table:table-cell>
          <table:table-cell table:number-columns-repeated="3"/>
          <table:table-cell office:value-type="float" office:value="19.9097" calcext:value-type="float">
            <text:p>19,9097</text:p>
          </table:table-cell>
          <table:table-cell office:value-type="float" office:value="0.0209537" calcext:value-type="float">
            <text:p>0,0209537</text:p>
          </table:table-cell>
          <table:table-cell/>
          <table:table-cell table:formula="of:=ROUND([.F19])" office:value-type="float" office:value="0" calcext:value-type="float">
            <text:p>0</text:p>
          </table:table-cell>
          <table:table-cell office:value-type="float" office:value="0.0420672" calcext:value-type="float">
            <text:p>0,0420672</text:p>
          </table:table-cell>
        </table:table-row>
        <table:table-row table:style-name="ro1">
          <table:table-cell/>
          <table:table-cell office:value-type="float" office:value="21.04" calcext:value-type="float">
            <text:p>21,04</text:p>
          </table:table-cell>
          <table:table-cell office:value-type="float" office:value="0.00596021" calcext:value-type="float">
            <text:p>0,00596021</text:p>
          </table:table-cell>
          <table:table-cell table:number-columns-repeated="2"/>
          <table:table-cell table:style-name="Default" table:formula="of:=ROUND([.B20])"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22.1702" calcext:value-type="float">
            <text:p>22,1702</text:p>
          </table:table-cell>
          <table:table-cell office:value-type="float" office:value="0.00586504" calcext:value-type="float">
            <text:p>0,00586504</text:p>
          </table:table-cell>
          <table:table-cell table:number-columns-repeated="3"/>
          <table:table-cell office:value-type="float" office:value="22.7354" calcext:value-type="float">
            <text:p>22,7354</text:p>
          </table:table-cell>
          <table:table-cell office:value-type="float" office:value="0.0184604" calcext:value-type="float">
            <text:p>0,0184604</text:p>
          </table:table-cell>
          <table:table-cell/>
          <table:table-cell table:formula="of:=ROUND([.F21])" office:value-type="float" office:value="0" calcext:value-type="float">
            <text:p>0</text:p>
          </table:table-cell>
          <table:table-cell office:value-type="float" office:value="0.036796" calcext:value-type="float">
            <text:p>0,036796</text:p>
          </table:table-cell>
        </table:table-row>
        <table:table-row table:style-name="ro1">
          <table:table-cell/>
          <table:table-cell office:value-type="float" office:value="23.3005" calcext:value-type="float">
            <text:p>23,3005</text:p>
          </table:table-cell>
          <table:table-cell office:value-type="float" office:value="0.00558187" calcext:value-type="float">
            <text:p>0,00558187</text:p>
          </table:table-cell>
          <table:table-cell table:number-columns-repeated="2"/>
          <table:table-cell table:style-name="Default" table:formula="of:=ROUND([.B22])"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24.4308" calcext:value-type="float">
            <text:p>24,4308</text:p>
          </table:table-cell>
          <table:table-cell office:value-type="float" office:value="0.00507792" calcext:value-type="float">
            <text:p>0,00507792</text:p>
          </table:table-cell>
          <table:table-cell table:number-columns-repeated="3"/>
          <table:table-cell office:value-type="float" office:value="24.9959" calcext:value-type="float">
            <text:p>24,9959</text:p>
          </table:table-cell>
          <table:table-cell office:value-type="float" office:value="0.0174514" calcext:value-type="float">
            <text:p>0,0174514</text:p>
          </table:table-cell>
          <table:table-cell/>
          <table:table-cell table:formula="of:=ROUND([.F23])" office:value-type="float" office:value="0" calcext:value-type="float">
            <text:p>0</text:p>
          </table:table-cell>
          <table:table-cell office:value-type="float" office:value="0.0332587" calcext:value-type="float">
            <text:p>0,0332587</text:p>
          </table:table-cell>
        </table:table-row>
        <table:table-row table:style-name="ro1">
          <table:table-cell/>
          <table:table-cell office:value-type="float" office:value="25.5611" calcext:value-type="float">
            <text:p>25,5611</text:p>
          </table:table-cell>
          <table:table-cell office:value-type="float" office:value="0.00461758" calcext:value-type="float">
            <text:p>0,00461758</text:p>
          </table:table-cell>
          <table:table-cell table:number-columns-repeated="2"/>
          <table:table-cell table:style-name="Default" table:formula="of:=ROUND([.B24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914" calcext:value-type="float">
            <text:p>26,6914</text:p>
          </table:table-cell>
          <table:table-cell office:value-type="float" office:value="0.00441823" calcext:value-type="float">
            <text:p>0,00441823</text:p>
          </table:table-cell>
          <table:table-cell table:number-columns-repeated="2"/>
          <table:table-cell table:style-name="Default" table:formula="of:=ROUND([.B25])" office:value-type="float" office:value="27" calcext:value-type="float">
            <text:p>27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27.8216" calcext:value-type="float">
            <text:p>27,8216</text:p>
          </table:table-cell>
          <table:table-cell office:value-type="float" office:value="0.00424285" calcext:value-type="float">
            <text:p>0,00424285</text:p>
          </table:table-cell>
          <table:table-cell table:number-columns-repeated="3"/>
          <table:table-cell office:value-type="float" office:value="28.9519" calcext:value-type="float">
            <text:p>28,9519</text:p>
          </table:table-cell>
          <table:table-cell office:value-type="float" office:value="0.0159935" calcext:value-type="float">
            <text:p>0,0159935</text:p>
          </table:table-cell>
          <table:table-cell/>
          <table:table-cell table:formula="of:=ROUND([.F2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8.9519" calcext:value-type="float">
            <text:p>28,9519</text:p>
          </table:table-cell>
          <table:table-cell office:value-type="float" office:value="0.00406001" calcext:value-type="float">
            <text:p>0,00406001</text:p>
          </table:table-cell>
          <table:table-cell table:number-columns-repeated="2"/>
          <table:table-cell table:style-name="Default" table:formula="of:=ROUND([.B27])" office:value-type="float" office:value="29" calcext:value-type="float">
            <text:p>29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30.0822" calcext:value-type="float">
            <text:p>30,0822</text:p>
          </table:table-cell>
          <table:table-cell office:value-type="float" office:value="0.00389458" calcext:value-type="float">
            <text:p>0,00389458</text:p>
          </table:table-cell>
          <table:table-cell table:number-columns-repeated="3"/>
          <table:table-cell office:value-type="float" office:value="31.2125" calcext:value-type="float">
            <text:p>31,2125</text:p>
          </table:table-cell>
          <table:table-cell office:value-type="float" office:value="0.0151691" calcext:value-type="float">
            <text:p>0,0151691</text:p>
          </table:table-cell>
          <table:table-cell/>
          <table:table-cell table:formula="of:=ROUND([.F28])" office:value-type="float" office:value="0" calcext:value-type="float">
            <text:p>0</text:p>
          </table:table-cell>
          <table:table-cell office:value-type="float" office:value="0.0269735" calcext:value-type="float">
            <text:p>0,0269735</text:p>
          </table:table-cell>
        </table:table-row>
        <table:table-row table:style-name="ro1">
          <table:table-cell/>
          <table:table-cell office:value-type="float" office:value="31.2125" calcext:value-type="float">
            <text:p>31,2125</text:p>
          </table:table-cell>
          <table:table-cell office:value-type="float" office:value="0.00390693" calcext:value-type="float">
            <text:p>0,00390693</text:p>
          </table:table-cell>
          <table:table-cell table:number-columns-repeated="2"/>
          <table:table-cell table:style-name="Default" table:formula="of:=ROUND([.B29])" office:value-type="float" office:value="31" calcext:value-type="float">
            <text:p>31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32.3428" calcext:value-type="float">
            <text:p>32,3428</text:p>
          </table:table-cell>
          <table:table-cell office:value-type="float" office:value="0.0038424" calcext:value-type="float">
            <text:p>0,0038424</text:p>
          </table:table-cell>
          <table:table-cell table:number-columns-repeated="3"/>
          <table:table-cell office:value-type="float" office:value="34.0382" calcext:value-type="float">
            <text:p>34,0382</text:p>
          </table:table-cell>
          <table:table-cell office:value-type="float" office:value="0.0142047" calcext:value-type="float">
            <text:p>0,0142047</text:p>
          </table:table-cell>
          <table:table-cell/>
          <table:table-cell table:formula="of:=ROUND([.F30])" office:value-type="float" office:value="0" calcext:value-type="float">
            <text:p>0</text:p>
          </table:table-cell>
          <table:table-cell office:value-type="float" office:value="0.0255696" calcext:value-type="float">
            <text:p>0,0255696</text:p>
          </table:table-cell>
        </table:table-row>
        <table:table-row table:style-name="ro1">
          <table:table-cell/>
          <table:table-cell office:value-type="float" office:value="33.473" calcext:value-type="float">
            <text:p>33,473</text:p>
          </table:table-cell>
          <table:table-cell office:value-type="float" office:value="0.00370719" calcext:value-type="float">
            <text:p>0,00370719</text:p>
          </table:table-cell>
          <table:table-cell table:number-columns-repeated="2"/>
          <table:table-cell table:style-name="Default" table:formula="of:=ROUND([.B31]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.6033" calcext:value-type="float">
            <text:p>34,6033</text:p>
          </table:table-cell>
          <table:table-cell office:value-type="float" office:value="0.00360492" calcext:value-type="float">
            <text:p>0,00360492</text:p>
          </table:table-cell>
          <table:table-cell table:number-columns-repeated="2"/>
          <table:table-cell table:style-name="Default" table:formula="of:=ROUND([.B32])" office:value-type="float" office:value="35" calcext:value-type="float">
            <text:p>35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35.7336" calcext:value-type="float">
            <text:p>35,7336</text:p>
          </table:table-cell>
          <table:table-cell office:value-type="float" office:value="0.00364239" calcext:value-type="float">
            <text:p>0,00364239</text:p>
          </table:table-cell>
          <table:table-cell table:number-columns-repeated="3"/>
          <table:table-cell office:value-type="float" office:value="37.9942" calcext:value-type="float">
            <text:p>37,9942</text:p>
          </table:table-cell>
          <table:table-cell office:value-type="float" office:value="0.013483" calcext:value-type="float">
            <text:p>0,013483</text:p>
          </table:table-cell>
          <table:table-cell/>
          <table:table-cell table:formula="of:=ROUND([.F3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6.8639" calcext:value-type="float">
            <text:p>36,8639</text:p>
          </table:table-cell>
          <table:table-cell office:value-type="float" office:value="0.00357057" calcext:value-type="float">
            <text:p>0,00357057</text:p>
          </table:table-cell>
          <table:table-cell table:number-columns-repeated="2"/>
          <table:table-cell table:style-name="Default" table:formula="of:=ROUND([.B34])" office:value-type="float" office:value="37" calcext:value-type="float">
            <text:p>37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37.9942" calcext:value-type="float">
            <text:p>37,9942</text:p>
          </table:table-cell>
          <table:table-cell office:value-type="float" office:value="0.00341835" calcext:value-type="float">
            <text:p>0,00341835</text:p>
          </table:table-cell>
          <table:table-cell table:number-columns-repeated="3"/>
          <table:table-cell office:value-type="float" office:value="40.2547" calcext:value-type="float">
            <text:p>40,2547</text:p>
          </table:table-cell>
          <table:table-cell office:value-type="float" office:value="0.0128942" calcext:value-type="float">
            <text:p>0,0128942</text:p>
          </table:table-cell>
          <table:table-cell/>
          <table:table-cell table:formula="of:=ROUND([.F35])" office:value-type="float" office:value="0" calcext:value-type="float">
            <text:p>0</text:p>
          </table:table-cell>
          <table:table-cell office:value-type="float" office:value="0.0228355" calcext:value-type="float">
            <text:p>0,0228355</text:p>
          </table:table-cell>
        </table:table-row>
        <table:table-row table:style-name="ro1">
          <table:table-cell/>
          <table:table-cell office:value-type="float" office:value="39.1245" calcext:value-type="float">
            <text:p>39,1245</text:p>
          </table:table-cell>
          <table:table-cell office:value-type="float" office:value="0.00336865" calcext:value-type="float">
            <text:p>0,00336865</text:p>
          </table:table-cell>
          <table:table-cell table:number-columns-repeated="2"/>
          <table:table-cell table:style-name="Default" table:formula="of:=ROUND([.B36]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.2547" calcext:value-type="float">
            <text:p>40,2547</text:p>
          </table:table-cell>
          <table:table-cell office:value-type="float" office:value="0.00332118" calcext:value-type="float">
            <text:p>0,00332118</text:p>
          </table:table-cell>
          <table:table-cell table:number-columns-repeated="2"/>
          <table:table-cell table:style-name="Default" table:formula="of:=ROUND([.B37])" office:value-type="float" office:value="40" calcext:value-type="float">
            <text:p>40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41.385" calcext:value-type="float">
            <text:p>41,385</text:p>
          </table:table-cell>
          <table:table-cell office:value-type="float" office:value="0.00321275" calcext:value-type="float">
            <text:p>0,00321275</text:p>
          </table:table-cell>
          <table:table-cell table:number-columns-repeated="3"/>
          <table:table-cell office:value-type="float" office:value="44.2107" calcext:value-type="float">
            <text:p>44,2107</text:p>
          </table:table-cell>
          <table:table-cell office:value-type="float" office:value="0.011529" calcext:value-type="float">
            <text:p>0,011529</text:p>
          </table:table-cell>
          <table:table-cell/>
          <table:table-cell table:formula="of:=ROUND([.F3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2.5153" calcext:value-type="float">
            <text:p>42,5153</text:p>
          </table:table-cell>
          <table:table-cell office:value-type="float" office:value="0.00310554" calcext:value-type="float">
            <text:p>0,00310554</text:p>
          </table:table-cell>
          <table:table-cell table:number-columns-repeated="2"/>
          <table:table-cell table:style-name="Default" table:formula="of:=ROUND([.B39])" office:value-type="float" office:value="43" calcext:value-type="float">
            <text:p>43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43.6456" calcext:value-type="float">
            <text:p>43,6456</text:p>
          </table:table-cell>
          <table:table-cell office:value-type="float" office:value="0.0030503" calcext:value-type="float">
            <text:p>0,0030503</text:p>
          </table:table-cell>
          <table:table-cell table:number-columns-repeated="3"/>
          <table:table-cell office:value-type="float" office:value="47.0364" calcext:value-type="float">
            <text:p>47,0364</text:p>
          </table:table-cell>
          <table:table-cell office:value-type="float" office:value="0.0108749" calcext:value-type="float">
            <text:p>0,0108749</text:p>
          </table:table-cell>
          <table:table-cell/>
          <table:table-cell table:formula="of:=ROUND([.F4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4.7759" calcext:value-type="float">
            <text:p>44,7759</text:p>
          </table:table-cell>
          <table:table-cell office:value-type="float" office:value="0.00299703" calcext:value-type="float">
            <text:p>0,00299703</text:p>
          </table:table-cell>
          <table:table-cell table:number-columns-repeated="2"/>
          <table:table-cell table:style-name="Default" table:formula="of:=ROUND([.B41])" office:value-type="float" office:value="45" calcext:value-type="float">
            <text:p>45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45.9061" calcext:value-type="float">
            <text:p>45,9061</text:p>
          </table:table-cell>
          <table:table-cell office:value-type="float" office:value="0.00297329" calcext:value-type="float">
            <text:p>0,00297329</text:p>
          </table:table-cell>
          <table:table-cell table:number-columns-repeated="3"/>
          <table:table-cell office:value-type="float" office:value="49.297" calcext:value-type="float">
            <text:p>49,297</text:p>
          </table:table-cell>
          <table:table-cell office:value-type="float" office:value="0.0106353" calcext:value-type="float">
            <text:p>0,0106353</text:p>
          </table:table-cell>
          <table:table-cell/>
          <table:table-cell table:formula="of:=ROUND([.F42])" office:value-type="float" office:value="0" calcext:value-type="float">
            <text:p>0</text:p>
          </table:table-cell>
          <table:table-cell office:value-type="float" office:value="0.0200654" calcext:value-type="float">
            <text:p>0,0200654</text:p>
          </table:table-cell>
        </table:table-row>
        <table:table-row table:style-name="ro1">
          <table:table-cell/>
          <table:table-cell office:value-type="float" office:value="47.0364" calcext:value-type="float">
            <text:p>47,0364</text:p>
          </table:table-cell>
          <table:table-cell office:value-type="float" office:value="0.00295483" calcext:value-type="float">
            <text:p>0,00295483</text:p>
          </table:table-cell>
          <table:table-cell table:number-columns-repeated="2"/>
          <table:table-cell table:style-name="Default" table:formula="of:=ROUND([.B43]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.1667" calcext:value-type="float">
            <text:p>48,1667</text:p>
          </table:table-cell>
          <table:table-cell office:value-type="float" office:value="0.00294952" calcext:value-type="float">
            <text:p>0,00294952</text:p>
          </table:table-cell>
          <table:table-cell table:number-columns-repeated="2"/>
          <table:table-cell table:style-name="Default" table:formula="of:=ROUND([.B44])" office:value-type="float" office:value="48" calcext:value-type="float">
            <text:p>48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49.297" calcext:value-type="float">
            <text:p>49,297</text:p>
          </table:table-cell>
          <table:table-cell office:value-type="float" office:value="0.00288376" calcext:value-type="float">
            <text:p>0,00288376</text:p>
          </table:table-cell>
          <table:table-cell table:number-columns-repeated="3"/>
          <table:table-cell office:value-type="float" office:value="53.253" calcext:value-type="float">
            <text:p>53,253</text:p>
          </table:table-cell>
          <table:table-cell office:value-type="float" office:value="0.0100176" calcext:value-type="float">
            <text:p>0,0100176</text:p>
          </table:table-cell>
          <table:table-cell/>
          <table:table-cell table:formula="of:=ROUND([.F4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.4273" calcext:value-type="float">
            <text:p>50,4273</text:p>
          </table:table-cell>
          <table:table-cell office:value-type="float" office:value="0.00279921" calcext:value-type="float">
            <text:p>0,00279921</text:p>
          </table:table-cell>
          <table:table-cell table:number-columns-repeated="2"/>
          <table:table-cell table:style-name="Default" table:formula="of:=ROUND([.B46])" office:value-type="float" office:value="50" calcext:value-type="float">
            <text:p>50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51.5575" calcext:value-type="float">
            <text:p>51,5575</text:p>
          </table:table-cell>
          <table:table-cell office:value-type="float" office:value="0.00279905" calcext:value-type="float">
            <text:p>0,00279905</text:p>
          </table:table-cell>
          <table:table-cell table:number-columns-repeated="3"/>
          <table:table-cell office:value-type="float" office:value="56.0787" calcext:value-type="float">
            <text:p>56,0787</text:p>
          </table:table-cell>
          <table:table-cell office:value-type="float" office:value="0.0092934" calcext:value-type="float">
            <text:p>0,0092934</text:p>
          </table:table-cell>
          <table:table-cell/>
          <table:table-cell table:formula="of:=ROUND([.F4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2.1227" calcext:value-type="float">
            <text:p>52,1227</text:p>
          </table:table-cell>
          <table:table-cell office:value-type="float" office:value="0.00282696" calcext:value-type="float">
            <text:p>0,00282696</text:p>
          </table:table-cell>
          <table:table-cell table:number-columns-repeated="2"/>
          <table:table-cell table:style-name="Default" table:formula="of:=ROUND([.B48])" office:value-type="float" office:value="52" calcext:value-type="float">
            <text:p>52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53.253" calcext:value-type="float">
            <text:p>53,253</text:p>
          </table:table-cell>
          <table:table-cell office:value-type="float" office:value="0.00279984" calcext:value-type="float">
            <text:p>0,00279984</text:p>
          </table:table-cell>
          <table:table-cell table:number-columns-repeated="3"/>
          <table:table-cell office:value-type="float" office:value="58.9044" calcext:value-type="float">
            <text:p>58,9044</text:p>
          </table:table-cell>
          <table:table-cell office:value-type="float" office:value="0.00887088" calcext:value-type="float">
            <text:p>0,00887088</text:p>
          </table:table-cell>
          <table:table-cell/>
          <table:table-cell table:formula="of:=ROUND([.F4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4.3832" calcext:value-type="float">
            <text:p>54,3832</text:p>
          </table:table-cell>
          <table:table-cell office:value-type="float" office:value="0.00267564" calcext:value-type="float">
            <text:p>0,00267564</text:p>
          </table:table-cell>
          <table:table-cell table:number-columns-repeated="2"/>
          <table:table-cell table:style-name="Default" table:formula="of:=ROUND([.B50])" office:value-type="float" office:value="54" calcext:value-type="float">
            <text:p>54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55.5135" calcext:value-type="float">
            <text:p>55,5135</text:p>
          </table:table-cell>
          <table:table-cell office:value-type="float" office:value="0.00252922" calcext:value-type="float">
            <text:p>0,00252922</text:p>
          </table:table-cell>
          <table:table-cell table:number-columns-repeated="3"/>
          <table:table-cell office:value-type="float" office:value="61.1649" calcext:value-type="float">
            <text:p>61,1649</text:p>
          </table:table-cell>
          <table:table-cell office:value-type="float" office:value="0.00894201" calcext:value-type="float">
            <text:p>0,00894201</text:p>
          </table:table-cell>
          <table:table-cell/>
          <table:table-cell table:formula="of:=ROUND([.F51])" office:value-type="float" office:value="0" calcext:value-type="float">
            <text:p>0</text:p>
          </table:table-cell>
          <table:table-cell office:value-type="float" office:value="0.0170255" calcext:value-type="float">
            <text:p>0,0170255</text:p>
          </table:table-cell>
        </table:table-row>
        <table:table-row table:style-name="ro1">
          <table:table-cell/>
          <table:table-cell office:value-type="float" office:value="56.6438" calcext:value-type="float">
            <text:p>56,6438</text:p>
          </table:table-cell>
          <table:table-cell office:value-type="float" office:value="0.00245872" calcext:value-type="float">
            <text:p>0,00245872</text:p>
          </table:table-cell>
          <table:table-cell table:number-columns-repeated="2"/>
          <table:table-cell table:style-name="Default" table:formula="of:=ROUND([.B52]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.7741" calcext:value-type="float">
            <text:p>57,7741</text:p>
          </table:table-cell>
          <table:table-cell office:value-type="float" office:value="0.00238756" calcext:value-type="float">
            <text:p>0,00238756</text:p>
          </table:table-cell>
          <table:table-cell table:number-columns-repeated="2"/>
          <table:table-cell table:style-name="Default" table:formula="of:=ROUND([.B53])" office:value-type="float" office:value="58" calcext:value-type="float">
            <text:p>58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58.9044" calcext:value-type="float">
            <text:p>58,9044</text:p>
          </table:table-cell>
          <table:table-cell office:value-type="float" office:value="0.00231948" calcext:value-type="float">
            <text:p>0,00231948</text:p>
          </table:table-cell>
          <table:table-cell table:number-columns-repeated="3"/>
          <table:table-cell office:value-type="float" office:value="65.1209" calcext:value-type="float">
            <text:p>65,1209</text:p>
          </table:table-cell>
          <table:table-cell office:value-type="float" office:value="0.00848434" calcext:value-type="float">
            <text:p>0,00848434</text:p>
          </table:table-cell>
          <table:table-cell/>
          <table:table-cell table:formula="of:=ROUND([.F5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0.0346" calcext:value-type="float">
            <text:p>60,0346</text:p>
          </table:table-cell>
          <table:table-cell office:value-type="float" office:value="0.00237597" calcext:value-type="float">
            <text:p>0,00237597</text:p>
          </table:table-cell>
          <table:table-cell table:number-columns-repeated="2"/>
          <table:table-cell table:style-name="Default" table:formula="of:=ROUND([.B55])"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61.1649" calcext:value-type="float">
            <text:p>61,1649</text:p>
          </table:table-cell>
          <table:table-cell office:value-type="float" office:value="0.0024593" calcext:value-type="float">
            <text:p>0,0024593</text:p>
          </table:table-cell>
          <table:table-cell table:number-columns-repeated="3"/>
          <table:table-cell office:value-type="float" office:value="67.9466" calcext:value-type="float">
            <text:p>67,9466</text:p>
          </table:table-cell>
          <table:table-cell office:value-type="float" office:value="0.00791695" calcext:value-type="float">
            <text:p>0,00791695</text:p>
          </table:table-cell>
          <table:table-cell/>
          <table:table-cell table:formula="of:=ROUND([.F5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2.2952" calcext:value-type="float">
            <text:p>62,2952</text:p>
          </table:table-cell>
          <table:table-cell office:value-type="float" office:value="0.0024358" calcext:value-type="float">
            <text:p>0,0024358</text:p>
          </table:table-cell>
          <table:table-cell table:number-columns-repeated="2"/>
          <table:table-cell table:style-name="Default" table:formula="of:=ROUND([.B57])" office:value-type="float" office:value="62" calcext:value-type="float">
            <text:p>62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63.4255" calcext:value-type="float">
            <text:p>63,4255</text:p>
          </table:table-cell>
          <table:table-cell office:value-type="float" office:value="0.0023879" calcext:value-type="float">
            <text:p>0,0023879</text:p>
          </table:table-cell>
          <table:table-cell table:number-columns-repeated="3"/>
          <table:table-cell office:value-type="float" office:value="70.7723" calcext:value-type="float">
            <text:p>70,7723</text:p>
          </table:table-cell>
          <table:table-cell office:value-type="float" office:value="0.00773484" calcext:value-type="float">
            <text:p>0,00773484</text:p>
          </table:table-cell>
          <table:table-cell/>
          <table:table-cell table:formula="of:=ROUND([.F58])" office:value-type="float" office:value="0" calcext:value-type="float">
            <text:p>0</text:p>
          </table:table-cell>
          <table:table-cell office:value-type="float" office:value="0.0156083" calcext:value-type="float">
            <text:p>0,0156083</text:p>
          </table:table-cell>
        </table:table-row>
        <table:table-row table:style-name="ro1">
          <table:table-cell/>
          <table:table-cell office:value-type="float" office:value="64.5558" calcext:value-type="float">
            <text:p>64,5558</text:p>
          </table:table-cell>
          <table:table-cell office:value-type="float" office:value="0.00234589" calcext:value-type="float">
            <text:p>0,00234589</text:p>
          </table:table-cell>
          <table:table-cell table:number-columns-repeated="2"/>
          <table:table-cell table:style-name="Default" table:formula="of:=ROUND([.B59])" office:value-type="float" office:value="65" calcext:value-type="float">
            <text:p>65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65.686" calcext:value-type="float">
            <text:p>65,686</text:p>
          </table:table-cell>
          <table:table-cell office:value-type="float" office:value="0.00230911" calcext:value-type="float">
            <text:p>0,00230911</text:p>
          </table:table-cell>
          <table:table-cell table:number-columns-repeated="3"/>
          <table:table-cell office:value-type="float" office:value="73.0329" calcext:value-type="float">
            <text:p>73,0329</text:p>
          </table:table-cell>
          <table:table-cell office:value-type="float" office:value="0.00766642" calcext:value-type="float">
            <text:p>0,00766642</text:p>
          </table:table-cell>
          <table:table-cell/>
          <table:table-cell table:formula="of:=ROUND([.F60])" office:value-type="float" office:value="0" calcext:value-type="float">
            <text:p>0</text:p>
          </table:table-cell>
          <table:table-cell office:value-type="float" office:value="0.0151691" calcext:value-type="float">
            <text:p>0,0151691</text:p>
          </table:table-cell>
        </table:table-row>
        <table:table-row table:style-name="ro1">
          <table:table-cell/>
          <table:table-cell office:value-type="float" office:value="66.8163" calcext:value-type="float">
            <text:p>66,8163</text:p>
          </table:table-cell>
          <table:table-cell office:value-type="float" office:value="0.00224043" calcext:value-type="float">
            <text:p>0,00224043</text:p>
          </table:table-cell>
          <table:table-cell table:number-columns-repeated="2"/>
          <table:table-cell table:style-name="Default" table:formula="of:=ROUND([.B61])" office:value-type="float" office:value="67" calcext:value-type="float">
            <text:p>67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67.9466" calcext:value-type="float">
            <text:p>67,9466</text:p>
          </table:table-cell>
          <table:table-cell office:value-type="float" office:value="0.00212089" calcext:value-type="float">
            <text:p>0,00212089</text:p>
          </table:table-cell>
          <table:table-cell table:number-columns-repeated="3"/>
          <table:table-cell office:value-type="float" office:value="75.8586" calcext:value-type="float">
            <text:p>75,8586</text:p>
          </table:table-cell>
          <table:table-cell office:value-type="float" office:value="0.00754952" calcext:value-type="float">
            <text:p>0,00754952</text:p>
          </table:table-cell>
          <table:table-cell/>
          <table:table-cell table:formula="of:=ROUND([.F62])" office:value-type="float" office:value="0" calcext:value-type="float">
            <text:p>0</text:p>
          </table:table-cell>
          <table:table-cell office:value-type="float" office:value="0.0146389" calcext:value-type="float">
            <text:p>0,0146389</text:p>
          </table:table-cell>
        </table:table-row>
        <table:table-row table:style-name="ro1">
          <table:table-cell/>
          <table:table-cell office:value-type="float" office:value="69.0769" calcext:value-type="float">
            <text:p>69,0769</text:p>
          </table:table-cell>
          <table:table-cell office:value-type="float" office:value="0.00207528" calcext:value-type="float">
            <text:p>0,00207528</text:p>
          </table:table-cell>
          <table:table-cell table:number-columns-repeated="2"/>
          <table:table-cell table:style-name="Default" table:formula="of:=ROUND([.B63])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.2072" calcext:value-type="float">
            <text:p>70,2072</text:p>
          </table:table-cell>
          <table:table-cell office:value-type="float" office:value="0.00206435" calcext:value-type="float">
            <text:p>0,00206435</text:p>
          </table:table-cell>
          <table:table-cell table:number-columns-repeated="2"/>
          <table:table-cell table:style-name="Default" table:formula="of:=ROUND([.B64])" office:value-type="float" office:value="70" calcext:value-type="float">
            <text:p>70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71.3375" calcext:value-type="float">
            <text:p>71,3375</text:p>
          </table:table-cell>
          <table:table-cell office:value-type="float" office:value="0.0020681" calcext:value-type="float">
            <text:p>0,0020681</text:p>
          </table:table-cell>
          <table:table-cell table:number-columns-repeated="3"/>
          <table:table-cell office:value-type="float" office:value="79.8146" calcext:value-type="float">
            <text:p>79,8146</text:p>
          </table:table-cell>
          <table:table-cell office:value-type="float" office:value="0.00722237" calcext:value-type="float">
            <text:p>0,00722237</text:p>
          </table:table-cell>
          <table:table-cell/>
          <table:table-cell table:formula="of:=ROUND([.F65])" office:value-type="float" office:value="0" calcext:value-type="float">
            <text:p>0</text:p>
          </table:table-cell>
          <table:table-cell office:value-type="float" office:value="0.0142047" calcext:value-type="float">
            <text:p>0,0142047</text:p>
          </table:table-cell>
        </table:table-row>
        <table:table-row table:style-name="ro1">
          <table:table-cell/>
          <table:table-cell office:value-type="float" office:value="72.4677" calcext:value-type="float">
            <text:p>72,4677</text:p>
          </table:table-cell>
          <table:table-cell office:value-type="float" office:value="0.00202331" calcext:value-type="float">
            <text:p>0,00202331</text:p>
          </table:table-cell>
          <table:table-cell table:number-columns-repeated="2"/>
          <table:table-cell table:style-name="Default" table:formula="of:=ROUND([.B66])" office:value-type="float" office:value="72" calcext:value-type="float">
            <text:p>72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73.598" calcext:value-type="float">
            <text:p>73,598</text:p>
          </table:table-cell>
          <table:table-cell office:value-type="float" office:value="0.00200587" calcext:value-type="float">
            <text:p>0,00200587</text:p>
          </table:table-cell>
          <table:table-cell table:number-columns-repeated="3"/>
          <table:table-cell office:value-type="float" office:value="82.6403" calcext:value-type="float">
            <text:p>82,6403</text:p>
          </table:table-cell>
          <table:table-cell office:value-type="float" office:value="0.00691765" calcext:value-type="float">
            <text:p>0,00691765</text:p>
          </table:table-cell>
          <table:table-cell/>
          <table:table-cell table:formula="of:=ROUND([.F67])" office:value-type="float" office:value="0" calcext:value-type="float">
            <text:p>0</text:p>
          </table:table-cell>
          <table:table-cell office:value-type="float" office:value="0.0139791" calcext:value-type="float">
            <text:p>0,0139791</text:p>
          </table:table-cell>
        </table:table-row>
        <table:table-row table:style-name="ro1">
          <table:table-cell/>
          <table:table-cell office:value-type="float" office:value="74.7283" calcext:value-type="float">
            <text:p>74,7283</text:p>
          </table:table-cell>
          <table:table-cell office:value-type="float" office:value="0.0019591" calcext:value-type="float">
            <text:p>0,0019591</text:p>
          </table:table-cell>
          <table:table-cell table:number-columns-repeated="2"/>
          <table:table-cell table:style-name="Default" table:formula="of:=ROUND([.B68])" office:value-type="float" office:value="75" calcext:value-type="float">
            <text:p>75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75.8586" calcext:value-type="float">
            <text:p>75,8586</text:p>
          </table:table-cell>
          <table:table-cell office:value-type="float" office:value="0.0019399" calcext:value-type="float">
            <text:p>0,0019399</text:p>
          </table:table-cell>
          <table:table-cell table:number-columns-repeated="3"/>
          <table:table-cell office:value-type="float" office:value="84.9008" calcext:value-type="float">
            <text:p>84,9008</text:p>
          </table:table-cell>
          <table:table-cell office:value-type="float" office:value="0.00672704" calcext:value-type="float">
            <text:p>0,00672704</text:p>
          </table:table-cell>
          <table:table-cell/>
          <table:table-cell table:formula="of:=ROUND([.F69])" office:value-type="float" office:value="0" calcext:value-type="float">
            <text:p>0</text:p>
          </table:table-cell>
          <table:table-cell office:value-type="float" office:value="0.0137509" calcext:value-type="float">
            <text:p>0,0137509</text:p>
          </table:table-cell>
        </table:table-row>
        <table:table-row table:style-name="ro1">
          <table:table-cell/>
          <table:table-cell office:value-type="float" office:value="76.4237" calcext:value-type="float">
            <text:p>76,4237</text:p>
          </table:table-cell>
          <table:table-cell office:value-type="float" office:value="0.00193823" calcext:value-type="float">
            <text:p>0,00193823</text:p>
          </table:table-cell>
          <table:table-cell table:number-columns-repeated="2"/>
          <table:table-cell table:style-name="Default" table:formula="of:=ROUND([.B70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.554" calcext:value-type="float">
            <text:p>77,554</text:p>
          </table:table-cell>
          <table:table-cell office:value-type="float" office:value="0.001997" calcext:value-type="float">
            <text:p>0,001997</text:p>
          </table:table-cell>
          <table:table-cell table:number-columns-repeated="2"/>
          <table:table-cell table:style-name="Default" table:formula="of:=ROUND([.B71])" office:value-type="float" office:value="78" calcext:value-type="float">
            <text:p>78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78.6843" calcext:value-type="float">
            <text:p>78,6843</text:p>
          </table:table-cell>
          <table:table-cell office:value-type="float" office:value="0.00203739" calcext:value-type="float">
            <text:p>0,00203739</text:p>
          </table:table-cell>
          <table:table-cell table:number-columns-repeated="3"/>
          <table:table-cell office:value-type="float" office:value="88.8568" calcext:value-type="float">
            <text:p>88,8568</text:p>
          </table:table-cell>
          <table:table-cell office:value-type="float" office:value="0.00652184" calcext:value-type="float">
            <text:p>0,00652184</text:p>
          </table:table-cell>
          <table:table-cell/>
          <table:table-cell table:formula="of:=ROUND([.F7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9.8146" calcext:value-type="float">
            <text:p>79,8146</text:p>
          </table:table-cell>
          <table:table-cell office:value-type="float" office:value="0.0020182" calcext:value-type="float">
            <text:p>0,0020182</text:p>
          </table:table-cell>
          <table:table-cell table:number-columns-repeated="2"/>
          <table:table-cell table:style-name="Default" table:formula="of:=ROUND([.B73])" office:value-type="float" office:value="80" calcext:value-type="float">
            <text:p>80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80.9448" calcext:value-type="float">
            <text:p>80,9448</text:p>
          </table:table-cell>
          <table:table-cell office:value-type="float" office:value="0.00197935" calcext:value-type="float">
            <text:p>0,00197935</text:p>
          </table:table-cell>
          <table:table-cell table:number-columns-repeated="3"/>
          <table:table-cell office:value-type="float" office:value="91.6825" calcext:value-type="float">
            <text:p>91,6825</text:p>
          </table:table-cell>
          <table:table-cell office:value-type="float" office:value="0.00633318" calcext:value-type="float">
            <text:p>0,00633318</text:p>
          </table:table-cell>
          <table:table-cell/>
          <table:table-cell table:formula="of:=ROUND([.F74])" office:value-type="float" office:value="0" calcext:value-type="float">
            <text:p>0</text:p>
          </table:table-cell>
          <table:table-cell office:value-type="float" office:value="0.0132566" calcext:value-type="float">
            <text:p>0,0132566</text:p>
          </table:table-cell>
        </table:table-row>
        <table:table-row table:style-name="ro1">
          <table:table-cell/>
          <table:table-cell office:value-type="float" office:value="82.0751" calcext:value-type="float">
            <text:p>82,0751</text:p>
          </table:table-cell>
          <table:table-cell office:value-type="float" office:value="0.00194484" calcext:value-type="float">
            <text:p>0,00194484</text:p>
          </table:table-cell>
          <table:table-cell table:number-columns-repeated="2"/>
          <table:table-cell table:style-name="Default" table:formula="of:=ROUND([.B75])" office:value-type="float" office:value="82" calcext:value-type="float">
            <text:p>82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83.2054" calcext:value-type="float">
            <text:p>83,2054</text:p>
          </table:table-cell>
          <table:table-cell office:value-type="float" office:value="0.00187471" calcext:value-type="float">
            <text:p>0,00187471</text:p>
          </table:table-cell>
          <table:table-cell table:number-columns-repeated="3"/>
          <table:table-cell office:value-type="float" office:value="93.9431" calcext:value-type="float">
            <text:p>93,9431</text:p>
          </table:table-cell>
          <table:table-cell office:value-type="float" office:value="0.00633298" calcext:value-type="float">
            <text:p>0,00633298</text:p>
          </table:table-cell>
          <table:table-cell/>
          <table:table-cell table:formula="of:=ROUND([.F76])" office:value-type="float" office:value="0" calcext:value-type="float">
            <text:p>0</text:p>
          </table:table-cell>
          <table:table-cell office:value-type="float" office:value="0.0128942" calcext:value-type="float">
            <text:p>0,0128942</text:p>
          </table:table-cell>
        </table:table-row>
        <table:table-row table:style-name="ro1">
          <table:table-cell/>
          <table:table-cell office:value-type="float" office:value="84.3357" calcext:value-type="float">
            <text:p>84,3357</text:p>
          </table:table-cell>
          <table:table-cell office:value-type="float" office:value="0.00179545" calcext:value-type="float">
            <text:p>0,00179545</text:p>
          </table:table-cell>
          <table:table-cell table:number-columns-repeated="2"/>
          <table:table-cell table:style-name="Default" table:formula="of:=ROUND([.B77])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.466" calcext:value-type="float">
            <text:p>85,466</text:p>
          </table:table-cell>
          <table:table-cell office:value-type="float" office:value="0.00174862" calcext:value-type="float">
            <text:p>0,00174862</text:p>
          </table:table-cell>
          <table:table-cell table:number-columns-repeated="2"/>
          <table:table-cell table:style-name="Default" table:formula="of:=ROUND([.B78])" office:value-type="float" office:value="85" calcext:value-type="float">
            <text:p>85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86.5962" calcext:value-type="float">
            <text:p>86,5962</text:p>
          </table:table-cell>
          <table:table-cell office:value-type="float" office:value="0.00176869" calcext:value-type="float">
            <text:p>0,00176869</text:p>
          </table:table-cell>
          <table:table-cell table:number-columns-repeated="3"/>
          <table:table-cell office:value-type="float" office:value="97.899" calcext:value-type="float">
            <text:p>97,899</text:p>
          </table:table-cell>
          <table:table-cell office:value-type="float" office:value="0.00625333" calcext:value-type="float">
            <text:p>0,00625333</text:p>
          </table:table-cell>
          <table:table-cell/>
          <table:table-cell table:formula="of:=ROUND([.F7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7.7265" calcext:value-type="float">
            <text:p>87,7265</text:p>
          </table:table-cell>
          <table:table-cell office:value-type="float" office:value="0.00177987" calcext:value-type="float">
            <text:p>0,00177987</text:p>
          </table:table-cell>
          <table:table-cell table:number-columns-repeated="2"/>
          <table:table-cell table:style-name="Default" table:formula="of:=ROUND([.B80])" office:value-type="float" office:value="88" calcext:value-type="float">
            <text:p>88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88.8568" calcext:value-type="float">
            <text:p>88,8568</text:p>
          </table:table-cell>
          <table:table-cell office:value-type="float" office:value="0.00178765" calcext:value-type="float">
            <text:p>0,00178765</text:p>
          </table:table-cell>
          <table:table-cell table:number-columns-repeated="3"/>
          <table:table-cell office:value-type="float" office:value="100.725" calcext:value-type="float">
            <text:p>100,725</text:p>
          </table:table-cell>
          <table:table-cell office:value-type="float" office:value="0.00597465" calcext:value-type="float">
            <text:p>0,00597465</text:p>
          </table:table-cell>
          <table:table-cell/>
          <table:table-cell table:formula="of:=ROUND([.F81])" office:value-type="float" office:value="0" calcext:value-type="float">
            <text:p>0</text:p>
          </table:table-cell>
          <table:table-cell office:value-type="float" office:value="0.0119304" calcext:value-type="float">
            <text:p>0,0119304</text:p>
          </table:table-cell>
        </table:table-row>
        <table:table-row table:style-name="ro1">
          <table:table-cell/>
          <table:table-cell office:value-type="float" office:value="89.9871" calcext:value-type="float">
            <text:p>89,9871</text:p>
          </table:table-cell>
          <table:table-cell office:value-type="float" office:value="0.00180272" calcext:value-type="float">
            <text:p>0,00180272</text:p>
          </table:table-cell>
          <table:table-cell table:number-columns-repeated="2"/>
          <table:table-cell table:style-name="Default" table:formula="of:=ROUND([.B82])" office:value-type="float" office:value="90" calcext:value-type="float">
            <text:p>90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91.1174" calcext:value-type="float">
            <text:p>91,1174</text:p>
          </table:table-cell>
          <table:table-cell office:value-type="float" office:value="0.00183722" calcext:value-type="float">
            <text:p>0,00183722</text:p>
          </table:table-cell>
          <table:table-cell table:number-columns-repeated="3"/>
          <table:table-cell office:value-type="float" office:value="102.985" calcext:value-type="float">
            <text:p>102,985</text:p>
          </table:table-cell>
          <table:table-cell office:value-type="float" office:value="0.00586328" calcext:value-type="float">
            <text:p>0,00586328</text:p>
          </table:table-cell>
          <table:table-cell/>
          <table:table-cell table:formula="of:=ROUND([.F83])" office:value-type="float" office:value="0" calcext:value-type="float">
            <text:p>0</text:p>
          </table:table-cell>
          <table:table-cell office:value-type="float" office:value="0.011529" calcext:value-type="float">
            <text:p>0,011529</text:p>
          </table:table-cell>
        </table:table-row>
        <table:table-row table:style-name="ro1">
          <table:table-cell/>
          <table:table-cell office:value-type="float" office:value="92.2476" calcext:value-type="float">
            <text:p>92,2476</text:p>
          </table:table-cell>
          <table:table-cell office:value-type="float" office:value="0.00182166" calcext:value-type="float">
            <text:p>0,00182166</text:p>
          </table:table-cell>
          <table:table-cell table:number-columns-repeated="2"/>
          <table:table-cell table:style-name="Default" table:formula="of:=ROUND([.B84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.3779" calcext:value-type="float">
            <text:p>93,3779</text:p>
          </table:table-cell>
          <table:table-cell office:value-type="float" office:value="0.00177154" calcext:value-type="float">
            <text:p>0,00177154</text:p>
          </table:table-cell>
          <table:table-cell table:number-columns-repeated="2"/>
          <table:table-cell table:style-name="Default" table:formula="of:=ROUND([.B85])" office:value-type="float" office:value="93" calcext:value-type="float">
            <text:p>93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94.5082" calcext:value-type="float">
            <text:p>94,5082</text:p>
          </table:table-cell>
          <table:table-cell office:value-type="float" office:value="0.00174037" calcext:value-type="float">
            <text:p>0,00174037</text:p>
          </table:table-cell>
          <table:table-cell table:number-columns-repeated="3"/>
          <table:table-cell office:value-type="float" office:value="106.941" calcext:value-type="float">
            <text:p>106,941</text:p>
          </table:table-cell>
          <table:table-cell office:value-type="float" office:value="0.00593828" calcext:value-type="float">
            <text:p>0,00593828</text:p>
          </table:table-cell>
          <table:table-cell/>
          <table:table-cell table:formula="of:=ROUND([.F8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5.6385" calcext:value-type="float">
            <text:p>95,6385</text:p>
          </table:table-cell>
          <table:table-cell office:value-type="float" office:value="0.00174116" calcext:value-type="float">
            <text:p>0,00174116</text:p>
          </table:table-cell>
          <table:table-cell table:number-columns-repeated="2"/>
          <table:table-cell table:style-name="Default" table:formula="of:=ROUND([.B87])" office:value-type="float" office:value="96" calcext:value-type="float">
            <text:p>96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96.7688" calcext:value-type="float">
            <text:p>96,7688</text:p>
          </table:table-cell>
          <table:table-cell office:value-type="float" office:value="0.00172704" calcext:value-type="float">
            <text:p>0,00172704</text:p>
          </table:table-cell>
          <table:table-cell table:number-columns-repeated="3"/>
          <table:table-cell office:value-type="float" office:value="109.767" calcext:value-type="float">
            <text:p>109,767</text:p>
          </table:table-cell>
          <table:table-cell office:value-type="float" office:value="0.00582742" calcext:value-type="float">
            <text:p>0,00582742</text:p>
          </table:table-cell>
          <table:table-cell/>
          <table:table-cell table:formula="of:=ROUND([.F88])" office:value-type="float" office:value="0" calcext:value-type="float">
            <text:p>0</text:p>
          </table:table-cell>
          <table:table-cell office:value-type="float" office:value="0.0108749" calcext:value-type="float">
            <text:p>0,0108749</text:p>
          </table:table-cell>
        </table:table-row>
        <table:table-row table:style-name="ro1">
          <table:table-cell/>
          <table:table-cell office:value-type="float" office:value="97.899" calcext:value-type="float">
            <text:p>97,899</text:p>
          </table:table-cell>
          <table:table-cell office:value-type="float" office:value="0.00169027" calcext:value-type="float">
            <text:p>0,00169027</text:p>
          </table:table-cell>
          <table:table-cell table:number-columns-repeated="2"/>
          <table:table-cell table:style-name="Default" table:formula="of:=ROUND([.B89])" office:value-type="float" office:value="98" calcext:value-type="float">
            <text:p>98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99.0293" calcext:value-type="float">
            <text:p>99,0293</text:p>
          </table:table-cell>
          <table:table-cell office:value-type="float" office:value="0.00168231" calcext:value-type="float">
            <text:p>0,00168231</text:p>
          </table:table-cell>
          <table:table-cell table:number-columns-repeated="3"/>
          <table:table-cell office:value-type="float" office:value="112.593" calcext:value-type="float">
            <text:p>112,593</text:p>
          </table:table-cell>
          <table:table-cell office:value-type="float" office:value="0.00560651" calcext:value-type="float">
            <text:p>0,00560651</text:p>
          </table:table-cell>
          <table:table-cell/>
          <table:table-cell table:formula="of:=ROUND([.F90])" office:value-type="float" office:value="0" calcext:value-type="float">
            <text:p>0</text:p>
          </table:table-cell>
          <table:table-cell office:value-type="float" office:value="0.0107853" calcext:value-type="float">
            <text:p>0,0107853</text:p>
          </table:table-cell>
        </table:table-row>
        <table:table-row table:style-name="ro1">
          <table:table-cell/>
          <table:table-cell office:value-type="float" office:value="99.5945" calcext:value-type="float">
            <text:p>99,5945</text:p>
          </table:table-cell>
          <table:table-cell office:value-type="float" office:value="0.00164953" calcext:value-type="float">
            <text:p>0,00164953</text:p>
          </table:table-cell>
          <table:table-cell table:number-columns-repeated="2"/>
          <table:table-cell table:style-name="Default" table:formula="of:=ROUND([.B91])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00.725" calcext:value-type="float">
            <text:p>100,725</text:p>
          </table:table-cell>
          <table:table-cell office:value-type="float" office:value="0.00158285" calcext:value-type="float">
            <text:p>0,00158285</text:p>
          </table:table-cell>
          <table:table-cell table:number-columns-repeated="3"/>
          <table:table-cell office:value-type="float" office:value="114.853" calcext:value-type="float">
            <text:p>114,853</text:p>
          </table:table-cell>
          <table:table-cell office:value-type="float" office:value="0.00533277" calcext:value-type="float">
            <text:p>0,00533277</text:p>
          </table:table-cell>
          <table:table-cell/>
          <table:table-cell table:formula="of:=ROUND([.F92])" office:value-type="float" office:value="0" calcext:value-type="float">
            <text:p>0</text:p>
          </table:table-cell>
          <table:table-cell office:value-type="float" office:value="0.0106353" calcext:value-type="float">
            <text:p>0,0106353</text:p>
          </table:table-cell>
        </table:table-row>
        <table:table-row table:style-name="ro1">
          <table:table-cell/>
          <table:table-cell office:value-type="float" office:value="101.855" calcext:value-type="float">
            <text:p>101,855</text:p>
          </table:table-cell>
          <table:table-cell office:value-type="float" office:value="0.00154855" calcext:value-type="float">
            <text:p>0,00154855</text:p>
          </table:table-cell>
          <table:table-cell table:number-columns-repeated="2"/>
          <table:table-cell table:style-name="Default" table:formula="of:=ROUND([.B93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.985" calcext:value-type="float">
            <text:p>102,985</text:p>
          </table:table-cell>
          <table:table-cell office:value-type="float" office:value="0.00154496" calcext:value-type="float">
            <text:p>0,00154496</text:p>
          </table:table-cell>
          <table:table-cell table:number-columns-repeated="2"/>
          <table:table-cell table:style-name="Default" table:formula="of:=ROUND([.B94])" office:value-type="float" office:value="103" calcext:value-type="float">
            <text:p>103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04.116" calcext:value-type="float">
            <text:p>104,116</text:p>
          </table:table-cell>
          <table:table-cell office:value-type="float" office:value="0.00158584" calcext:value-type="float">
            <text:p>0,00158584</text:p>
          </table:table-cell>
          <table:table-cell table:number-columns-repeated="3"/>
          <table:table-cell office:value-type="float" office:value="118.809" calcext:value-type="float">
            <text:p>118,809</text:p>
          </table:table-cell>
          <table:table-cell office:value-type="float" office:value="0.00538615" calcext:value-type="float">
            <text:p>0,00538615</text:p>
          </table:table-cell>
          <table:table-cell/>
          <table:table-cell table:formula="of:=ROUND([.F9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5.246" calcext:value-type="float">
            <text:p>105,246</text:p>
          </table:table-cell>
          <table:table-cell office:value-type="float" office:value="0.00158272" calcext:value-type="float">
            <text:p>0,00158272</text:p>
          </table:table-cell>
          <table:table-cell table:number-columns-repeated="2"/>
          <table:table-cell table:style-name="Default" table:formula="of:=ROUND([.B96])" office:value-type="float" office:value="105" calcext:value-type="float">
            <text:p>105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06.376" calcext:value-type="float">
            <text:p>106,376</text:p>
          </table:table-cell>
          <table:table-cell office:value-type="float" office:value="0.00160437" calcext:value-type="float">
            <text:p>0,00160437</text:p>
          </table:table-cell>
          <table:table-cell table:number-columns-repeated="3"/>
          <table:table-cell office:value-type="float" office:value="121.635" calcext:value-type="float">
            <text:p>121,635</text:p>
          </table:table-cell>
          <table:table-cell office:value-type="float" office:value="0.0054836" calcext:value-type="float">
            <text:p>0,0054836</text:p>
          </table:table-cell>
          <table:table-cell/>
          <table:table-cell table:formula="of:=ROUND([.F97])" office:value-type="float" office:value="0" calcext:value-type="float">
            <text:p>0</text:p>
          </table:table-cell>
          <table:table-cell office:value-type="float" office:value="0.0101807" calcext:value-type="float">
            <text:p>0,0101807</text:p>
          </table:table-cell>
        </table:table-row>
        <table:table-row table:style-name="ro1">
          <table:table-cell/>
          <table:table-cell office:value-type="float" office:value="107.506" calcext:value-type="float">
            <text:p>107,506</text:p>
          </table:table-cell>
          <table:table-cell office:value-type="float" office:value="0.00162731" calcext:value-type="float">
            <text:p>0,00162731</text:p>
          </table:table-cell>
          <table:table-cell table:number-columns-repeated="2"/>
          <table:table-cell table:style-name="Default" table:formula="of:=ROUND([.B98])" office:value-type="float" office:value="108" calcext:value-type="float">
            <text:p>108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08.637" calcext:value-type="float">
            <text:p>108,637</text:p>
          </table:table-cell>
          <table:table-cell office:value-type="float" office:value="0.00162896" calcext:value-type="float">
            <text:p>0,00162896</text:p>
          </table:table-cell>
          <table:table-cell table:number-columns-repeated="3"/>
          <table:table-cell office:value-type="float" office:value="124.461" calcext:value-type="float">
            <text:p>124,461</text:p>
          </table:table-cell>
          <table:table-cell office:value-type="float" office:value="0.00540165" calcext:value-type="float">
            <text:p>0,00540165</text:p>
          </table:table-cell>
          <table:table-cell/>
          <table:table-cell table:formula="of:=ROUND([.F99])" office:value-type="float" office:value="0" calcext:value-type="float">
            <text:p>0</text:p>
          </table:table-cell>
          <table:table-cell office:value-type="float" office:value="0.0100176" calcext:value-type="float">
            <text:p>0,0100176</text:p>
          </table:table-cell>
        </table:table-row>
        <table:table-row table:style-name="ro1">
          <table:table-cell/>
          <table:table-cell office:value-type="float" office:value="109.767" calcext:value-type="float">
            <text:p>109,767</text:p>
          </table:table-cell>
          <table:table-cell office:value-type="float" office:value="0.00159471" calcext:value-type="float">
            <text:p>0,00159471</text:p>
          </table:table-cell>
          <table:table-cell table:number-columns-repeated="2"/>
          <table:table-cell table:style-name="Default" table:formula="of:=ROUND([.B100])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.897" calcext:value-type="float">
            <text:p>110,897</text:p>
          </table:table-cell>
          <table:table-cell office:value-type="float" office:value="0.0015705" calcext:value-type="float">
            <text:p>0,0015705</text:p>
          </table:table-cell>
          <table:table-cell table:number-columns-repeated="2"/>
          <table:table-cell table:style-name="Default" table:formula="of:=ROUND([.B101])" office:value-type="float" office:value="111" calcext:value-type="float">
            <text:p>111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12.028" calcext:value-type="float">
            <text:p>112,028</text:p>
          </table:table-cell>
          <table:table-cell office:value-type="float" office:value="0.00153642" calcext:value-type="float">
            <text:p>0,0015364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3"/>
          <table:table-cell table:formula="of:=ROUND([.F102])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113.158" calcext:value-type="float">
            <text:p>113,158</text:p>
          </table:table-cell>
          <table:table-cell office:value-type="float" office:value="0.00148923" calcext:value-type="float">
            <text:p>0,00148923</text:p>
          </table:table-cell>
          <table:table-cell table:number-columns-repeated="2"/>
          <table:table-cell table:style-name="Default" table:formula="of:=ROUND([.B103])" office:value-type="float" office:value="113" calcext:value-type="float">
            <text:p>113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14.288" calcext:value-type="float">
            <text:p>114,288</text:p>
          </table:table-cell>
          <table:table-cell office:value-type="float" office:value="0.00143681" calcext:value-type="float">
            <text:p>0,00143681</text:p>
          </table:table-cell>
          <table:table-cell table:number-columns-repeated="2"/>
          <table:table-cell office:value-type="float" office:value="56.0787" calcext:value-type="float">
            <text:p>56</text:p>
          </table:table-cell>
          <table:table-cell table:number-columns-repeated="3"/>
          <table:table-cell table:formula="of:=ROUND([.F104])" office:value-type="float" office:value="56" calcext:value-type="float">
            <text:p>56</text:p>
          </table:table-cell>
          <table:table-cell office:value-type="float" office:value="0.0092934" calcext:value-type="float">
            <text:p>0,0092934</text:p>
          </table:table-cell>
        </table:table-row>
        <table:table-row table:style-name="ro1">
          <table:table-cell/>
          <table:table-cell office:value-type="float" office:value="115.418" calcext:value-type="float">
            <text:p>115,418</text:p>
          </table:table-cell>
          <table:table-cell office:value-type="float" office:value="0.00140868" calcext:value-type="float">
            <text:p>0,00140868</text:p>
          </table:table-cell>
          <table:table-cell table:number-columns-repeated="2"/>
          <table:table-cell table:style-name="Default" table:formula="of:=ROUND([.B105])" office:value-type="float" office:value="115" calcext:value-type="float">
            <text:p>115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16.549" calcext:value-type="float">
            <text:p>116,549</text:p>
          </table:table-cell>
          <table:table-cell office:value-type="float" office:value="0.00144695" calcext:value-type="float">
            <text:p>0,00144695</text:p>
          </table:table-cell>
          <table:table-cell table:number-columns-repeated="2"/>
          <table:table-cell office:value-type="float" office:value="57.2089" calcext:value-type="float">
            <text:p>57</text:p>
          </table:table-cell>
          <table:table-cell table:number-columns-repeated="3"/>
          <table:table-cell table:formula="of:=ROUND([.F106])" office:value-type="float" office:value="57" calcext:value-type="float">
            <text:p>57</text:p>
          </table:table-cell>
          <table:table-cell office:value-type="float" office:value="0.00912276" calcext:value-type="float">
            <text:p>0,00912276</text:p>
          </table:table-cell>
        </table:table-row>
        <table:table-row table:style-name="ro1">
          <table:table-cell/>
          <table:table-cell office:value-type="float" office:value="117.679" calcext:value-type="float">
            <text:p>117,679</text:p>
          </table:table-cell>
          <table:table-cell office:value-type="float" office:value="0.00145502" calcext:value-type="float">
            <text:p>0,00145502</text:p>
          </table:table-cell>
          <table:table-cell table:number-columns-repeated="2"/>
          <table:table-cell table:style-name="Default" table:formula="of:=ROUND([.B107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8.809" calcext:value-type="float">
            <text:p>118,809</text:p>
          </table:table-cell>
          <table:table-cell office:value-type="float" office:value="0.00143352" calcext:value-type="float">
            <text:p>0,00143352</text:p>
          </table:table-cell>
          <table:table-cell table:number-columns-repeated="2"/>
          <table:table-cell table:style-name="Default" table:formula="of:=ROUND([.B108])" office:value-type="float" office:value="119" calcext:value-type="float">
            <text:p>119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19.94" calcext:value-type="float">
            <text:p>119,94</text:p>
          </table:table-cell>
          <table:table-cell office:value-type="float" office:value="0.00144306" calcext:value-type="float">
            <text:p>0,0014430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/>
          <table:table-cell table:formula="of:=ROUND([.F109])"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121.07" calcext:value-type="float">
            <text:p>121,07</text:p>
          </table:table-cell>
          <table:table-cell office:value-type="float" office:value="0.00148194" calcext:value-type="float">
            <text:p>0,00148194</text:p>
          </table:table-cell>
          <table:table-cell table:number-columns-repeated="2"/>
          <table:table-cell table:style-name="Default" table:formula="of:=ROUND([.B110])" office:value-type="float" office:value="121" calcext:value-type="float">
            <text:p>121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22.2" calcext:value-type="float">
            <text:p>122,2</text:p>
          </table:table-cell>
          <table:table-cell office:value-type="float" office:value="0.00148144" calcext:value-type="float">
            <text:p>0,00148144</text:p>
          </table:table-cell>
          <table:table-cell table:number-columns-repeated="2"/>
          <table:table-cell office:value-type="float" office:value="60.0346" calcext:value-type="float">
            <text:p>60</text:p>
          </table:table-cell>
          <table:table-cell table:number-columns-repeated="3"/>
          <table:table-cell table:formula="of:=ROUND([.F111])" office:value-type="float" office:value="60" calcext:value-type="float">
            <text:p>60</text:p>
          </table:table-cell>
          <table:table-cell office:value-type="float" office:value="0.00886787" calcext:value-type="float">
            <text:p>0,00886787</text:p>
          </table:table-cell>
        </table:table-row>
        <table:table-row table:style-name="ro1">
          <table:table-cell/>
          <table:table-cell office:value-type="float" office:value="122.765" calcext:value-type="float">
            <text:p>122,765</text:p>
          </table:table-cell>
          <table:table-cell office:value-type="float" office:value="0.00147987" calcext:value-type="float">
            <text:p>0,00147987</text:p>
          </table:table-cell>
          <table:table-cell table:number-columns-repeated="2"/>
          <table:table-cell table:style-name="Default" table:formula="of:=ROUND([.B112])" office:value-type="float" office:value="123" calcext:value-type="float">
            <text:p>123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23.896" calcext:value-type="float">
            <text:p>123,896</text:p>
          </table:table-cell>
          <table:table-cell office:value-type="float" office:value="0.00146557" calcext:value-type="float">
            <text:p>0,00146557</text:p>
          </table:table-cell>
          <table:table-cell table:number-columns-repeated="2"/>
          <table:table-cell office:value-type="float" office:value="61.1649" calcext:value-type="float">
            <text:p>61</text:p>
          </table:table-cell>
          <table:table-cell table:number-columns-repeated="3"/>
          <table:table-cell table:formula="of:=ROUND([.F113])" office:value-type="float" office:value="61" calcext:value-type="float">
            <text:p>61</text:p>
          </table:table-cell>
          <table:table-cell office:value-type="float" office:value="0.00894201" calcext:value-type="float">
            <text:p>0,00894201</text:p>
          </table:table-cell>
        </table:table-row>
        <table:table-row table:style-name="ro1">
          <table:table-cell/>
          <table:table-cell office:value-type="float" office:value="125.026" calcext:value-type="float">
            <text:p>125,026</text:p>
          </table:table-cell>
          <table:table-cell office:value-type="float" office:value="0.00145555" calcext:value-type="float">
            <text:p>0,00145555</text:p>
          </table:table-cell>
          <table:table-cell table:number-columns-repeated="2"/>
          <table:table-cell table:style-name="Default" table:formula="of:=ROUND([.B114])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.156" calcext:value-type="float">
            <text:p>126,156</text:p>
          </table:table-cell>
          <table:table-cell office:value-type="float" office:value="0.00143436" calcext:value-type="float">
            <text:p>0,00143436</text:p>
          </table:table-cell>
          <table:table-cell table:number-columns-repeated="2"/>
          <table:table-cell table:style-name="Default" table:formula="of:=ROUND([.B115])" office:value-type="float" office:value="126" calcext:value-type="float">
            <text:p>126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27.286" calcext:value-type="float">
            <text:p>127,286</text:p>
          </table:table-cell>
          <table:table-cell office:value-type="float" office:value="0.00140636" calcext:value-type="float">
            <text:p>0,0014063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3"/>
          <table:table-cell table:formula="of:=ROUND([.F11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table:formula="of:=ROUND([.F11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65.1209" calcext:value-type="float">
            <text:p>65</text:p>
          </table:table-cell>
          <table:table-cell table:number-columns-repeated="3"/>
          <table:table-cell table:formula="of:=ROUND([.F120])" office:value-type="float" office:value="65" calcext:value-type="float">
            <text:p>65</text:p>
          </table:table-cell>
          <table:table-cell office:value-type="float" office:value="0.00848434" calcext:value-type="float">
            <text:p>0,0084843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3"/>
          <table:table-cell table:formula="of:=ROUND([.F123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3"/>
          <table:table-cell table:formula="of:=ROUND([.F125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69.0769" calcext:value-type="float">
            <text:p>69</text:p>
          </table:table-cell>
          <table:table-cell table:number-columns-repeated="3"/>
          <table:table-cell table:formula="of:=ROUND([.F127])" office:value-type="float" office:value="69" calcext:value-type="float">
            <text:p>69</text:p>
          </table:table-cell>
          <table:table-cell office:value-type="float" office:value="0.00769477" calcext:value-type="float">
            <text:p>0,0076947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3"/>
          <table:table-cell table:formula="of:=ROUND([.F130]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3"/>
          <table:table-cell table:formula="of:=ROUND([.F132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73.0329" calcext:value-type="float">
            <text:p>73</text:p>
          </table:table-cell>
          <table:table-cell table:number-columns-repeated="3"/>
          <table:table-cell table:formula="of:=ROUND([.F134])" office:value-type="float" office:value="73" calcext:value-type="float">
            <text:p>73</text:p>
          </table:table-cell>
          <table:table-cell office:value-type="float" office:value="0.00766642" calcext:value-type="float">
            <text:p>0,0076664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3"/>
          <table:table-cell table:formula="of:=ROUND([.F137])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3"/>
          <table:table-cell table:formula="of:=ROUND([.F139])"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3"/>
          <table:table-cell table:formula="of:=ROUND([.F141])" office:value-type="float" office:value="77" calcext:value-type="float">
            <text:p>77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3"/>
          <table:table-cell table:formula="of:=ROUND([.F144])"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table:formula="of:=ROUND([.F146])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3"/>
          <table:table-cell table:formula="of:=ROUND([.F148])" office:value-type="float" office:value="81" calcext:value-type="float">
            <text:p>8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3"/>
          <table:table-cell table:formula="of:=ROUND([.F151])"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3"/>
          <table:table-cell table:formula="of:=ROUND([.F153])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3"/>
          <table:table-cell table:formula="of:=ROUND([.F155])" office:value-type="float" office:value="85" calcext:value-type="float">
            <text:p>8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3"/>
          <table:table-cell table:formula="of:=ROUND([.F158])" office:value-type="float" office:value="87" calcext:value-type="float">
            <text:p>8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3"/>
          <table:table-cell table:formula="of:=ROUND([.F160])" office:value-type="float" office:value="88" calcext:value-type="float">
            <text:p>8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3"/>
          <table:table-cell table:formula="of:=ROUND([.F162])" office:value-type="float" office:value="89" calcext:value-type="float">
            <text:p>8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3"/>
          <table:table-cell table:formula="of:=ROUND([.F164])" office:value-type="float" office:value="90" calcext:value-type="float">
            <text:p>9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3"/>
          <table:table-cell table:formula="of:=ROUND([.F167])"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3"/>
          <table:table-cell table:formula="of:=ROUND([.F169])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3"/>
          <table:table-cell table:formula="of:=ROUND([.F171])" office:value-type="float" office:value="94" calcext:value-type="float">
            <text:p>9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3"/>
          <table:table-cell table:formula="of:=ROUND([.F174]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3"/>
          <table:table-cell table:formula="of:=ROUND([.F176])"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3"/>
          <table:table-cell table:formula="of:=ROUND([.F178])"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99.0293" calcext:value-type="float">
            <text:p>99</text:p>
          </table:table-cell>
          <table:table-cell table:number-columns-repeated="3"/>
          <table:table-cell table:formula="of:=ROUND([.F180])" office:value-type="float" office:value="99" calcext:value-type="float">
            <text:p>99</text:p>
          </table:table-cell>
          <table:table-cell office:value-type="float" office:value="0.006183" calcext:value-type="float">
            <text:p>0,00618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01" calcext:value-type="float">
            <text:p>101</text:p>
          </table:table-cell>
          <table:table-cell table:number-columns-repeated="3"/>
          <table:table-cell table:formula="of:=ROUND([.F183])"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3"/>
          <table:table-cell table:formula="of:=ROUND([.F185])"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03" calcext:value-type="float">
            <text:p>103</text:p>
          </table:table-cell>
          <table:table-cell table:number-columns-repeated="3"/>
          <table:table-cell table:formula="of:=ROUND([.F187])" office:value-type="float" office:value="103" calcext:value-type="float">
            <text:p>10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3"/>
          <table:table-cell table:formula="of:=ROUND([.F190])"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06" calcext:value-type="float">
            <text:p>106</text:p>
          </table:table-cell>
          <table:table-cell table:number-columns-repeated="3"/>
          <table:table-cell table:formula="of:=ROUND([.F192])"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07" calcext:value-type="float">
            <text:p>107</text:p>
          </table:table-cell>
          <table:table-cell table:number-columns-repeated="3"/>
          <table:table-cell table:formula="of:=ROUND([.F194])" office:value-type="float" office:value="107" calcext:value-type="float">
            <text:p>107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09" calcext:value-type="float">
            <text:p>109</text:p>
          </table:table-cell>
          <table:table-cell table:number-columns-repeated="3"/>
          <table:table-cell table:formula="of:=ROUND([.F197])"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3"/>
          <table:table-cell table:formula="of:=ROUND([.F199])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11" calcext:value-type="float">
            <text:p>111</text:p>
          </table:table-cell>
          <table:table-cell table:number-columns-repeated="3"/>
          <table:table-cell table:formula="of:=ROUND([.F201])" office:value-type="float" office:value="111" calcext:value-type="float">
            <text:p>11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13" calcext:value-type="float">
            <text:p>113</text:p>
          </table:table-cell>
          <table:table-cell table:number-columns-repeated="3"/>
          <table:table-cell table:formula="of:=ROUND([.F204])" office:value-type="float" office:value="113" calcext:value-type="float">
            <text:p>11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3"/>
          <table:table-cell table:formula="of:=ROUND([.F206])"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15" calcext:value-type="float">
            <text:p>115</text:p>
          </table:table-cell>
          <table:table-cell table:number-columns-repeated="3"/>
          <table:table-cell table:formula="of:=ROUND([.F208])" office:value-type="float" office:value="115" calcext:value-type="float">
            <text:p>11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3"/>
          <table:table-cell table:formula="of:=ROUND([.F211])" office:value-type="float" office:value="117" calcext:value-type="float">
            <text:p>11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18" calcext:value-type="float">
            <text:p>118</text:p>
          </table:table-cell>
          <table:table-cell table:number-columns-repeated="3"/>
          <table:table-cell table:formula="of:=ROUND([.F213])"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19" calcext:value-type="float">
            <text:p>119</text:p>
          </table:table-cell>
          <table:table-cell table:number-columns-repeated="3"/>
          <table:table-cell table:formula="of:=ROUND([.F215])" office:value-type="float" office:value="119" calcext:value-type="float">
            <text:p>11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21" calcext:value-type="float">
            <text:p>121</text:p>
          </table:table-cell>
          <table:table-cell table:number-columns-repeated="3"/>
          <table:table-cell table:formula="of:=ROUND([.F218])"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22" calcext:value-type="float">
            <text:p>122</text:p>
          </table:table-cell>
          <table:table-cell table:number-columns-repeated="3"/>
          <table:table-cell table:formula="of:=ROUND([.F220])"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23" calcext:value-type="float">
            <text:p>123</text:p>
          </table:table-cell>
          <table:table-cell table:number-columns-repeated="3"/>
          <table:table-cell table:formula="of:=ROUND([.F222])"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24.461" calcext:value-type="float">
            <text:p>124</text:p>
          </table:table-cell>
          <table:table-cell table:number-columns-repeated="3"/>
          <table:table-cell table:formula="of:=ROUND([.F224])" office:value-type="float" office:value="124" calcext:value-type="float">
            <text:p>124</text:p>
          </table:table-cell>
          <table:table-cell office:value-type="float" office:value="0.00540165" calcext:value-type="float">
            <text:p>0,0054016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26" calcext:value-type="float">
            <text:p>126</text:p>
          </table:table-cell>
          <table:table-cell table:number-columns-repeated="3"/>
          <table:table-cell table:formula="of:=ROUND([.F227])"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 table:visibility="filter"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3"/>
          <table:table-cell table:formula="of:=ROUND([.F229])" office:value-type="float" office:value="127" calcext:value-type="float">
            <text:p>127</text:p>
          </table:table-cell>
          <table:table-cell/>
        </table:table-row>
        <table:table-row table:style-name="ro1">
          <table:table-cell table:number-columns-repeated="11"/>
        </table:table-row>
      </table:table>
      <table:table table:name="Feuille3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65754" calcext:value-type="float">
            <text:p>0,046575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7834" calcext:value-type="float">
            <text:p>0,035783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89543" calcext:value-type="float">
            <text:p>0,028954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27539" calcext:value-type="float">
            <text:p>0,022753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90359" calcext:value-type="float">
            <text:p>0,0190359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39742" calcext:value-type="float">
            <text:p>0,013974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8666" calcext:value-type="float">
            <text:p>0,010866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984891" calcext:value-type="float">
            <text:p>0,00984891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784385" calcext:value-type="float">
            <text:p>0,0078438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10611" calcext:value-type="float">
            <text:p>0,0071061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18401" calcext:value-type="float">
            <text:p>0,00618401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608901" calcext:value-type="float">
            <text:p>0,00608901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596021" calcext:value-type="float">
            <text:p>0,00596021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558187" calcext:value-type="float">
            <text:p>0,00558187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461758" calcext:value-type="float">
            <text:p>0,00461758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441823" calcext:value-type="float">
            <text:p>0,00441823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406001" calcext:value-type="float">
            <text:p>0,00406001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90693" calcext:value-type="float">
            <text:p>0,00390693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70719" calcext:value-type="float">
            <text:p>0,00370719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60492" calcext:value-type="float">
            <text:p>0,0036049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57057" calcext:value-type="float">
            <text:p>0,00357057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36865" calcext:value-type="float">
            <text:p>0,0033686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32118" calcext:value-type="float">
            <text:p>0,0033211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10554" calcext:value-type="float">
            <text:p>0,00310554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99703" calcext:value-type="float">
            <text:p>0,00299703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95483" calcext:value-type="float">
            <text:p>0,00295483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94952" calcext:value-type="float">
            <text:p>0,0029495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79921" calcext:value-type="float">
            <text:p>0,0027992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82696" calcext:value-type="float">
            <text:p>0,00282696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267564" calcext:value-type="float">
            <text:p>0,00267564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45872" calcext:value-type="float">
            <text:p>0,00245872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38756" calcext:value-type="float">
            <text:p>0,0023875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37597" calcext:value-type="float">
            <text:p>0,00237597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24358" calcext:value-type="float">
            <text:p>0,002435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34589" calcext:value-type="float">
            <text:p>0,00234589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224043" calcext:value-type="float">
            <text:p>0,00224043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07528" calcext:value-type="float">
            <text:p>0,00207528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206435" calcext:value-type="float">
            <text:p>0,0020643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202331" calcext:value-type="float">
            <text:p>0,00202331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9591" calcext:value-type="float">
            <text:p>0,0019591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93823" calcext:value-type="float">
            <text:p>0,00193823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997" calcext:value-type="float">
            <text:p>0,001997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0182" calcext:value-type="float">
            <text:p>0,002018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94484" calcext:value-type="float">
            <text:p>0,00194484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79545" calcext:value-type="float">
            <text:p>0,00179545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74862" calcext:value-type="float">
            <text:p>0,0017486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77987" calcext:value-type="float">
            <text:p>0,00177987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80272" calcext:value-type="float">
            <text:p>0,00180272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182166" calcext:value-type="float">
            <text:p>0,00182166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177154" calcext:value-type="float">
            <text:p>0,00177154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174116" calcext:value-type="float">
            <text:p>0,00174116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169027" calcext:value-type="float">
            <text:p>0,00169027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64953" calcext:value-type="float">
            <text:p>0,00164953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154855" calcext:value-type="float">
            <text:p>0,00154855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154496" calcext:value-type="float">
            <text:p>0,0015449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158272" calcext:value-type="float">
            <text:p>0,0015827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162731" calcext:value-type="float">
            <text:p>0,00162731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159471" calcext:value-type="float">
            <text:p>0,00159471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15705" calcext:value-type="float">
            <text:p>0,0015705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148923" calcext:value-type="float">
            <text:p>0,00148923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140868" calcext:value-type="float">
            <text:p>0,0014086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45502" calcext:value-type="float">
            <text:p>0,0014550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43352" calcext:value-type="float">
            <text:p>0,0014335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148194" calcext:value-type="float">
            <text:p>0,00148194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147987" calcext:value-type="float">
            <text:p>0,00147987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145555" calcext:value-type="float">
            <text:p>0,00145555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143436" calcext:value-type="float">
            <text:p>0,00143436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/>
        </table:table-row>
      </table:table>
      <table:table table:name="graphe" table:style-name="ta1">
        <table:shapes>
          <draw:frame draw:z-index="0" draw:style-name="gr1" draw:text-style-name="P1" svg:width="159.97mm" svg:height="90.04mm" svg:x="200.99mm" svg:y="58.7mm">
            <draw:object draw:notify-on-update-of-ranges="graphe.C2:graphe.C186 graphe.B1:graphe.B1 graphe.B2:graphe.B186 graphe.C1:graphe.C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PP</text:p>
          </table:table-cell>
          <table:table-cell office:value-type="string" calcext:value-type="string">
            <text:p>RMS Uniform</text:p>
          </table:table-cell>
          <table:table-cell office:value-type="string" calcext:value-type="string">
            <text:p>RMS 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2739" calcext:value-type="float">
            <text:p>0,132739</text:p>
          </table:table-cell>
          <table:table-cell office:value-type="string" calcext:value-type="string">
            <text:p>0,0465754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,0357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39786" calcext:value-type="float">
            <text:p>0,0939786</text:p>
          </table:table-cell>
          <table:table-cell office:value-type="string" calcext:value-type="string">
            <text:p>0,028954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,0227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,0190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52939" calcext:value-type="float">
            <text:p>0,0752939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,01397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77936" calcext:value-type="float">
            <text:p>0,0577936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14501" calcext:value-type="float">
            <text:p>0,0514501</text:p>
          </table:table-cell>
          <table:table-cell office:value-type="string" calcext:value-type="string">
            <text:p>0,010866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,009848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20672" calcext:value-type="float">
            <text:p>0,0420672</text:p>
          </table:table-cell>
          <table:table-cell office:value-type="string" calcext:value-type="string">
            <text:p>0,0078438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,00710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32587" calcext:value-type="float">
            <text:p>0,033258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,00618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,006089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69735" calcext:value-type="float">
            <text:p>0,0269735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,005960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55696" calcext:value-type="float">
            <text:p>0,0255696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,005581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8355" calcext:value-type="float">
            <text:p>0,0228355</text:p>
          </table:table-cell>
          <table:table-cell office:value-type="string" calcext:value-type="string">
            <text:p>0,0046175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0,004418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0,00406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09537" calcext:value-type="float">
            <text:p>0,0209537</text:p>
          </table:table-cell>
          <table:table-cell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,003906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,003707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84604" calcext:value-type="float">
            <text:p>0,0184604</text:p>
          </table:table-cell>
          <table:table-cell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0,00360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79598" calcext:value-type="float">
            <text:p>0,0179598</text:p>
          </table:table-cell>
          <table:table-cell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,003570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0255" calcext:value-type="float">
            <text:p>0,0170255</text:p>
          </table:table-cell>
          <table:table-cell office:value-type="string" calcext:value-type="string">
            <text:p>0,00336865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0,003321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59935" calcext:value-type="float">
            <text:p>0,0159935</text:p>
          </table:table-cell>
          <table:table-cell office:value-type="string" calcext:value-type="string">
            <text:p>0,00310554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,002997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51691" calcext:value-type="float">
            <text:p>0,0151691</text:p>
          </table:table-cell>
          <table:table-cell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0,002954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46389" calcext:value-type="float">
            <text:p>0,0146389</text:p>
          </table:table-cell>
          <table:table-cell office:value-type="string" calcext:value-type="string">
            <text:p>0,0029495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,002799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39791" calcext:value-type="float">
            <text:p>0,0139791</text:p>
          </table:table-cell>
          <table:table-cell office:value-type="string" calcext:value-type="string">
            <text:p>0,0028269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,00267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3483" calcext:value-type="float">
            <text:p>0,013483</text:p>
          </table:table-cell>
          <table:table-cell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0,002458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0,002387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28942" calcext:value-type="float">
            <text:p>0,0128942</text:p>
          </table:table-cell>
          <table:table-cell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0,002375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22569" calcext:value-type="float">
            <text:p>0,0122569</text:p>
          </table:table-cell>
          <table:table-cell office:value-type="string" calcext:value-type="string">
            <text:p>0,002435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1529" calcext:value-type="float">
            <text:p>0,011529</text:p>
          </table:table-cell>
          <table:table-cell office:value-type="string" calcext:value-type="string">
            <text:p>0,00234589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0,002240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08749" calcext:value-type="float">
            <text:p>0,0108749</text:p>
          </table:table-cell>
          <table:table-cell office:value-type="string" calcext:value-type="string">
            <text:p>0,0020752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,002064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07853" calcext:value-type="float">
            <text:p>0,0107853</text:p>
          </table:table-cell>
          <table:table-cell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0,002023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02307" calcext:value-type="float">
            <text:p>0,0102307</text:p>
          </table:table-cell>
          <table:table-cell office:value-type="string" calcext:value-type="string">
            <text:p>0,0019591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,001938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00176" calcext:value-type="float">
            <text:p>0,0100176</text:p>
          </table:table-cell>
          <table:table-cell office:value-type="string" calcext:value-type="string">
            <text:p>0,001997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0,00201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92934" calcext:value-type="float">
            <text:p>0,0092934</text:p>
          </table:table-cell>
          <table:table-cell office:value-type="string" calcext:value-type="string">
            <text:p>0,0019448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912276" calcext:value-type="float">
            <text:p>0,00912276</text:p>
          </table:table-cell>
          <table:table-cell office:value-type="string" calcext:value-type="string">
            <text:p>0,00179545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0,001748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886787" calcext:value-type="float">
            <text:p>0,00886787</text:p>
          </table:table-cell>
          <table:table-cell office:value-type="string" calcext:value-type="string">
            <text:p>0,00177987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0,001802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884676" calcext:value-type="float">
            <text:p>0,00884676</text:p>
          </table:table-cell>
          <table:table-cell office:value-type="string" calcext:value-type="string">
            <text:p>0,0018216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0,001771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848434" calcext:value-type="float">
            <text:p>0,00848434</text:p>
          </table:table-cell>
          <table:table-cell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0,001741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0,001690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791695" calcext:value-type="float">
            <text:p>0,00791695</text:p>
          </table:table-cell>
          <table:table-cell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0,001649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769477" calcext:value-type="float">
            <text:p>0,00769477</text:p>
          </table:table-cell>
          <table:table-cell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0,001548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,001544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773981" calcext:value-type="float">
            <text:p>0,00773981</text:p>
          </table:table-cell>
          <table:table-cell office:value-type="string" calcext:value-type="string">
            <text:p>0,00158272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0,001627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5868" calcext:value-type="float">
            <text:p>0,0075868</text:p>
          </table:table-cell>
          <table:table-cell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,001594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,00157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747779" calcext:value-type="float">
            <text:p>0,00747779</text:p>
          </table:table-cell>
          <table:table-cell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0,001489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,001408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22237" calcext:value-type="float">
            <text:p>0,00722237</text:p>
          </table:table-cell>
          <table:table-cell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0,001455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,001433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691765" calcext:value-type="float">
            <text:p>0,00691765</text:p>
          </table:table-cell>
          <table:table-cell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0,001481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683046" calcext:value-type="float">
            <text:p>0,00683046</text:p>
          </table:table-cell>
          <table:table-cell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0,001479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0,001455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659869" calcext:value-type="float">
            <text:p>0,00659869</text:p>
          </table:table-cell>
          <table:table-cell office:value-type="string" calcext:value-type="string">
            <text:p>0,00143436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652184" calcext:value-type="float">
            <text:p>0,00652184</text:p>
          </table:table-cell>
          <table:table-cell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633318" calcext:value-type="float">
            <text:p>0,00633318</text:p>
          </table:table-cell>
          <table:table-cell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632454" calcext:value-type="float">
            <text:p>0,00632454</text:p>
          </table:table-cell>
          <table:table-cell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633466" calcext:value-type="float">
            <text:p>0,00633466</text:p>
          </table:table-cell>
          <table:table-cell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625333" calcext:value-type="float">
            <text:p>0,00625333</text:p>
          </table:table-cell>
          <table:table-cell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597465" calcext:value-type="float">
            <text:p>0,00597465</text:p>
          </table:table-cell>
          <table:table-cell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586228" calcext:value-type="float">
            <text:p>0,00586228</text:p>
          </table:table-cell>
          <table:table-cell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588616" calcext:value-type="float">
            <text:p>0,00588616</text:p>
          </table:table-cell>
          <table:table-cell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593828" calcext:value-type="float">
            <text:p>0,00593828</text:p>
          </table:table-cell>
          <table:table-cell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582742" calcext:value-type="float">
            <text:p>0,00582742</text:p>
          </table:table-cell>
          <table:table-cell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575516" calcext:value-type="float">
            <text:p>0,00575516</text:p>
          </table:table-cell>
          <table:table-cell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548465" calcext:value-type="float">
            <text:p>0,00548465</text:p>
          </table:table-cell>
          <table:table-cell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536761" calcext:value-type="float">
            <text:p>0,00536761</text:p>
          </table:table-cell>
          <table:table-cell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538615" calcext:value-type="float">
            <text:p>0,00538615</text:p>
          </table:table-cell>
          <table:table-cell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54836" calcext:value-type="float">
            <text:p>0,0054836</text:p>
          </table:table-cell>
          <table:table-cell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8171" calcext:value-type="float">
            <text:p>0,00548171</text:p>
          </table:table-cell>
          <table:table-cell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536238" calcext:value-type="float">
            <text:p>0,00536238</text:p>
          </table:table-cell>
          <table:table-cell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</table:table>
      <table:table table:name="Feuille4" table:style-name="ta1">
        <table:shapes>
          <draw:frame draw:z-index="0" draw:style-name="gr1" draw:text-style-name="P1" svg:width="309.55mm" svg:height="174.25mm" svg:x="202.37mm" svg:y="22.57mm">
            <draw:object draw:notify-on-update-of-ranges="Feuille4.H7:Feuille4.H7 Feuille4.H8:Feuille4.H104 Feuille4.G8:Feuille4.G104 Feuille4.E7:Feuille4.E7 Feuille4.E8:Feuille4.E122 Feuille4.D8:Feuille4.D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P SA</text:p>
          </table:table-cell>
          <table:table-cell office:value-type="string" calcext:value-type="string">
            <text:p>Échantillonage sur l’angle solide</text:p>
          </table:table-cell>
          <table:table-cell/>
          <table:table-cell office:value-type="string" calcext:value-type="string">
            <text:p>SPP Uniform</text:p>
          </table:table-cell>
          <table:table-cell office:value-type="string" calcext:value-type="string">
            <text:p>Échantillonage uniforme</text:p>
          </table:table-cell>
        </table:table-row>
        <table:table-row table:style-name="ro1">
          <table:table-cell table:number-columns-repeated="3"/>
          <table:table-cell office:value-type="float" office:value="1.10372" calcext:value-type="float">
            <text:p>1,10372</text:p>
          </table:table-cell>
          <table:table-cell office:value-type="float" office:value="0.0465754" calcext:value-type="float">
            <text:p>0,0465754</text:p>
          </table:table-cell>
          <table:table-cell/>
          <table:table-cell office:value-type="float" office:value="1.30178" calcext:value-type="float">
            <text:p>1,30178</text:p>
          </table:table-cell>
          <table:table-cell office:value-type="float" office:value="0.132739" calcext:value-type="float">
            <text:p>0,132739</text:p>
          </table:table-cell>
        </table:table-row>
        <table:table-row table:style-name="ro1">
          <table:table-cell table:number-columns-repeated="3"/>
          <table:table-cell office:value-type="float" office:value="2.03093" calcext:value-type="float">
            <text:p>2,03093</text:p>
          </table:table-cell>
          <table:table-cell office:value-type="float" office:value="0.0357834" calcext:value-type="float">
            <text:p>0,0357834</text:p>
          </table:table-cell>
          <table:table-cell/>
          <table:table-cell office:value-type="float" office:value="2.39033" calcext:value-type="float">
            <text:p>2,39033</text:p>
          </table:table-cell>
          <table:table-cell office:value-type="float" office:value="0.0939786" calcext:value-type="float">
            <text:p>0,0939786</text:p>
          </table:table-cell>
        </table:table-row>
        <table:table-row table:style-name="ro1">
          <table:table-cell table:number-columns-repeated="3"/>
          <table:table-cell office:value-type="float" office:value="2.95547" calcext:value-type="float">
            <text:p>2,95547</text:p>
          </table:table-cell>
          <table:table-cell office:value-type="float" office:value="0.0289543" calcext:value-type="float">
            <text:p>0,0289543</text:p>
          </table:table-cell>
          <table:table-cell/>
          <table:table-cell office:value-type="float" office:value="3.52061" calcext:value-type="float">
            <text:p>3,52061</text:p>
          </table:table-cell>
          <table:table-cell office:value-type="float" office:value="0.0752939" calcext:value-type="float">
            <text:p>0,0752939</text:p>
          </table:table-cell>
        </table:table-row>
        <table:table-row table:style-name="ro1">
          <table:table-cell table:number-columns-repeated="3"/>
          <table:table-cell office:value-type="float" office:value="4.08575" calcext:value-type="float">
            <text:p>4,08575</text:p>
          </table:table-cell>
          <table:table-cell office:value-type="float" office:value="0.0227539" calcext:value-type="float">
            <text:p>0,0227539</text:p>
          </table:table-cell>
          <table:table-cell/>
          <table:table-cell office:value-type="float" office:value="5.21603" calcext:value-type="float">
            <text:p>5,21603</text:p>
          </table:table-cell>
          <table:table-cell office:value-type="float" office:value="0.0577936" calcext:value-type="float">
            <text:p>0,0577936</text:p>
          </table:table-cell>
        </table:table-row>
        <table:table-row table:style-name="ro1">
          <table:table-cell table:number-columns-repeated="3"/>
          <table:table-cell office:value-type="float" office:value="5.21603" calcext:value-type="float">
            <text:p>5,21603</text:p>
          </table:table-cell>
          <table:table-cell office:value-type="float" office:value="0.0190359" calcext:value-type="float">
            <text:p>0,0190359</text:p>
          </table:table-cell>
          <table:table-cell/>
          <table:table-cell office:value-type="float" office:value="6.34631" calcext:value-type="float">
            <text:p>6,34631</text:p>
          </table:table-cell>
          <table:table-cell office:value-type="float" office:value="0.0514501" calcext:value-type="float">
            <text:p>0,0514501</text:p>
          </table:table-cell>
        </table:table-row>
        <table:table-row table:style-name="ro1">
          <table:table-cell table:number-columns-repeated="3"/>
          <table:table-cell office:value-type="float" office:value="6.34631" calcext:value-type="float">
            <text:p>6,34631</text:p>
          </table:table-cell>
          <table:table-cell office:value-type="float" office:value="0.0165276" calcext:value-type="float">
            <text:p>0,0165276</text:p>
          </table:table-cell>
          <table:table-cell/>
          <table:table-cell office:value-type="float" office:value="8.04173" calcext:value-type="float">
            <text:p>8,04173</text:p>
          </table:table-cell>
          <table:table-cell office:value-type="float" office:value="0.0420672" calcext:value-type="float">
            <text:p>0,0420672</text:p>
          </table:table-cell>
        </table:table-row>
        <table:table-row table:style-name="ro1">
          <table:table-cell table:number-columns-repeated="3"/>
          <table:table-cell office:value-type="float" office:value="7.47659" calcext:value-type="float">
            <text:p>7,47659</text:p>
          </table:table-cell>
          <table:table-cell office:value-type="float" office:value="0.0139742" calcext:value-type="float">
            <text:p>0,0139742</text:p>
          </table:table-cell>
          <table:table-cell/>
          <table:table-cell office:value-type="float" office:value="9.17202" calcext:value-type="float">
            <text:p>9,17202</text:p>
          </table:table-cell>
          <table:table-cell office:value-type="float" office:value="0.036796" calcext:value-type="float">
            <text:p>0,036796</text:p>
          </table:table-cell>
        </table:table-row>
        <table:table-row table:style-name="ro1">
          <table:table-cell table:number-columns-repeated="3"/>
          <table:table-cell office:value-type="float" office:value="8.60687" calcext:value-type="float">
            <text:p>8,60687</text:p>
          </table:table-cell>
          <table:table-cell office:value-type="float" office:value="0.0120613" calcext:value-type="float">
            <text:p>0,0120613</text:p>
          </table:table-cell>
          <table:table-cell/>
          <table:table-cell office:value-type="float" office:value="10.3023" calcext:value-type="float">
            <text:p>10,3023</text:p>
          </table:table-cell>
          <table:table-cell office:value-type="float" office:value="0.0332587" calcext:value-type="float">
            <text:p>0,0332587</text:p>
          </table:table-cell>
        </table:table-row>
        <table:table-row table:style-name="ro1">
          <table:table-cell table:number-columns-repeated="3"/>
          <table:table-cell office:value-type="float" office:value="9.73716" calcext:value-type="float">
            <text:p>9,73716</text:p>
          </table:table-cell>
          <table:table-cell office:value-type="float" office:value="0.0108666" calcext:value-type="float">
            <text:p>0,0108666</text:p>
          </table:table-cell>
          <table:table-cell/>
          <table:table-cell office:value-type="float" office:value="11.9977" calcext:value-type="float">
            <text:p>11,9977</text:p>
          </table:table-cell>
          <table:table-cell office:value-type="float" office:value="0.0292901" calcext:value-type="float">
            <text:p>0,0292901</text:p>
          </table:table-cell>
        </table:table-row>
        <table:table-row table:style-name="ro1">
          <table:table-cell table:number-columns-repeated="3"/>
          <table:table-cell office:value-type="float" office:value="10.8674" calcext:value-type="float">
            <text:p>10,8674</text:p>
          </table:table-cell>
          <table:table-cell office:value-type="float" office:value="0.00984891" calcext:value-type="float">
            <text:p>0,00984891</text:p>
          </table:table-cell>
          <table:table-cell/>
          <table:table-cell office:value-type="float" office:value="13.128" calcext:value-type="float">
            <text:p>13,128</text:p>
          </table:table-cell>
          <table:table-cell office:value-type="float" office:value="0.0269735" calcext:value-type="float">
            <text:p>0,0269735</text:p>
          </table:table-cell>
        </table:table-row>
        <table:table-row table:style-name="ro1">
          <table:table-cell table:number-columns-repeated="3"/>
          <table:table-cell office:value-type="float" office:value="11.9977" calcext:value-type="float">
            <text:p>11,9977</text:p>
          </table:table-cell>
          <table:table-cell office:value-type="float" office:value="0.00863909" calcext:value-type="float">
            <text:p>0,00863909</text:p>
          </table:table-cell>
          <table:table-cell/>
          <table:table-cell office:value-type="float" office:value="14.2583" calcext:value-type="float">
            <text:p>14,2583</text:p>
          </table:table-cell>
          <table:table-cell office:value-type="float" office:value="0.0255696" calcext:value-type="float">
            <text:p>0,0255696</text:p>
          </table:table-cell>
        </table:table-row>
        <table:table-row table:style-name="ro1">
          <table:table-cell table:number-columns-repeated="3"/>
          <table:table-cell office:value-type="float" office:value="13.128" calcext:value-type="float">
            <text:p>13,128</text:p>
          </table:table-cell>
          <table:table-cell office:value-type="float" office:value="0.00784385" calcext:value-type="float">
            <text:p>0,00784385</text:p>
          </table:table-cell>
          <table:table-cell/>
          <table:table-cell office:value-type="float" office:value="15.9537" calcext:value-type="float">
            <text:p>15,9537</text:p>
          </table:table-cell>
          <table:table-cell office:value-type="float" office:value="0.0240231" calcext:value-type="float">
            <text:p>0,0240231</text:p>
          </table:table-cell>
        </table:table-row>
        <table:table-row table:style-name="ro1">
          <table:table-cell table:number-columns-repeated="3"/>
          <table:table-cell office:value-type="float" office:value="14.2583" calcext:value-type="float">
            <text:p>14,2583</text:p>
          </table:table-cell>
          <table:table-cell office:value-type="float" office:value="0.00744786" calcext:value-type="float">
            <text:p>0,00744786</text:p>
          </table:table-cell>
          <table:table-cell/>
          <table:table-cell office:value-type="float" office:value="17.084" calcext:value-type="float">
            <text:p>17,084</text:p>
          </table:table-cell>
          <table:table-cell office:value-type="float" office:value="0.0228355" calcext:value-type="float">
            <text:p>0,0228355</text:p>
          </table:table-cell>
        </table:table-row>
        <table:table-row table:style-name="ro1">
          <table:table-cell table:number-columns-repeated="3"/>
          <table:table-cell office:value-type="float" office:value="15.3886" calcext:value-type="float">
            <text:p>15,3886</text:p>
          </table:table-cell>
          <table:table-cell office:value-type="float" office:value="0.00710611" calcext:value-type="float">
            <text:p>0,00710611</text:p>
          </table:table-cell>
          <table:table-cell/>
          <table:table-cell office:value-type="float" office:value="18.7794" calcext:value-type="float">
            <text:p>18,7794</text:p>
          </table:table-cell>
          <table:table-cell office:value-type="float" office:value="0.0215299" calcext:value-type="float">
            <text:p>0,0215299</text:p>
          </table:table-cell>
        </table:table-row>
        <table:table-row table:style-name="ro1">
          <table:table-cell table:number-columns-repeated="3"/>
          <table:table-cell office:value-type="float" office:value="16.5188" calcext:value-type="float">
            <text:p>16,5188</text:p>
          </table:table-cell>
          <table:table-cell office:value-type="float" office:value="0.00652406" calcext:value-type="float">
            <text:p>0,00652406</text:p>
          </table:table-cell>
          <table:table-cell/>
          <table:table-cell office:value-type="float" office:value="19.9097" calcext:value-type="float">
            <text:p>19,9097</text:p>
          </table:table-cell>
          <table:table-cell office:value-type="float" office:value="0.0209537" calcext:value-type="float">
            <text:p>0,0209537</text:p>
          </table:table-cell>
        </table:table-row>
        <table:table-row table:style-name="ro1">
          <table:table-cell table:number-columns-repeated="3"/>
          <table:table-cell office:value-type="float" office:value="17.6491" calcext:value-type="float">
            <text:p>17,6491</text:p>
          </table:table-cell>
          <table:table-cell office:value-type="float" office:value="0.00618401" calcext:value-type="float">
            <text:p>0,00618401</text:p>
          </table:table-cell>
          <table:table-cell/>
          <table:table-cell office:value-type="float" office:value="21.04" calcext:value-type="float">
            <text:p>21,04</text:p>
          </table:table-cell>
          <table:table-cell office:value-type="float" office:value="0.0200654" calcext:value-type="float">
            <text:p>0,0200654</text:p>
          </table:table-cell>
        </table:table-row>
        <table:table-row table:style-name="ro1">
          <table:table-cell table:number-columns-repeated="3"/>
          <table:table-cell office:value-type="float" office:value="18.7794" calcext:value-type="float">
            <text:p>18,7794</text:p>
          </table:table-cell>
          <table:table-cell office:value-type="float" office:value="0.00608901" calcext:value-type="float">
            <text:p>0,00608901</text:p>
          </table:table-cell>
          <table:table-cell/>
          <table:table-cell office:value-type="float" office:value="22.7354" calcext:value-type="float">
            <text:p>22,7354</text:p>
          </table:table-cell>
          <table:table-cell office:value-type="float" office:value="0.0184604" calcext:value-type="float">
            <text:p>0,0184604</text:p>
          </table:table-cell>
        </table:table-row>
        <table:table-row table:style-name="ro1">
          <table:table-cell table:number-columns-repeated="3"/>
          <table:table-cell office:value-type="float" office:value="19.9097" calcext:value-type="float">
            <text:p>19,9097</text:p>
          </table:table-cell>
          <table:table-cell office:value-type="float" office:value="0.00605914" calcext:value-type="float">
            <text:p>0,00605914</text:p>
          </table:table-cell>
          <table:table-cell/>
          <table:table-cell office:value-type="float" office:value="23.8657" calcext:value-type="float">
            <text:p>23,8657</text:p>
          </table:table-cell>
          <table:table-cell office:value-type="float" office:value="0.0179598" calcext:value-type="float">
            <text:p>0,0179598</text:p>
          </table:table-cell>
        </table:table-row>
        <table:table-row table:style-name="ro1">
          <table:table-cell table:number-columns-repeated="3"/>
          <table:table-cell office:value-type="float" office:value="21.04" calcext:value-type="float">
            <text:p>21,04</text:p>
          </table:table-cell>
          <table:table-cell office:value-type="float" office:value="0.00596021" calcext:value-type="float">
            <text:p>0,00596021</text:p>
          </table:table-cell>
          <table:table-cell/>
          <table:table-cell office:value-type="float" office:value="24.9959" calcext:value-type="float">
            <text:p>24,9959</text:p>
          </table:table-cell>
          <table:table-cell office:value-type="float" office:value="0.0174514" calcext:value-type="float">
            <text:p>0,0174514</text:p>
          </table:table-cell>
        </table:table-row>
        <table:table-row table:style-name="ro1">
          <table:table-cell table:number-columns-repeated="3"/>
          <table:table-cell office:value-type="float" office:value="22.1702" calcext:value-type="float">
            <text:p>22,1702</text:p>
          </table:table-cell>
          <table:table-cell office:value-type="float" office:value="0.00586504" calcext:value-type="float">
            <text:p>0,00586504</text:p>
          </table:table-cell>
          <table:table-cell/>
          <table:table-cell office:value-type="float" office:value="26.1262" calcext:value-type="float">
            <text:p>26,1262</text:p>
          </table:table-cell>
          <table:table-cell office:value-type="float" office:value="0.0170255" calcext:value-type="float">
            <text:p>0,0170255</text:p>
          </table:table-cell>
        </table:table-row>
        <table:table-row table:style-name="ro1">
          <table:table-cell table:number-columns-repeated="3"/>
          <table:table-cell office:value-type="float" office:value="23.3005" calcext:value-type="float">
            <text:p>23,3005</text:p>
          </table:table-cell>
          <table:table-cell office:value-type="float" office:value="0.00558187" calcext:value-type="float">
            <text:p>0,00558187</text:p>
          </table:table-cell>
          <table:table-cell/>
          <table:table-cell office:value-type="float" office:value="27.8216" calcext:value-type="float">
            <text:p>27,8216</text:p>
          </table:table-cell>
          <table:table-cell office:value-type="float" office:value="0.0162196" calcext:value-type="float">
            <text:p>0,0162196</text:p>
          </table:table-cell>
        </table:table-row>
        <table:table-row table:style-name="ro1">
          <table:table-cell table:number-columns-repeated="3"/>
          <table:table-cell office:value-type="float" office:value="24.4308" calcext:value-type="float">
            <text:p>24,4308</text:p>
          </table:table-cell>
          <table:table-cell office:value-type="float" office:value="0.00507792" calcext:value-type="float">
            <text:p>0,00507792</text:p>
          </table:table-cell>
          <table:table-cell/>
          <table:table-cell office:value-type="float" office:value="28.9519" calcext:value-type="float">
            <text:p>28,9519</text:p>
          </table:table-cell>
          <table:table-cell office:value-type="float" office:value="0.0159935" calcext:value-type="float">
            <text:p>0,0159935</text:p>
          </table:table-cell>
        </table:table-row>
        <table:table-row table:style-name="ro1">
          <table:table-cell table:number-columns-repeated="3"/>
          <table:table-cell office:value-type="float" office:value="25.5611" calcext:value-type="float">
            <text:p>25,5611</text:p>
          </table:table-cell>
          <table:table-cell office:value-type="float" office:value="0.00461758" calcext:value-type="float">
            <text:p>0,00461758</text:p>
          </table:table-cell>
          <table:table-cell/>
          <table:table-cell office:value-type="float" office:value="30.0822" calcext:value-type="float">
            <text:p>30,0822</text:p>
          </table:table-cell>
          <table:table-cell office:value-type="float" office:value="0.0156083" calcext:value-type="float">
            <text:p>0,0156083</text:p>
          </table:table-cell>
        </table:table-row>
        <table:table-row table:style-name="ro1">
          <table:table-cell table:number-columns-repeated="3"/>
          <table:table-cell office:value-type="float" office:value="26.6914" calcext:value-type="float">
            <text:p>26,6914</text:p>
          </table:table-cell>
          <table:table-cell office:value-type="float" office:value="0.00441823" calcext:value-type="float">
            <text:p>0,00441823</text:p>
          </table:table-cell>
          <table:table-cell/>
          <table:table-cell office:value-type="float" office:value="31.2125" calcext:value-type="float">
            <text:p>31,2125</text:p>
          </table:table-cell>
          <table:table-cell office:value-type="float" office:value="0.0151691" calcext:value-type="float">
            <text:p>0,0151691</text:p>
          </table:table-cell>
        </table:table-row>
        <table:table-row table:style-name="ro1">
          <table:table-cell table:number-columns-repeated="3"/>
          <table:table-cell office:value-type="float" office:value="27.8216" calcext:value-type="float">
            <text:p>27,8216</text:p>
          </table:table-cell>
          <table:table-cell office:value-type="float" office:value="0.00424285" calcext:value-type="float">
            <text:p>0,00424285</text:p>
          </table:table-cell>
          <table:table-cell/>
          <table:table-cell office:value-type="float" office:value="32.3428" calcext:value-type="float">
            <text:p>32,3428</text:p>
          </table:table-cell>
          <table:table-cell office:value-type="float" office:value="0.0146389" calcext:value-type="float">
            <text:p>0,0146389</text:p>
          </table:table-cell>
        </table:table-row>
        <table:table-row table:style-name="ro1">
          <table:table-cell table:number-columns-repeated="3"/>
          <table:table-cell office:value-type="float" office:value="28.9519" calcext:value-type="float">
            <text:p>28,9519</text:p>
          </table:table-cell>
          <table:table-cell office:value-type="float" office:value="0.00406001" calcext:value-type="float">
            <text:p>0,00406001</text:p>
          </table:table-cell>
          <table:table-cell/>
          <table:table-cell office:value-type="float" office:value="34.0382" calcext:value-type="float">
            <text:p>34,0382</text:p>
          </table:table-cell>
          <table:table-cell office:value-type="float" office:value="0.0142047" calcext:value-type="float">
            <text:p>0,0142047</text:p>
          </table:table-cell>
        </table:table-row>
        <table:table-row table:style-name="ro1">
          <table:table-cell table:number-columns-repeated="3"/>
          <table:table-cell office:value-type="float" office:value="30.0822" calcext:value-type="float">
            <text:p>30,0822</text:p>
          </table:table-cell>
          <table:table-cell office:value-type="float" office:value="0.00389458" calcext:value-type="float">
            <text:p>0,00389458</text:p>
          </table:table-cell>
          <table:table-cell/>
          <table:table-cell office:value-type="float" office:value="35.1685" calcext:value-type="float">
            <text:p>35,1685</text:p>
          </table:table-cell>
          <table:table-cell office:value-type="float" office:value="0.0139791" calcext:value-type="float">
            <text:p>0,0139791</text:p>
          </table:table-cell>
        </table:table-row>
        <table:table-row table:style-name="ro1">
          <table:table-cell table:number-columns-repeated="3"/>
          <table:table-cell office:value-type="float" office:value="31.2125" calcext:value-type="float">
            <text:p>31,2125</text:p>
          </table:table-cell>
          <table:table-cell office:value-type="float" office:value="0.00390693" calcext:value-type="float">
            <text:p>0,00390693</text:p>
          </table:table-cell>
          <table:table-cell/>
          <table:table-cell office:value-type="float" office:value="36.2988" calcext:value-type="float">
            <text:p>36,2988</text:p>
          </table:table-cell>
          <table:table-cell office:value-type="float" office:value="0.0137509" calcext:value-type="float">
            <text:p>0,0137509</text:p>
          </table:table-cell>
        </table:table-row>
        <table:table-row table:style-name="ro1">
          <table:table-cell table:number-columns-repeated="3"/>
          <table:table-cell office:value-type="float" office:value="32.3428" calcext:value-type="float">
            <text:p>32,3428</text:p>
          </table:table-cell>
          <table:table-cell office:value-type="float" office:value="0.0038424" calcext:value-type="float">
            <text:p>0,0038424</text:p>
          </table:table-cell>
          <table:table-cell/>
          <table:table-cell office:value-type="float" office:value="37.9942" calcext:value-type="float">
            <text:p>37,9942</text:p>
          </table:table-cell>
          <table:table-cell office:value-type="float" office:value="0.013483" calcext:value-type="float">
            <text:p>0,013483</text:p>
          </table:table-cell>
        </table:table-row>
        <table:table-row table:style-name="ro1">
          <table:table-cell table:number-columns-repeated="3"/>
          <table:table-cell office:value-type="float" office:value="33.473" calcext:value-type="float">
            <text:p>33,473</text:p>
          </table:table-cell>
          <table:table-cell office:value-type="float" office:value="0.00370719" calcext:value-type="float">
            <text:p>0,00370719</text:p>
          </table:table-cell>
          <table:table-cell/>
          <table:table-cell office:value-type="float" office:value="39.1245" calcext:value-type="float">
            <text:p>39,1245</text:p>
          </table:table-cell>
          <table:table-cell office:value-type="float" office:value="0.0132566" calcext:value-type="float">
            <text:p>0,0132566</text:p>
          </table:table-cell>
        </table:table-row>
        <table:table-row table:style-name="ro1">
          <table:table-cell table:number-columns-repeated="3"/>
          <table:table-cell office:value-type="float" office:value="34.6033" calcext:value-type="float">
            <text:p>34,6033</text:p>
          </table:table-cell>
          <table:table-cell office:value-type="float" office:value="0.00360492" calcext:value-type="float">
            <text:p>0,00360492</text:p>
          </table:table-cell>
          <table:table-cell/>
          <table:table-cell office:value-type="float" office:value="40.2547" calcext:value-type="float">
            <text:p>40,2547</text:p>
          </table:table-cell>
          <table:table-cell office:value-type="float" office:value="0.0128942" calcext:value-type="float">
            <text:p>0,0128942</text:p>
          </table:table-cell>
        </table:table-row>
        <table:table-row table:style-name="ro1">
          <table:table-cell table:number-columns-repeated="3"/>
          <table:table-cell office:value-type="float" office:value="35.7336" calcext:value-type="float">
            <text:p>35,7336</text:p>
          </table:table-cell>
          <table:table-cell office:value-type="float" office:value="0.00364239" calcext:value-type="float">
            <text:p>0,00364239</text:p>
          </table:table-cell>
          <table:table-cell/>
          <table:table-cell office:value-type="float" office:value="41.9502" calcext:value-type="float">
            <text:p>41,9502</text:p>
          </table:table-cell>
          <table:table-cell office:value-type="float" office:value="0.0122569" calcext:value-type="float">
            <text:p>0,0122569</text:p>
          </table:table-cell>
        </table:table-row>
        <table:table-row table:style-name="ro1">
          <table:table-cell table:number-columns-repeated="3"/>
          <table:table-cell office:value-type="float" office:value="36.8639" calcext:value-type="float">
            <text:p>36,8639</text:p>
          </table:table-cell>
          <table:table-cell office:value-type="float" office:value="0.00357057" calcext:value-type="float">
            <text:p>0,00357057</text:p>
          </table:table-cell>
          <table:table-cell/>
          <table:table-cell office:value-type="float" office:value="43.0804" calcext:value-type="float">
            <text:p>43,0804</text:p>
          </table:table-cell>
          <table:table-cell office:value-type="float" office:value="0.0119304" calcext:value-type="float">
            <text:p>0,0119304</text:p>
          </table:table-cell>
        </table:table-row>
        <table:table-row table:style-name="ro1">
          <table:table-cell table:number-columns-repeated="3"/>
          <table:table-cell office:value-type="float" office:value="37.9942" calcext:value-type="float">
            <text:p>37,9942</text:p>
          </table:table-cell>
          <table:table-cell office:value-type="float" office:value="0.00341835" calcext:value-type="float">
            <text:p>0,00341835</text:p>
          </table:table-cell>
          <table:table-cell/>
          <table:table-cell office:value-type="float" office:value="44.2107" calcext:value-type="float">
            <text:p>44,2107</text:p>
          </table:table-cell>
          <table:table-cell office:value-type="float" office:value="0.011529" calcext:value-type="float">
            <text:p>0,011529</text:p>
          </table:table-cell>
        </table:table-row>
        <table:table-row table:style-name="ro1">
          <table:table-cell table:number-columns-repeated="3"/>
          <table:table-cell office:value-type="float" office:value="39.1245" calcext:value-type="float">
            <text:p>39,1245</text:p>
          </table:table-cell>
          <table:table-cell office:value-type="float" office:value="0.00336865" calcext:value-type="float">
            <text:p>0,00336865</text:p>
          </table:table-cell>
          <table:table-cell/>
          <table:table-cell office:value-type="float" office:value="45.9061" calcext:value-type="float">
            <text:p>45,9061</text:p>
          </table:table-cell>
          <table:table-cell office:value-type="float" office:value="0.0109124" calcext:value-type="float">
            <text:p>0,0109124</text:p>
          </table:table-cell>
        </table:table-row>
        <table:table-row table:style-name="ro1">
          <table:table-cell table:number-columns-repeated="3"/>
          <table:table-cell office:value-type="float" office:value="40.2547" calcext:value-type="float">
            <text:p>40,2547</text:p>
          </table:table-cell>
          <table:table-cell office:value-type="float" office:value="0.00332118" calcext:value-type="float">
            <text:p>0,00332118</text:p>
          </table:table-cell>
          <table:table-cell/>
          <table:table-cell office:value-type="float" office:value="47.0364" calcext:value-type="float">
            <text:p>47,0364</text:p>
          </table:table-cell>
          <table:table-cell office:value-type="float" office:value="0.0108749" calcext:value-type="float">
            <text:p>0,0108749</text:p>
          </table:table-cell>
        </table:table-row>
        <table:table-row table:style-name="ro1">
          <table:table-cell table:number-columns-repeated="3"/>
          <table:table-cell office:value-type="float" office:value="41.385" calcext:value-type="float">
            <text:p>41,385</text:p>
          </table:table-cell>
          <table:table-cell office:value-type="float" office:value="0.00321275" calcext:value-type="float">
            <text:p>0,00321275</text:p>
          </table:table-cell>
          <table:table-cell/>
          <table:table-cell office:value-type="float" office:value="48.1667" calcext:value-type="float">
            <text:p>48,1667</text:p>
          </table:table-cell>
          <table:table-cell office:value-type="float" office:value="0.0107853" calcext:value-type="float">
            <text:p>0,0107853</text:p>
          </table:table-cell>
        </table:table-row>
        <table:table-row table:style-name="ro1">
          <table:table-cell table:number-columns-repeated="3"/>
          <table:table-cell office:value-type="float" office:value="42.5153" calcext:value-type="float">
            <text:p>42,5153</text:p>
          </table:table-cell>
          <table:table-cell office:value-type="float" office:value="0.00310554" calcext:value-type="float">
            <text:p>0,00310554</text:p>
          </table:table-cell>
          <table:table-cell/>
          <table:table-cell office:value-type="float" office:value="49.297" calcext:value-type="float">
            <text:p>49,297</text:p>
          </table:table-cell>
          <table:table-cell office:value-type="float" office:value="0.0106353" calcext:value-type="float">
            <text:p>0,0106353</text:p>
          </table:table-cell>
        </table:table-row>
        <table:table-row table:style-name="ro1">
          <table:table-cell table:number-columns-repeated="3"/>
          <table:table-cell office:value-type="float" office:value="43.6456" calcext:value-type="float">
            <text:p>43,6456</text:p>
          </table:table-cell>
          <table:table-cell office:value-type="float" office:value="0.0030503" calcext:value-type="float">
            <text:p>0,0030503</text:p>
          </table:table-cell>
          <table:table-cell/>
          <table:table-cell office:value-type="float" office:value="50.9924" calcext:value-type="float">
            <text:p>50,9924</text:p>
          </table:table-cell>
          <table:table-cell office:value-type="float" office:value="0.0102307" calcext:value-type="float">
            <text:p>0,0102307</text:p>
          </table:table-cell>
        </table:table-row>
        <table:table-row table:style-name="ro1">
          <table:table-cell table:number-columns-repeated="3"/>
          <table:table-cell office:value-type="float" office:value="44.7759" calcext:value-type="float">
            <text:p>44,7759</text:p>
          </table:table-cell>
          <table:table-cell office:value-type="float" office:value="0.00299703" calcext:value-type="float">
            <text:p>0,00299703</text:p>
          </table:table-cell>
          <table:table-cell/>
          <table:table-cell office:value-type="float" office:value="52.1227" calcext:value-type="float">
            <text:p>52,1227</text:p>
          </table:table-cell>
          <table:table-cell office:value-type="float" office:value="0.0101807" calcext:value-type="float">
            <text:p>0,0101807</text:p>
          </table:table-cell>
        </table:table-row>
        <table:table-row table:style-name="ro1">
          <table:table-cell table:number-columns-repeated="3"/>
          <table:table-cell office:value-type="float" office:value="45.9061" calcext:value-type="float">
            <text:p>45,9061</text:p>
          </table:table-cell>
          <table:table-cell office:value-type="float" office:value="0.00297329" calcext:value-type="float">
            <text:p>0,00297329</text:p>
          </table:table-cell>
          <table:table-cell/>
          <table:table-cell office:value-type="float" office:value="53.253" calcext:value-type="float">
            <text:p>53,253</text:p>
          </table:table-cell>
          <table:table-cell office:value-type="float" office:value="0.0100176" calcext:value-type="float">
            <text:p>0,0100176</text:p>
          </table:table-cell>
        </table:table-row>
        <table:table-row table:style-name="ro1">
          <table:table-cell table:number-columns-repeated="3"/>
          <table:table-cell office:value-type="float" office:value="47.0364" calcext:value-type="float">
            <text:p>47,0364</text:p>
          </table:table-cell>
          <table:table-cell office:value-type="float" office:value="0.00295483" calcext:value-type="float">
            <text:p>0,00295483</text:p>
          </table:table-cell>
          <table:table-cell/>
          <table:table-cell office:value-type="float" office:value="54.9484" calcext:value-type="float">
            <text:p>54,9484</text:p>
          </table:table-cell>
          <table:table-cell office:value-type="float" office:value="0.0095691" calcext:value-type="float">
            <text:p>0,0095691</text:p>
          </table:table-cell>
        </table:table-row>
        <table:table-row table:style-name="ro1">
          <table:table-cell table:number-columns-repeated="3"/>
          <table:table-cell office:value-type="float" office:value="48.1667" calcext:value-type="float">
            <text:p>48,1667</text:p>
          </table:table-cell>
          <table:table-cell office:value-type="float" office:value="0.00294952" calcext:value-type="float">
            <text:p>0,00294952</text:p>
          </table:table-cell>
          <table:table-cell/>
          <table:table-cell office:value-type="float" office:value="56.0787" calcext:value-type="float">
            <text:p>56,0787</text:p>
          </table:table-cell>
          <table:table-cell office:value-type="float" office:value="0.0092934" calcext:value-type="float">
            <text:p>0,0092934</text:p>
          </table:table-cell>
        </table:table-row>
        <table:table-row table:style-name="ro1">
          <table:table-cell table:number-columns-repeated="3"/>
          <table:table-cell office:value-type="float" office:value="49.297" calcext:value-type="float">
            <text:p>49,297</text:p>
          </table:table-cell>
          <table:table-cell office:value-type="float" office:value="0.00288376" calcext:value-type="float">
            <text:p>0,00288376</text:p>
          </table:table-cell>
          <table:table-cell/>
          <table:table-cell office:value-type="float" office:value="57.2089" calcext:value-type="float">
            <text:p>57,2089</text:p>
          </table:table-cell>
          <table:table-cell office:value-type="float" office:value="0.00912276" calcext:value-type="float">
            <text:p>0,00912276</text:p>
          </table:table-cell>
        </table:table-row>
        <table:table-row table:style-name="ro1">
          <table:table-cell table:number-columns-repeated="3"/>
          <table:table-cell office:value-type="float" office:value="50.4273" calcext:value-type="float">
            <text:p>50,4273</text:p>
          </table:table-cell>
          <table:table-cell office:value-type="float" office:value="0.00279921" calcext:value-type="float">
            <text:p>0,00279921</text:p>
          </table:table-cell>
          <table:table-cell/>
          <table:table-cell office:value-type="float" office:value="58.9044" calcext:value-type="float">
            <text:p>58,9044</text:p>
          </table:table-cell>
          <table:table-cell office:value-type="float" office:value="0.00887088" calcext:value-type="float">
            <text:p>0,00887088</text:p>
          </table:table-cell>
        </table:table-row>
        <table:table-row table:style-name="ro1">
          <table:table-cell table:number-columns-repeated="3"/>
          <table:table-cell office:value-type="float" office:value="51.5575" calcext:value-type="float">
            <text:p>51,5575</text:p>
          </table:table-cell>
          <table:table-cell office:value-type="float" office:value="0.00279905" calcext:value-type="float">
            <text:p>0,00279905</text:p>
          </table:table-cell>
          <table:table-cell/>
          <table:table-cell office:value-type="float" office:value="60.0346" calcext:value-type="float">
            <text:p>60,0346</text:p>
          </table:table-cell>
          <table:table-cell office:value-type="float" office:value="0.00886787" calcext:value-type="float">
            <text:p>0,00886787</text:p>
          </table:table-cell>
        </table:table-row>
        <table:table-row table:style-name="ro1">
          <table:table-cell table:number-columns-repeated="3"/>
          <table:table-cell office:value-type="float" office:value="52.1227" calcext:value-type="float">
            <text:p>52,1227</text:p>
          </table:table-cell>
          <table:table-cell office:value-type="float" office:value="0.00282696" calcext:value-type="float">
            <text:p>0,00282696</text:p>
          </table:table-cell>
          <table:table-cell/>
          <table:table-cell office:value-type="float" office:value="61.1649" calcext:value-type="float">
            <text:p>61,1649</text:p>
          </table:table-cell>
          <table:table-cell office:value-type="float" office:value="0.00894201" calcext:value-type="float">
            <text:p>0,00894201</text:p>
          </table:table-cell>
        </table:table-row>
        <table:table-row table:style-name="ro1">
          <table:table-cell table:number-columns-repeated="3"/>
          <table:table-cell office:value-type="float" office:value="53.253" calcext:value-type="float">
            <text:p>53,253</text:p>
          </table:table-cell>
          <table:table-cell office:value-type="float" office:value="0.00279984" calcext:value-type="float">
            <text:p>0,00279984</text:p>
          </table:table-cell>
          <table:table-cell/>
          <table:table-cell office:value-type="float" office:value="62.8603" calcext:value-type="float">
            <text:p>62,8603</text:p>
          </table:table-cell>
          <table:table-cell office:value-type="float" office:value="0.00884676" calcext:value-type="float">
            <text:p>0,00884676</text:p>
          </table:table-cell>
        </table:table-row>
        <table:table-row table:style-name="ro1">
          <table:table-cell table:number-columns-repeated="3"/>
          <table:table-cell office:value-type="float" office:value="54.3832" calcext:value-type="float">
            <text:p>54,3832</text:p>
          </table:table-cell>
          <table:table-cell office:value-type="float" office:value="0.00267564" calcext:value-type="float">
            <text:p>0,00267564</text:p>
          </table:table-cell>
          <table:table-cell/>
          <table:table-cell office:value-type="float" office:value="63.9906" calcext:value-type="float">
            <text:p>63,9906</text:p>
          </table:table-cell>
          <table:table-cell office:value-type="float" office:value="0.00864545" calcext:value-type="float">
            <text:p>0,00864545</text:p>
          </table:table-cell>
        </table:table-row>
        <table:table-row table:style-name="ro1">
          <table:table-cell table:number-columns-repeated="3"/>
          <table:table-cell office:value-type="float" office:value="55.5135" calcext:value-type="float">
            <text:p>55,5135</text:p>
          </table:table-cell>
          <table:table-cell office:value-type="float" office:value="0.00252922" calcext:value-type="float">
            <text:p>0,00252922</text:p>
          </table:table-cell>
          <table:table-cell/>
          <table:table-cell office:value-type="float" office:value="65.1209" calcext:value-type="float">
            <text:p>65,1209</text:p>
          </table:table-cell>
          <table:table-cell office:value-type="float" office:value="0.00848434" calcext:value-type="float">
            <text:p>0,00848434</text:p>
          </table:table-cell>
        </table:table-row>
        <table:table-row table:style-name="ro1">
          <table:table-cell table:number-columns-repeated="3"/>
          <table:table-cell office:value-type="float" office:value="56.6438" calcext:value-type="float">
            <text:p>56,6438</text:p>
          </table:table-cell>
          <table:table-cell office:value-type="float" office:value="0.00245872" calcext:value-type="float">
            <text:p>0,00245872</text:p>
          </table:table-cell>
          <table:table-cell/>
          <table:table-cell office:value-type="float" office:value="66.8163" calcext:value-type="float">
            <text:p>66,8163</text:p>
          </table:table-cell>
          <table:table-cell office:value-type="float" office:value="0.00819466" calcext:value-type="float">
            <text:p>0,00819466</text:p>
          </table:table-cell>
        </table:table-row>
        <table:table-row table:style-name="ro1">
          <table:table-cell table:number-columns-repeated="3"/>
          <table:table-cell office:value-type="float" office:value="57.7741" calcext:value-type="float">
            <text:p>57,7741</text:p>
          </table:table-cell>
          <table:table-cell office:value-type="float" office:value="0.00238756" calcext:value-type="float">
            <text:p>0,00238756</text:p>
          </table:table-cell>
          <table:table-cell/>
          <table:table-cell office:value-type="float" office:value="67.9466" calcext:value-type="float">
            <text:p>67,9466</text:p>
          </table:table-cell>
          <table:table-cell office:value-type="float" office:value="0.00791695" calcext:value-type="float">
            <text:p>0,00791695</text:p>
          </table:table-cell>
        </table:table-row>
        <table:table-row table:style-name="ro1">
          <table:table-cell table:number-columns-repeated="3"/>
          <table:table-cell office:value-type="float" office:value="58.9044" calcext:value-type="float">
            <text:p>58,9044</text:p>
          </table:table-cell>
          <table:table-cell office:value-type="float" office:value="0.00231948" calcext:value-type="float">
            <text:p>0,00231948</text:p>
          </table:table-cell>
          <table:table-cell/>
          <table:table-cell office:value-type="float" office:value="69.0769" calcext:value-type="float">
            <text:p>69,0769</text:p>
          </table:table-cell>
          <table:table-cell office:value-type="float" office:value="0.00769477" calcext:value-type="float">
            <text:p>0,00769477</text:p>
          </table:table-cell>
        </table:table-row>
        <table:table-row table:style-name="ro1">
          <table:table-cell table:number-columns-repeated="3"/>
          <table:table-cell office:value-type="float" office:value="60.0346" calcext:value-type="float">
            <text:p>60,0346</text:p>
          </table:table-cell>
          <table:table-cell office:value-type="float" office:value="0.00237597" calcext:value-type="float">
            <text:p>0,00237597</text:p>
          </table:table-cell>
          <table:table-cell/>
          <table:table-cell office:value-type="float" office:value="70.7723" calcext:value-type="float">
            <text:p>70,7723</text:p>
          </table:table-cell>
          <table:table-cell office:value-type="float" office:value="0.00773484" calcext:value-type="float">
            <text:p>0,00773484</text:p>
          </table:table-cell>
        </table:table-row>
        <table:table-row table:style-name="ro1">
          <table:table-cell table:number-columns-repeated="3"/>
          <table:table-cell office:value-type="float" office:value="61.1649" calcext:value-type="float">
            <text:p>61,1649</text:p>
          </table:table-cell>
          <table:table-cell office:value-type="float" office:value="0.0024593" calcext:value-type="float">
            <text:p>0,0024593</text:p>
          </table:table-cell>
          <table:table-cell/>
          <table:table-cell office:value-type="float" office:value="71.9026" calcext:value-type="float">
            <text:p>71,9026</text:p>
          </table:table-cell>
          <table:table-cell office:value-type="float" office:value="0.00773981" calcext:value-type="float">
            <text:p>0,00773981</text:p>
          </table:table-cell>
        </table:table-row>
        <table:table-row table:style-name="ro1">
          <table:table-cell table:number-columns-repeated="3"/>
          <table:table-cell office:value-type="float" office:value="62.2952" calcext:value-type="float">
            <text:p>62,2952</text:p>
          </table:table-cell>
          <table:table-cell office:value-type="float" office:value="0.0024358" calcext:value-type="float">
            <text:p>0,0024358</text:p>
          </table:table-cell>
          <table:table-cell/>
          <table:table-cell office:value-type="float" office:value="73.0329" calcext:value-type="float">
            <text:p>73,0329</text:p>
          </table:table-cell>
          <table:table-cell office:value-type="float" office:value="0.00766642" calcext:value-type="float">
            <text:p>0,00766642</text:p>
          </table:table-cell>
        </table:table-row>
        <table:table-row table:style-name="ro1">
          <table:table-cell table:number-columns-repeated="3"/>
          <table:table-cell office:value-type="float" office:value="63.4255" calcext:value-type="float">
            <text:p>63,4255</text:p>
          </table:table-cell>
          <table:table-cell office:value-type="float" office:value="0.0023879" calcext:value-type="float">
            <text:p>0,0023879</text:p>
          </table:table-cell>
          <table:table-cell/>
          <table:table-cell office:value-type="float" office:value="74.7283" calcext:value-type="float">
            <text:p>74,7283</text:p>
          </table:table-cell>
          <table:table-cell office:value-type="float" office:value="0.0075868" calcext:value-type="float">
            <text:p>0,0075868</text:p>
          </table:table-cell>
        </table:table-row>
        <table:table-row table:style-name="ro1">
          <table:table-cell table:number-columns-repeated="3"/>
          <table:table-cell office:value-type="float" office:value="64.5558" calcext:value-type="float">
            <text:p>64,5558</text:p>
          </table:table-cell>
          <table:table-cell office:value-type="float" office:value="0.00234589" calcext:value-type="float">
            <text:p>0,00234589</text:p>
          </table:table-cell>
          <table:table-cell/>
          <table:table-cell office:value-type="float" office:value="75.8586" calcext:value-type="float">
            <text:p>75,8586</text:p>
          </table:table-cell>
          <table:table-cell office:value-type="float" office:value="0.00754952" calcext:value-type="float">
            <text:p>0,00754952</text:p>
          </table:table-cell>
        </table:table-row>
        <table:table-row table:style-name="ro1">
          <table:table-cell table:number-columns-repeated="3"/>
          <table:table-cell office:value-type="float" office:value="65.686" calcext:value-type="float">
            <text:p>65,686</text:p>
          </table:table-cell>
          <table:table-cell office:value-type="float" office:value="0.00230911" calcext:value-type="float">
            <text:p>0,00230911</text:p>
          </table:table-cell>
          <table:table-cell/>
          <table:table-cell office:value-type="float" office:value="76.9889" calcext:value-type="float">
            <text:p>76,9889</text:p>
          </table:table-cell>
          <table:table-cell office:value-type="float" office:value="0.00747779" calcext:value-type="float">
            <text:p>0,00747779</text:p>
          </table:table-cell>
        </table:table-row>
        <table:table-row table:style-name="ro1">
          <table:table-cell table:number-columns-repeated="3"/>
          <table:table-cell office:value-type="float" office:value="66.8163" calcext:value-type="float">
            <text:p>66,8163</text:p>
          </table:table-cell>
          <table:table-cell office:value-type="float" office:value="0.00224043" calcext:value-type="float">
            <text:p>0,00224043</text:p>
          </table:table-cell>
          <table:table-cell/>
          <table:table-cell office:value-type="float" office:value="78.6843" calcext:value-type="float">
            <text:p>78,6843</text:p>
          </table:table-cell>
          <table:table-cell office:value-type="float" office:value="0.00730257" calcext:value-type="float">
            <text:p>0,00730257</text:p>
          </table:table-cell>
        </table:table-row>
        <table:table-row table:style-name="ro1">
          <table:table-cell table:number-columns-repeated="3"/>
          <table:table-cell office:value-type="float" office:value="67.9466" calcext:value-type="float">
            <text:p>67,9466</text:p>
          </table:table-cell>
          <table:table-cell office:value-type="float" office:value="0.00212089" calcext:value-type="float">
            <text:p>0,00212089</text:p>
          </table:table-cell>
          <table:table-cell/>
          <table:table-cell office:value-type="float" office:value="79.8146" calcext:value-type="float">
            <text:p>79,8146</text:p>
          </table:table-cell>
          <table:table-cell office:value-type="float" office:value="0.00722237" calcext:value-type="float">
            <text:p>0,00722237</text:p>
          </table:table-cell>
        </table:table-row>
        <table:table-row table:style-name="ro1">
          <table:table-cell table:number-columns-repeated="3"/>
          <table:table-cell office:value-type="float" office:value="69.0769" calcext:value-type="float">
            <text:p>69,0769</text:p>
          </table:table-cell>
          <table:table-cell office:value-type="float" office:value="0.00207528" calcext:value-type="float">
            <text:p>0,00207528</text:p>
          </table:table-cell>
          <table:table-cell/>
          <table:table-cell office:value-type="float" office:value="80.9448" calcext:value-type="float">
            <text:p>80,9448</text:p>
          </table:table-cell>
          <table:table-cell office:value-type="float" office:value="0.00710661" calcext:value-type="float">
            <text:p>0,00710661</text:p>
          </table:table-cell>
        </table:table-row>
        <table:table-row table:style-name="ro1">
          <table:table-cell table:number-columns-repeated="3"/>
          <table:table-cell office:value-type="float" office:value="70.2072" calcext:value-type="float">
            <text:p>70,2072</text:p>
          </table:table-cell>
          <table:table-cell office:value-type="float" office:value="0.00206435" calcext:value-type="float">
            <text:p>0,00206435</text:p>
          </table:table-cell>
          <table:table-cell/>
          <table:table-cell office:value-type="float" office:value="82.6403" calcext:value-type="float">
            <text:p>82,6403</text:p>
          </table:table-cell>
          <table:table-cell office:value-type="float" office:value="0.00691765" calcext:value-type="float">
            <text:p>0,00691765</text:p>
          </table:table-cell>
        </table:table-row>
        <table:table-row table:style-name="ro1">
          <table:table-cell table:number-columns-repeated="3"/>
          <table:table-cell office:value-type="float" office:value="71.3375" calcext:value-type="float">
            <text:p>71,3375</text:p>
          </table:table-cell>
          <table:table-cell office:value-type="float" office:value="0.0020681" calcext:value-type="float">
            <text:p>0,0020681</text:p>
          </table:table-cell>
          <table:table-cell/>
          <table:table-cell office:value-type="float" office:value="83.7705" calcext:value-type="float">
            <text:p>83,7705</text:p>
          </table:table-cell>
          <table:table-cell office:value-type="float" office:value="0.00683046" calcext:value-type="float">
            <text:p>0,00683046</text:p>
          </table:table-cell>
        </table:table-row>
        <table:table-row table:style-name="ro1">
          <table:table-cell table:number-columns-repeated="3"/>
          <table:table-cell office:value-type="float" office:value="72.4677" calcext:value-type="float">
            <text:p>72,4677</text:p>
          </table:table-cell>
          <table:table-cell office:value-type="float" office:value="0.00202331" calcext:value-type="float">
            <text:p>0,00202331</text:p>
          </table:table-cell>
          <table:table-cell/>
          <table:table-cell office:value-type="float" office:value="84.9008" calcext:value-type="float">
            <text:p>84,9008</text:p>
          </table:table-cell>
          <table:table-cell office:value-type="float" office:value="0.00672704" calcext:value-type="float">
            <text:p>0,00672704</text:p>
          </table:table-cell>
        </table:table-row>
        <table:table-row table:style-name="ro1">
          <table:table-cell table:number-columns-repeated="3"/>
          <table:table-cell office:value-type="float" office:value="73.598" calcext:value-type="float">
            <text:p>73,598</text:p>
          </table:table-cell>
          <table:table-cell office:value-type="float" office:value="0.00200587" calcext:value-type="float">
            <text:p>0,00200587</text:p>
          </table:table-cell>
          <table:table-cell/>
          <table:table-cell office:value-type="float" office:value="86.5962" calcext:value-type="float">
            <text:p>86,5962</text:p>
          </table:table-cell>
          <table:table-cell office:value-type="float" office:value="0.00659869" calcext:value-type="float">
            <text:p>0,00659869</text:p>
          </table:table-cell>
        </table:table-row>
        <table:table-row table:style-name="ro1">
          <table:table-cell table:number-columns-repeated="3"/>
          <table:table-cell office:value-type="float" office:value="74.7283" calcext:value-type="float">
            <text:p>74,7283</text:p>
          </table:table-cell>
          <table:table-cell office:value-type="float" office:value="0.0019591" calcext:value-type="float">
            <text:p>0,0019591</text:p>
          </table:table-cell>
          <table:table-cell/>
          <table:table-cell office:value-type="float" office:value="87.7265" calcext:value-type="float">
            <text:p>87,7265</text:p>
          </table:table-cell>
          <table:table-cell office:value-type="float" office:value="0.00653451" calcext:value-type="float">
            <text:p>0,00653451</text:p>
          </table:table-cell>
        </table:table-row>
        <table:table-row table:style-name="ro1">
          <table:table-cell table:number-columns-repeated="3"/>
          <table:table-cell office:value-type="float" office:value="75.8586" calcext:value-type="float">
            <text:p>75,8586</text:p>
          </table:table-cell>
          <table:table-cell office:value-type="float" office:value="0.0019399" calcext:value-type="float">
            <text:p>0,0019399</text:p>
          </table:table-cell>
          <table:table-cell/>
          <table:table-cell office:value-type="float" office:value="88.8568" calcext:value-type="float">
            <text:p>88,8568</text:p>
          </table:table-cell>
          <table:table-cell office:value-type="float" office:value="0.00652184" calcext:value-type="float">
            <text:p>0,00652184</text:p>
          </table:table-cell>
        </table:table-row>
        <table:table-row table:style-name="ro1">
          <table:table-cell table:number-columns-repeated="3"/>
          <table:table-cell office:value-type="float" office:value="76.4237" calcext:value-type="float">
            <text:p>76,4237</text:p>
          </table:table-cell>
          <table:table-cell office:value-type="float" office:value="0.00193823" calcext:value-type="float">
            <text:p>0,00193823</text:p>
          </table:table-cell>
          <table:table-cell/>
          <table:table-cell office:value-type="float" office:value="89.9871" calcext:value-type="float">
            <text:p>89,9871</text:p>
          </table:table-cell>
          <table:table-cell office:value-type="float" office:value="0.00647524" calcext:value-type="float">
            <text:p>0,00647524</text:p>
          </table:table-cell>
        </table:table-row>
        <table:table-row table:style-name="ro1">
          <table:table-cell table:number-columns-repeated="3"/>
          <table:table-cell office:value-type="float" office:value="77.554" calcext:value-type="float">
            <text:p>77,554</text:p>
          </table:table-cell>
          <table:table-cell office:value-type="float" office:value="0.001997" calcext:value-type="float">
            <text:p>0,001997</text:p>
          </table:table-cell>
          <table:table-cell/>
          <table:table-cell office:value-type="float" office:value="91.6825" calcext:value-type="float">
            <text:p>91,6825</text:p>
          </table:table-cell>
          <table:table-cell office:value-type="float" office:value="0.00633318" calcext:value-type="float">
            <text:p>0,00633318</text:p>
          </table:table-cell>
        </table:table-row>
        <table:table-row table:style-name="ro1">
          <table:table-cell table:number-columns-repeated="3"/>
          <table:table-cell office:value-type="float" office:value="78.6843" calcext:value-type="float">
            <text:p>78,6843</text:p>
          </table:table-cell>
          <table:table-cell office:value-type="float" office:value="0.00203739" calcext:value-type="float">
            <text:p>0,00203739</text:p>
          </table:table-cell>
          <table:table-cell/>
          <table:table-cell office:value-type="float" office:value="92.8128" calcext:value-type="float">
            <text:p>92,8128</text:p>
          </table:table-cell>
          <table:table-cell office:value-type="float" office:value="0.00632454" calcext:value-type="float">
            <text:p>0,00632454</text:p>
          </table:table-cell>
        </table:table-row>
        <table:table-row table:style-name="ro1">
          <table:table-cell table:number-columns-repeated="3"/>
          <table:table-cell office:value-type="float" office:value="79.8146" calcext:value-type="float">
            <text:p>79,8146</text:p>
          </table:table-cell>
          <table:table-cell office:value-type="float" office:value="0.0020182" calcext:value-type="float">
            <text:p>0,0020182</text:p>
          </table:table-cell>
          <table:table-cell/>
          <table:table-cell office:value-type="float" office:value="93.9431" calcext:value-type="float">
            <text:p>93,9431</text:p>
          </table:table-cell>
          <table:table-cell office:value-type="float" office:value="0.00633298" calcext:value-type="float">
            <text:p>0,00633298</text:p>
          </table:table-cell>
        </table:table-row>
        <table:table-row table:style-name="ro1">
          <table:table-cell table:number-columns-repeated="3"/>
          <table:table-cell office:value-type="float" office:value="80.9448" calcext:value-type="float">
            <text:p>80,9448</text:p>
          </table:table-cell>
          <table:table-cell office:value-type="float" office:value="0.00197935" calcext:value-type="float">
            <text:p>0,00197935</text:p>
          </table:table-cell>
          <table:table-cell/>
          <table:table-cell office:value-type="float" office:value="95.6385" calcext:value-type="float">
            <text:p>95,6385</text:p>
          </table:table-cell>
          <table:table-cell office:value-type="float" office:value="0.00633466" calcext:value-type="float">
            <text:p>0,00633466</text:p>
          </table:table-cell>
        </table:table-row>
        <table:table-row table:style-name="ro1">
          <table:table-cell table:number-columns-repeated="3"/>
          <table:table-cell office:value-type="float" office:value="82.0751" calcext:value-type="float">
            <text:p>82,0751</text:p>
          </table:table-cell>
          <table:table-cell office:value-type="float" office:value="0.00194484" calcext:value-type="float">
            <text:p>0,00194484</text:p>
          </table:table-cell>
          <table:table-cell/>
          <table:table-cell office:value-type="float" office:value="96.7688" calcext:value-type="float">
            <text:p>96,7688</text:p>
          </table:table-cell>
          <table:table-cell office:value-type="float" office:value="0.0062938" calcext:value-type="float">
            <text:p>0,0062938</text:p>
          </table:table-cell>
        </table:table-row>
        <table:table-row table:style-name="ro1">
          <table:table-cell table:number-columns-repeated="3"/>
          <table:table-cell office:value-type="float" office:value="83.2054" calcext:value-type="float">
            <text:p>83,2054</text:p>
          </table:table-cell>
          <table:table-cell office:value-type="float" office:value="0.00187471" calcext:value-type="float">
            <text:p>0,00187471</text:p>
          </table:table-cell>
          <table:table-cell/>
          <table:table-cell office:value-type="float" office:value="97.899" calcext:value-type="float">
            <text:p>97,899</text:p>
          </table:table-cell>
          <table:table-cell office:value-type="float" office:value="0.00625333" calcext:value-type="float">
            <text:p>0,00625333</text:p>
          </table:table-cell>
        </table:table-row>
        <table:table-row table:style-name="ro1">
          <table:table-cell table:number-columns-repeated="3"/>
          <table:table-cell office:value-type="float" office:value="84.3357" calcext:value-type="float">
            <text:p>84,3357</text:p>
          </table:table-cell>
          <table:table-cell office:value-type="float" office:value="0.00179545" calcext:value-type="float">
            <text:p>0,00179545</text:p>
          </table:table-cell>
          <table:table-cell/>
          <table:table-cell office:value-type="float" office:value="99.0293" calcext:value-type="float">
            <text:p>99,0293</text:p>
          </table:table-cell>
          <table:table-cell office:value-type="float" office:value="0.006183" calcext:value-type="float">
            <text:p>0,006183</text:p>
          </table:table-cell>
        </table:table-row>
        <table:table-row table:style-name="ro1">
          <table:table-cell table:number-columns-repeated="3"/>
          <table:table-cell office:value-type="float" office:value="85.466" calcext:value-type="float">
            <text:p>85,466</text:p>
          </table:table-cell>
          <table:table-cell office:value-type="float" office:value="0.00174862" calcext:value-type="float">
            <text:p>0,00174862</text:p>
          </table:table-cell>
          <table:table-cell/>
          <table:table-cell office:value-type="float" office:value="100.725" calcext:value-type="float">
            <text:p>100,725</text:p>
          </table:table-cell>
          <table:table-cell office:value-type="float" office:value="0.00597465" calcext:value-type="float">
            <text:p>0,00597465</text:p>
          </table:table-cell>
        </table:table-row>
        <table:table-row table:style-name="ro1">
          <table:table-cell table:number-columns-repeated="3"/>
          <table:table-cell office:value-type="float" office:value="86.5962" calcext:value-type="float">
            <text:p>86,5962</text:p>
          </table:table-cell>
          <table:table-cell office:value-type="float" office:value="0.00176869" calcext:value-type="float">
            <text:p>0,00176869</text:p>
          </table:table-cell>
          <table:table-cell/>
          <table:table-cell office:value-type="float" office:value="101.855" calcext:value-type="float">
            <text:p>101,855</text:p>
          </table:table-cell>
          <table:table-cell office:value-type="float" office:value="0.00586228" calcext:value-type="float">
            <text:p>0,00586228</text:p>
          </table:table-cell>
        </table:table-row>
        <table:table-row table:style-name="ro1">
          <table:table-cell table:number-columns-repeated="3"/>
          <table:table-cell office:value-type="float" office:value="87.7265" calcext:value-type="float">
            <text:p>87,7265</text:p>
          </table:table-cell>
          <table:table-cell office:value-type="float" office:value="0.00177987" calcext:value-type="float">
            <text:p>0,00177987</text:p>
          </table:table-cell>
          <table:table-cell/>
          <table:table-cell office:value-type="float" office:value="102.985" calcext:value-type="float">
            <text:p>102,985</text:p>
          </table:table-cell>
          <table:table-cell office:value-type="float" office:value="0.00586328" calcext:value-type="float">
            <text:p>0,00586328</text:p>
          </table:table-cell>
        </table:table-row>
        <table:table-row table:style-name="ro1">
          <table:table-cell table:number-columns-repeated="3"/>
          <table:table-cell office:value-type="float" office:value="88.8568" calcext:value-type="float">
            <text:p>88,8568</text:p>
          </table:table-cell>
          <table:table-cell office:value-type="float" office:value="0.00178765" calcext:value-type="float">
            <text:p>0,00178765</text:p>
          </table:table-cell>
          <table:table-cell/>
          <table:table-cell office:value-type="float" office:value="104.681" calcext:value-type="float">
            <text:p>104,681</text:p>
          </table:table-cell>
          <table:table-cell office:value-type="float" office:value="0.00588616" calcext:value-type="float">
            <text:p>0,00588616</text:p>
          </table:table-cell>
        </table:table-row>
        <table:table-row table:style-name="ro1">
          <table:table-cell table:number-columns-repeated="3"/>
          <table:table-cell office:value-type="float" office:value="89.9871" calcext:value-type="float">
            <text:p>89,9871</text:p>
          </table:table-cell>
          <table:table-cell office:value-type="float" office:value="0.00180272" calcext:value-type="float">
            <text:p>0,00180272</text:p>
          </table:table-cell>
          <table:table-cell/>
          <table:table-cell office:value-type="float" office:value="105.811" calcext:value-type="float">
            <text:p>105,811</text:p>
          </table:table-cell>
          <table:table-cell office:value-type="float" office:value="0.00589594" calcext:value-type="float">
            <text:p>0,00589594</text:p>
          </table:table-cell>
        </table:table-row>
        <table:table-row table:style-name="ro1">
          <table:table-cell table:number-columns-repeated="3"/>
          <table:table-cell office:value-type="float" office:value="91.1174" calcext:value-type="float">
            <text:p>91,1174</text:p>
          </table:table-cell>
          <table:table-cell office:value-type="float" office:value="0.00183722" calcext:value-type="float">
            <text:p>0,00183722</text:p>
          </table:table-cell>
          <table:table-cell/>
          <table:table-cell office:value-type="float" office:value="106.941" calcext:value-type="float">
            <text:p>106,941</text:p>
          </table:table-cell>
          <table:table-cell office:value-type="float" office:value="0.00593828" calcext:value-type="float">
            <text:p>0,00593828</text:p>
          </table:table-cell>
        </table:table-row>
        <table:table-row table:style-name="ro1">
          <table:table-cell table:number-columns-repeated="3"/>
          <table:table-cell office:value-type="float" office:value="92.2476" calcext:value-type="float">
            <text:p>92,2476</text:p>
          </table:table-cell>
          <table:table-cell office:value-type="float" office:value="0.00182166" calcext:value-type="float">
            <text:p>0,00182166</text:p>
          </table:table-cell>
          <table:table-cell/>
          <table:table-cell office:value-type="float" office:value="108.637" calcext:value-type="float">
            <text:p>108,637</text:p>
          </table:table-cell>
          <table:table-cell office:value-type="float" office:value="0.00591989" calcext:value-type="float">
            <text:p>0,00591989</text:p>
          </table:table-cell>
        </table:table-row>
        <table:table-row table:style-name="ro1">
          <table:table-cell table:number-columns-repeated="3"/>
          <table:table-cell office:value-type="float" office:value="93.3779" calcext:value-type="float">
            <text:p>93,3779</text:p>
          </table:table-cell>
          <table:table-cell office:value-type="float" office:value="0.00177154" calcext:value-type="float">
            <text:p>0,00177154</text:p>
          </table:table-cell>
          <table:table-cell/>
          <table:table-cell office:value-type="float" office:value="109.767" calcext:value-type="float">
            <text:p>109,767</text:p>
          </table:table-cell>
          <table:table-cell office:value-type="float" office:value="0.00582742" calcext:value-type="float">
            <text:p>0,00582742</text:p>
          </table:table-cell>
        </table:table-row>
        <table:table-row table:style-name="ro1">
          <table:table-cell table:number-columns-repeated="3"/>
          <table:table-cell office:value-type="float" office:value="94.5082" calcext:value-type="float">
            <text:p>94,5082</text:p>
          </table:table-cell>
          <table:table-cell office:value-type="float" office:value="0.00174037" calcext:value-type="float">
            <text:p>0,00174037</text:p>
          </table:table-cell>
          <table:table-cell/>
          <table:table-cell office:value-type="float" office:value="110.897" calcext:value-type="float">
            <text:p>110,897</text:p>
          </table:table-cell>
          <table:table-cell office:value-type="float" office:value="0.00575516" calcext:value-type="float">
            <text:p>0,00575516</text:p>
          </table:table-cell>
        </table:table-row>
        <table:table-row table:style-name="ro1">
          <table:table-cell table:number-columns-repeated="3"/>
          <table:table-cell office:value-type="float" office:value="95.6385" calcext:value-type="float">
            <text:p>95,6385</text:p>
          </table:table-cell>
          <table:table-cell office:value-type="float" office:value="0.00174116" calcext:value-type="float">
            <text:p>0,00174116</text:p>
          </table:table-cell>
          <table:table-cell/>
          <table:table-cell office:value-type="float" office:value="112.593" calcext:value-type="float">
            <text:p>112,593</text:p>
          </table:table-cell>
          <table:table-cell office:value-type="float" office:value="0.00560651" calcext:value-type="float">
            <text:p>0,00560651</text:p>
          </table:table-cell>
        </table:table-row>
        <table:table-row table:style-name="ro1">
          <table:table-cell table:number-columns-repeated="3"/>
          <table:table-cell office:value-type="float" office:value="96.7688" calcext:value-type="float">
            <text:p>96,7688</text:p>
          </table:table-cell>
          <table:table-cell office:value-type="float" office:value="0.00172704" calcext:value-type="float">
            <text:p>0,00172704</text:p>
          </table:table-cell>
          <table:table-cell/>
          <table:table-cell office:value-type="float" office:value="113.723" calcext:value-type="float">
            <text:p>113,723</text:p>
          </table:table-cell>
          <table:table-cell office:value-type="float" office:value="0.00548465" calcext:value-type="float">
            <text:p>0,00548465</text:p>
          </table:table-cell>
        </table:table-row>
        <table:table-row table:style-name="ro1">
          <table:table-cell table:number-columns-repeated="3"/>
          <table:table-cell office:value-type="float" office:value="97.899" calcext:value-type="float">
            <text:p>97,899</text:p>
          </table:table-cell>
          <table:table-cell office:value-type="float" office:value="0.00169027" calcext:value-type="float">
            <text:p>0,00169027</text:p>
          </table:table-cell>
          <table:table-cell/>
          <table:table-cell office:value-type="float" office:value="114.853" calcext:value-type="float">
            <text:p>114,853</text:p>
          </table:table-cell>
          <table:table-cell office:value-type="float" office:value="0.00533277" calcext:value-type="float">
            <text:p>0,00533277</text:p>
          </table:table-cell>
        </table:table-row>
        <table:table-row table:style-name="ro1">
          <table:table-cell table:number-columns-repeated="3"/>
          <table:table-cell office:value-type="float" office:value="99.0293" calcext:value-type="float">
            <text:p>99,0293</text:p>
          </table:table-cell>
          <table:table-cell office:value-type="float" office:value="0.00168231" calcext:value-type="float">
            <text:p>0,00168231</text:p>
          </table:table-cell>
          <table:table-cell/>
          <table:table-cell office:value-type="float" office:value="116.549" calcext:value-type="float">
            <text:p>116,549</text:p>
          </table:table-cell>
          <table:table-cell office:value-type="float" office:value="0.00536761" calcext:value-type="float">
            <text:p>0,00536761</text:p>
          </table:table-cell>
        </table:table-row>
        <table:table-row table:style-name="ro1">
          <table:table-cell table:number-columns-repeated="3"/>
          <table:table-cell office:value-type="float" office:value="99.5945" calcext:value-type="float">
            <text:p>99,5945</text:p>
          </table:table-cell>
          <table:table-cell office:value-type="float" office:value="0.00164953" calcext:value-type="float">
            <text:p>0,00164953</text:p>
          </table:table-cell>
          <table:table-cell/>
          <table:table-cell office:value-type="float" office:value="117.679" calcext:value-type="float">
            <text:p>117,679</text:p>
          </table:table-cell>
          <table:table-cell office:value-type="float" office:value="0.00539964" calcext:value-type="float">
            <text:p>0,00539964</text:p>
          </table:table-cell>
        </table:table-row>
        <table:table-row table:style-name="ro1">
          <table:table-cell table:number-columns-repeated="3"/>
          <table:table-cell office:value-type="float" office:value="100.725" calcext:value-type="float">
            <text:p>100,725</text:p>
          </table:table-cell>
          <table:table-cell office:value-type="float" office:value="0.00158285" calcext:value-type="float">
            <text:p>0,00158285</text:p>
          </table:table-cell>
          <table:table-cell/>
          <table:table-cell office:value-type="float" office:value="118.809" calcext:value-type="float">
            <text:p>118,809</text:p>
          </table:table-cell>
          <table:table-cell office:value-type="float" office:value="0.00538615" calcext:value-type="float">
            <text:p>0,00538615</text:p>
          </table:table-cell>
        </table:table-row>
        <table:table-row table:style-name="ro1">
          <table:table-cell table:number-columns-repeated="3"/>
          <table:table-cell office:value-type="float" office:value="101.855" calcext:value-type="float">
            <text:p>101,855</text:p>
          </table:table-cell>
          <table:table-cell office:value-type="float" office:value="0.00154855" calcext:value-type="float">
            <text:p>0,00154855</text:p>
          </table:table-cell>
          <table:table-cell/>
          <table:table-cell office:value-type="float" office:value="120.505" calcext:value-type="float">
            <text:p>120,505</text:p>
          </table:table-cell>
          <table:table-cell office:value-type="float" office:value="0.00544505" calcext:value-type="float">
            <text:p>0,00544505</text:p>
          </table:table-cell>
        </table:table-row>
        <table:table-row table:style-name="ro1">
          <table:table-cell table:number-columns-repeated="3"/>
          <table:table-cell office:value-type="float" office:value="102.985" calcext:value-type="float">
            <text:p>102,985</text:p>
          </table:table-cell>
          <table:table-cell office:value-type="float" office:value="0.00154496" calcext:value-type="float">
            <text:p>0,00154496</text:p>
          </table:table-cell>
          <table:table-cell/>
          <table:table-cell office:value-type="float" office:value="121.635" calcext:value-type="float">
            <text:p>121,635</text:p>
          </table:table-cell>
          <table:table-cell office:value-type="float" office:value="0.0054836" calcext:value-type="float">
            <text:p>0,0054836</text:p>
          </table:table-cell>
        </table:table-row>
        <table:table-row table:style-name="ro1">
          <table:table-cell table:number-columns-repeated="3"/>
          <table:table-cell office:value-type="float" office:value="104.116" calcext:value-type="float">
            <text:p>104,116</text:p>
          </table:table-cell>
          <table:table-cell office:value-type="float" office:value="0.00158584" calcext:value-type="float">
            <text:p>0,00158584</text:p>
          </table:table-cell>
          <table:table-cell/>
          <table:table-cell office:value-type="float" office:value="122.765" calcext:value-type="float">
            <text:p>122,765</text:p>
          </table:table-cell>
          <table:table-cell office:value-type="float" office:value="0.00548171" calcext:value-type="float">
            <text:p>0,00548171</text:p>
          </table:table-cell>
        </table:table-row>
        <table:table-row table:style-name="ro1">
          <table:table-cell table:number-columns-repeated="3"/>
          <table:table-cell office:value-type="float" office:value="105.246" calcext:value-type="float">
            <text:p>105,246</text:p>
          </table:table-cell>
          <table:table-cell office:value-type="float" office:value="0.00158272" calcext:value-type="float">
            <text:p>0,00158272</text:p>
          </table:table-cell>
          <table:table-cell/>
          <table:table-cell office:value-type="float" office:value="124.461" calcext:value-type="float">
            <text:p>124,461</text:p>
          </table:table-cell>
          <table:table-cell office:value-type="float" office:value="0.00540165" calcext:value-type="float">
            <text:p>0,00540165</text:p>
          </table:table-cell>
        </table:table-row>
        <table:table-row table:style-name="ro1">
          <table:table-cell table:number-columns-repeated="3"/>
          <table:table-cell office:value-type="float" office:value="106.376" calcext:value-type="float">
            <text:p>106,376</text:p>
          </table:table-cell>
          <table:table-cell office:value-type="float" office:value="0.00160437" calcext:value-type="float">
            <text:p>0,00160437</text:p>
          </table:table-cell>
          <table:table-cell/>
          <table:table-cell office:value-type="float" office:value="125.591" calcext:value-type="float">
            <text:p>125,591</text:p>
          </table:table-cell>
          <table:table-cell office:value-type="float" office:value="0.00536238" calcext:value-type="float">
            <text:p>0,00536238</text:p>
          </table:table-cell>
        </table:table-row>
        <table:table-row table:style-name="ro1">
          <table:table-cell table:number-columns-repeated="3"/>
          <table:table-cell office:value-type="float" office:value="107.506" calcext:value-type="float">
            <text:p>107,506</text:p>
          </table:table-cell>
          <table:table-cell office:value-type="float" office:value="0.00162731" calcext:value-type="float">
            <text:p>0,00162731</text:p>
          </table:table-cell>
          <table:table-cell/>
          <table:table-cell office:value-type="float" office:value="126.721" calcext:value-type="float">
            <text:p>126,721</text:p>
          </table:table-cell>
          <table:table-cell office:value-type="float" office:value="0.00533169" calcext:value-type="float">
            <text:p>0,00533169</text:p>
          </table:table-cell>
        </table:table-row>
        <table:table-row table:style-name="ro1">
          <table:table-cell table:number-columns-repeated="3"/>
          <table:table-cell office:value-type="float" office:value="108.637" calcext:value-type="float">
            <text:p>108,637</text:p>
          </table:table-cell>
          <table:table-cell office:value-type="float" office:value="0.00162896" calcext:value-type="float">
            <text:p>0,001628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9.767" calcext:value-type="float">
            <text:p>109,767</text:p>
          </table:table-cell>
          <table:table-cell office:value-type="float" office:value="0.00159471" calcext:value-type="float">
            <text:p>0,001594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0.897" calcext:value-type="float">
            <text:p>110,897</text:p>
          </table:table-cell>
          <table:table-cell office:value-type="float" office:value="0.0015705" calcext:value-type="float">
            <text:p>0,00157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2.028" calcext:value-type="float">
            <text:p>112,028</text:p>
          </table:table-cell>
          <table:table-cell office:value-type="float" office:value="0.00153642" calcext:value-type="float">
            <text:p>0,001536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3.158" calcext:value-type="float">
            <text:p>113,158</text:p>
          </table:table-cell>
          <table:table-cell office:value-type="float" office:value="0.00148923" calcext:value-type="float">
            <text:p>0,001489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4.288" calcext:value-type="float">
            <text:p>114,288</text:p>
          </table:table-cell>
          <table:table-cell office:value-type="float" office:value="0.00143681" calcext:value-type="float">
            <text:p>0,001436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5.418" calcext:value-type="float">
            <text:p>115,418</text:p>
          </table:table-cell>
          <table:table-cell office:value-type="float" office:value="0.00140868" calcext:value-type="float">
            <text:p>0,001408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6.549" calcext:value-type="float">
            <text:p>116,549</text:p>
          </table:table-cell>
          <table:table-cell office:value-type="float" office:value="0.00144695" calcext:value-type="float">
            <text:p>0,001446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7.679" calcext:value-type="float">
            <text:p>117,679</text:p>
          </table:table-cell>
          <table:table-cell office:value-type="float" office:value="0.00145502" calcext:value-type="float">
            <text:p>0,001455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8.809" calcext:value-type="float">
            <text:p>118,809</text:p>
          </table:table-cell>
          <table:table-cell office:value-type="float" office:value="0.00143352" calcext:value-type="float">
            <text:p>0,001433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9.94" calcext:value-type="float">
            <text:p>119,94</text:p>
          </table:table-cell>
          <table:table-cell office:value-type="float" office:value="0.00144306" calcext:value-type="float">
            <text:p>0,001443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1.07" calcext:value-type="float">
            <text:p>121,07</text:p>
          </table:table-cell>
          <table:table-cell office:value-type="float" office:value="0.00148194" calcext:value-type="float">
            <text:p>0,001481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2.2" calcext:value-type="float">
            <text:p>122,2</text:p>
          </table:table-cell>
          <table:table-cell office:value-type="float" office:value="0.00148144" calcext:value-type="float">
            <text:p>0,001481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2.765" calcext:value-type="float">
            <text:p>122,765</text:p>
          </table:table-cell>
          <table:table-cell office:value-type="float" office:value="0.00147987" calcext:value-type="float">
            <text:p>0,001479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.896" calcext:value-type="float">
            <text:p>123,896</text:p>
          </table:table-cell>
          <table:table-cell office:value-type="float" office:value="0.00146557" calcext:value-type="float">
            <text:p>0,001465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5.026" calcext:value-type="float">
            <text:p>125,026</text:p>
          </table:table-cell>
          <table:table-cell office:value-type="float" office:value="0.00145555" calcext:value-type="float">
            <text:p>0,001455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6.156" calcext:value-type="float">
            <text:p>126,156</text:p>
          </table:table-cell>
          <table:table-cell office:value-type="float" office:value="0.00143436" calcext:value-type="float">
            <text:p>0,001434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7.286" calcext:value-type="float">
            <text:p>127,286</text:p>
          </table:table-cell>
          <table:table-cell office:value-type="float" office:value="0.00140636" calcext:value-type="float">
            <text:p>0,0014063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Uniforme traitement'.J5:'Uniforme traitement'.J230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" table:target-range-address="Feuille3.A1:Feuille3.A193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graphe.A2:graphe.A186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09:54:54.0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29:59.947000000</meta:creation-date>
    <meta:generator>LibreOffice/6.0.7.3$Windows_X86_64 LibreOffice_project/dc89aa7a9eabfd848af146d5086077aeed2ae4a5</meta:generator>
    <dc:date>2019-06-16T12:08:59.802000000</dc:date>
    <meta:editing-duration>PT53M23S</meta:editing-duration>
    <meta:editing-cycles>8</meta:editing-cycles>
    <meta:document-statistic meta:table-count="4" meta:cell-count="15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956cm" svg:height="17.426cm" xlink:href=".." xlink:type="simple" chart:class="chart:scatter" chart:style-name="ch1">
        <chart:title svg:x="13.013cm" svg:y="0.484cm" chart:style-name="ch2">
          <text:p>Vitesse de convergence</text:p>
        </chart:title>
        <chart:legend chart:legend-position="end" svg:x="24.691cm" svg:y="8.165cm" style:legend-expansion="high" chart:style-name="ch3"/>
        <chart:plot-area chart:style-name="ch4" table:cell-range-address="Feuille4.G8:Feuille4.H104 Feuille4.H7:Feuille4.H7 Feuille4.E7:Feuille4.E122" chart:data-source-has-labels="row" svg:x="1.63cm" svg:y="1.611cm" svg:width="22.442cm" svg:height="14.486cm">
          <chartooo:coordinate-region svg:x="2.542cm" svg:y="1.811cm" svg:width="21.25cm" svg:height="13.639cm"/>
          <chart:axis chart:dimension="x" chart:name="primary-x" chart:style-name="ch5">
            <chart:title svg:x="10.518cm" svg:y="16.445cm" chart:style-name="ch6">
              <text:p>Nombre d'échantillons par pixel</text:p>
            </chart:title>
          </chart:axis>
          <chart:axis chart:dimension="y" chart:name="primary-y" chart:style-name="ch5">
            <chart:title svg:x="0.451cm" svg:y="9.599cm" chart:style-name="ch7">
              <text:p>Déviation</text:p>
            </chart:title>
            <chart:grid chart:style-name="ch8" chart:class="major"/>
          </chart:axis>
          <chart:series chart:style-name="ch9" chart:values-cell-range-address="Feuille4.H8:Feuille4.H104" chart:label-cell-address="Feuille4.H7:Feuille4.H7" chart:class="chart:scatter">
            <chart:domain table:cell-range-address="Feuille4.G8:Feuille4.G104"/>
            <chart:data-point chart:repeated="97"/>
          </chart:series>
          <chart:series chart:style-name="ch10" chart:values-cell-range-address="Feuille4.E8:Feuille4.E122" chart:label-cell-address="Feuille4.E7:Feuille4.E7" chart:class="chart:scatter">
            <chart:domain table:cell-range-address="Feuille4.D8:Feuille4.D122"/>
            <chart:data-point chart:repeated="1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Échantillonage uniforme</text:p>
                <draw:g>
                  <svg:desc>Feuille4.H7:Feuille4.H7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Échantillonage sur l’angle solide</text:p>
                <draw:g>
                  <svg:desc>Feuille4.E7:Feuille4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178">
                <text:p>1.30178</text:p>
                <draw:g>
                  <svg:desc>Feuille4.G8:Feuille4.G104</svg:desc>
                </draw:g>
              </table:table-cell>
              <table:table-cell office:value-type="float" office:value="0.132739">
                <text:p>0.132739</text:p>
                <draw:g>
                  <svg:desc>Feuille4.H8:Feuille4.H104</svg:desc>
                </draw:g>
              </table:table-cell>
              <table:table-cell office:value-type="float" office:value="1.10372">
                <text:p>1.10372</text:p>
                <draw:g>
                  <svg:desc>Feuille4.D8:Feuille4.D122</svg:desc>
                </draw:g>
              </table:table-cell>
              <table:table-cell office:value-type="float" office:value="0.0465754">
                <text:p>0.0465754</text:p>
                <draw:g>
                  <svg:desc>Feuille4.E8:Feuille4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9033">
                <text:p>2.39033</text:p>
              </table:table-cell>
              <table:table-cell office:value-type="float" office:value="0.0939786">
                <text:p>0.0939786</text:p>
              </table:table-cell>
              <table:table-cell office:value-type="float" office:value="2.03093">
                <text:p>2.03093</text:p>
              </table:table-cell>
              <table:table-cell office:value-type="float" office:value="0.0357834">
                <text:p>0.0357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2061">
                <text:p>3.52061</text:p>
              </table:table-cell>
              <table:table-cell office:value-type="float" office:value="0.0752939">
                <text:p>0.0752939</text:p>
              </table:table-cell>
              <table:table-cell office:value-type="float" office:value="2.95547">
                <text:p>2.95547</text:p>
              </table:table-cell>
              <table:table-cell office:value-type="float" office:value="0.0289543">
                <text:p>0.0289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1603">
                <text:p>5.21603</text:p>
              </table:table-cell>
              <table:table-cell office:value-type="float" office:value="0.0577936">
                <text:p>0.0577936</text:p>
              </table:table-cell>
              <table:table-cell office:value-type="float" office:value="4.08575">
                <text:p>4.08575</text:p>
              </table:table-cell>
              <table:table-cell office:value-type="float" office:value="0.0227539">
                <text:p>0.0227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4631">
                <text:p>6.34631</text:p>
              </table:table-cell>
              <table:table-cell office:value-type="float" office:value="0.0514501">
                <text:p>0.0514501</text:p>
              </table:table-cell>
              <table:table-cell office:value-type="float" office:value="5.21603">
                <text:p>5.21603</text:p>
              </table:table-cell>
              <table:table-cell office:value-type="float" office:value="0.0190359">
                <text:p>0.0190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4173">
                <text:p>8.04173</text:p>
              </table:table-cell>
              <table:table-cell office:value-type="float" office:value="0.0420672">
                <text:p>0.0420672</text:p>
              </table:table-cell>
              <table:table-cell office:value-type="float" office:value="6.34631">
                <text:p>6.34631</text:p>
              </table:table-cell>
              <table:table-cell office:value-type="float" office:value="0.0165276">
                <text:p>0.0165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17202">
                <text:p>9.17202</text:p>
              </table:table-cell>
              <table:table-cell office:value-type="float" office:value="0.036796">
                <text:p>0.036796</text:p>
              </table:table-cell>
              <table:table-cell office:value-type="float" office:value="7.47659">
                <text:p>7.47659</text:p>
              </table:table-cell>
              <table:table-cell office:value-type="float" office:value="0.0139742">
                <text:p>0.0139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023">
                <text:p>10.3023</text:p>
              </table:table-cell>
              <table:table-cell office:value-type="float" office:value="0.0332587">
                <text:p>0.0332587</text:p>
              </table:table-cell>
              <table:table-cell office:value-type="float" office:value="8.60687">
                <text:p>8.60687</text:p>
              </table:table-cell>
              <table:table-cell office:value-type="float" office:value="0.0120613">
                <text:p>0.0120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977">
                <text:p>11.9977</text:p>
              </table:table-cell>
              <table:table-cell office:value-type="float" office:value="0.0292901">
                <text:p>0.0292901</text:p>
              </table:table-cell>
              <table:table-cell office:value-type="float" office:value="9.73716">
                <text:p>9.73716</text:p>
              </table:table-cell>
              <table:table-cell office:value-type="float" office:value="0.0108666">
                <text:p>0.0108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128">
                <text:p>13.128</text:p>
              </table:table-cell>
              <table:table-cell office:value-type="float" office:value="0.0269735">
                <text:p>0.0269735</text:p>
              </table:table-cell>
              <table:table-cell office:value-type="float" office:value="10.8674">
                <text:p>10.8674</text:p>
              </table:table-cell>
              <table:table-cell office:value-type="float" office:value="0.00984891">
                <text:p>0.00984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2583">
                <text:p>14.2583</text:p>
              </table:table-cell>
              <table:table-cell office:value-type="float" office:value="0.0255696">
                <text:p>0.0255696</text:p>
              </table:table-cell>
              <table:table-cell office:value-type="float" office:value="11.9977">
                <text:p>11.9977</text:p>
              </table:table-cell>
              <table:table-cell office:value-type="float" office:value="0.00863909">
                <text:p>0.00863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537">
                <text:p>15.9537</text:p>
              </table:table-cell>
              <table:table-cell office:value-type="float" office:value="0.0240231">
                <text:p>0.0240231</text:p>
              </table:table-cell>
              <table:table-cell office:value-type="float" office:value="13.128">
                <text:p>13.128</text:p>
              </table:table-cell>
              <table:table-cell office:value-type="float" office:value="0.00784385">
                <text:p>0.00784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084">
                <text:p>17.084</text:p>
              </table:table-cell>
              <table:table-cell office:value-type="float" office:value="0.0228355">
                <text:p>0.0228355</text:p>
              </table:table-cell>
              <table:table-cell office:value-type="float" office:value="14.2583">
                <text:p>14.2583</text:p>
              </table:table-cell>
              <table:table-cell office:value-type="float" office:value="0.00744786">
                <text:p>0.00744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7794">
                <text:p>18.7794</text:p>
              </table:table-cell>
              <table:table-cell office:value-type="float" office:value="0.0215299">
                <text:p>0.0215299</text:p>
              </table:table-cell>
              <table:table-cell office:value-type="float" office:value="15.3886">
                <text:p>15.3886</text:p>
              </table:table-cell>
              <table:table-cell office:value-type="float" office:value="0.00710611">
                <text:p>0.00710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9097">
                <text:p>19.9097</text:p>
              </table:table-cell>
              <table:table-cell office:value-type="float" office:value="0.0209537">
                <text:p>0.0209537</text:p>
              </table:table-cell>
              <table:table-cell office:value-type="float" office:value="16.5188">
                <text:p>16.5188</text:p>
              </table:table-cell>
              <table:table-cell office:value-type="float" office:value="0.00652406">
                <text:p>0.00652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04">
                <text:p>21.04</text:p>
              </table:table-cell>
              <table:table-cell office:value-type="float" office:value="0.0200654">
                <text:p>0.0200654</text:p>
              </table:table-cell>
              <table:table-cell office:value-type="float" office:value="17.6491">
                <text:p>17.6491</text:p>
              </table:table-cell>
              <table:table-cell office:value-type="float" office:value="0.00618401">
                <text:p>0.00618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7354">
                <text:p>22.7354</text:p>
              </table:table-cell>
              <table:table-cell office:value-type="float" office:value="0.0184604">
                <text:p>0.0184604</text:p>
              </table:table-cell>
              <table:table-cell office:value-type="float" office:value="18.7794">
                <text:p>18.7794</text:p>
              </table:table-cell>
              <table:table-cell office:value-type="float" office:value="0.00608901">
                <text:p>0.00608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8657">
                <text:p>23.8657</text:p>
              </table:table-cell>
              <table:table-cell office:value-type="float" office:value="0.0179598">
                <text:p>0.0179598</text:p>
              </table:table-cell>
              <table:table-cell office:value-type="float" office:value="19.9097">
                <text:p>19.9097</text:p>
              </table:table-cell>
              <table:table-cell office:value-type="float" office:value="0.00605914">
                <text:p>0.00605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9959">
                <text:p>24.9959</text:p>
              </table:table-cell>
              <table:table-cell office:value-type="float" office:value="0.0174514">
                <text:p>0.0174514</text:p>
              </table:table-cell>
              <table:table-cell office:value-type="float" office:value="21.04">
                <text:p>21.04</text:p>
              </table:table-cell>
              <table:table-cell office:value-type="float" office:value="0.00596021">
                <text:p>0.00596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1262">
                <text:p>26.1262</text:p>
              </table:table-cell>
              <table:table-cell office:value-type="float" office:value="0.0170255">
                <text:p>0.0170255</text:p>
              </table:table-cell>
              <table:table-cell office:value-type="float" office:value="22.1702">
                <text:p>22.1702</text:p>
              </table:table-cell>
              <table:table-cell office:value-type="float" office:value="0.00586504">
                <text:p>0.00586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8216">
                <text:p>27.8216</text:p>
              </table:table-cell>
              <table:table-cell office:value-type="float" office:value="0.0162196">
                <text:p>0.0162196</text:p>
              </table:table-cell>
              <table:table-cell office:value-type="float" office:value="23.3005">
                <text:p>23.3005</text:p>
              </table:table-cell>
              <table:table-cell office:value-type="float" office:value="0.00558187">
                <text:p>0.00558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.9519">
                <text:p>28.9519</text:p>
              </table:table-cell>
              <table:table-cell office:value-type="float" office:value="0.0159935">
                <text:p>0.0159935</text:p>
              </table:table-cell>
              <table:table-cell office:value-type="float" office:value="24.4308">
                <text:p>24.4308</text:p>
              </table:table-cell>
              <table:table-cell office:value-type="float" office:value="0.00507792">
                <text:p>0.00507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0822">
                <text:p>30.0822</text:p>
              </table:table-cell>
              <table:table-cell office:value-type="float" office:value="0.0156083">
                <text:p>0.0156083</text:p>
              </table:table-cell>
              <table:table-cell office:value-type="float" office:value="25.5611">
                <text:p>25.5611</text:p>
              </table:table-cell>
              <table:table-cell office:value-type="float" office:value="0.00461758">
                <text:p>0.004617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2125">
                <text:p>31.2125</text:p>
              </table:table-cell>
              <table:table-cell office:value-type="float" office:value="0.0151691">
                <text:p>0.0151691</text:p>
              </table:table-cell>
              <table:table-cell office:value-type="float" office:value="26.6914">
                <text:p>26.6914</text:p>
              </table:table-cell>
              <table:table-cell office:value-type="float" office:value="0.00441823">
                <text:p>0.004418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3428">
                <text:p>32.3428</text:p>
              </table:table-cell>
              <table:table-cell office:value-type="float" office:value="0.0146389">
                <text:p>0.0146389</text:p>
              </table:table-cell>
              <table:table-cell office:value-type="float" office:value="27.8216">
                <text:p>27.8216</text:p>
              </table:table-cell>
              <table:table-cell office:value-type="float" office:value="0.00424285">
                <text:p>0.00424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0382">
                <text:p>34.0382</text:p>
              </table:table-cell>
              <table:table-cell office:value-type="float" office:value="0.0142047">
                <text:p>0.0142047</text:p>
              </table:table-cell>
              <table:table-cell office:value-type="float" office:value="28.9519">
                <text:p>28.9519</text:p>
              </table:table-cell>
              <table:table-cell office:value-type="float" office:value="0.00406001">
                <text:p>0.00406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1685">
                <text:p>35.1685</text:p>
              </table:table-cell>
              <table:table-cell office:value-type="float" office:value="0.0139791">
                <text:p>0.0139791</text:p>
              </table:table-cell>
              <table:table-cell office:value-type="float" office:value="30.0822">
                <text:p>30.0822</text:p>
              </table:table-cell>
              <table:table-cell office:value-type="float" office:value="0.00389458">
                <text:p>0.00389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2988">
                <text:p>36.2988</text:p>
              </table:table-cell>
              <table:table-cell office:value-type="float" office:value="0.0137509">
                <text:p>0.0137509</text:p>
              </table:table-cell>
              <table:table-cell office:value-type="float" office:value="31.2125">
                <text:p>31.2125</text:p>
              </table:table-cell>
              <table:table-cell office:value-type="float" office:value="0.00390693">
                <text:p>0.003906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9942">
                <text:p>37.9942</text:p>
              </table:table-cell>
              <table:table-cell office:value-type="float" office:value="0.013483">
                <text:p>0.013483</text:p>
              </table:table-cell>
              <table:table-cell office:value-type="float" office:value="32.3428">
                <text:p>32.3428</text:p>
              </table:table-cell>
              <table:table-cell office:value-type="float" office:value="0.0038424">
                <text:p>0.0038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1245">
                <text:p>39.1245</text:p>
              </table:table-cell>
              <table:table-cell office:value-type="float" office:value="0.0132566">
                <text:p>0.0132566</text:p>
              </table:table-cell>
              <table:table-cell office:value-type="float" office:value="33.473">
                <text:p>33.473</text:p>
              </table:table-cell>
              <table:table-cell office:value-type="float" office:value="0.00370719">
                <text:p>0.00370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2547">
                <text:p>40.2547</text:p>
              </table:table-cell>
              <table:table-cell office:value-type="float" office:value="0.0128942">
                <text:p>0.0128942</text:p>
              </table:table-cell>
              <table:table-cell office:value-type="float" office:value="34.6033">
                <text:p>34.6033</text:p>
              </table:table-cell>
              <table:table-cell office:value-type="float" office:value="0.00360492">
                <text:p>0.00360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9502">
                <text:p>41.9502</text:p>
              </table:table-cell>
              <table:table-cell office:value-type="float" office:value="0.0122569">
                <text:p>0.0122569</text:p>
              </table:table-cell>
              <table:table-cell office:value-type="float" office:value="35.7336">
                <text:p>35.7336</text:p>
              </table:table-cell>
              <table:table-cell office:value-type="float" office:value="0.00364239">
                <text:p>0.00364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0804">
                <text:p>43.0804</text:p>
              </table:table-cell>
              <table:table-cell office:value-type="float" office:value="0.0119304">
                <text:p>0.0119304</text:p>
              </table:table-cell>
              <table:table-cell office:value-type="float" office:value="36.8639">
                <text:p>36.8639</text:p>
              </table:table-cell>
              <table:table-cell office:value-type="float" office:value="0.00357057">
                <text:p>0.003570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2107">
                <text:p>44.2107</text:p>
              </table:table-cell>
              <table:table-cell office:value-type="float" office:value="0.011529">
                <text:p>0.011529</text:p>
              </table:table-cell>
              <table:table-cell office:value-type="float" office:value="37.9942">
                <text:p>37.9942</text:p>
              </table:table-cell>
              <table:table-cell office:value-type="float" office:value="0.00341835">
                <text:p>0.00341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.9061">
                <text:p>45.9061</text:p>
              </table:table-cell>
              <table:table-cell office:value-type="float" office:value="0.0109124">
                <text:p>0.0109124</text:p>
              </table:table-cell>
              <table:table-cell office:value-type="float" office:value="39.1245">
                <text:p>39.1245</text:p>
              </table:table-cell>
              <table:table-cell office:value-type="float" office:value="0.00336865">
                <text:p>0.003368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0364">
                <text:p>47.0364</text:p>
              </table:table-cell>
              <table:table-cell office:value-type="float" office:value="0.0108749">
                <text:p>0.0108749</text:p>
              </table:table-cell>
              <table:table-cell office:value-type="float" office:value="40.2547">
                <text:p>40.2547</text:p>
              </table:table-cell>
              <table:table-cell office:value-type="float" office:value="0.00332118">
                <text:p>0.00332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.1667">
                <text:p>48.1667</text:p>
              </table:table-cell>
              <table:table-cell office:value-type="float" office:value="0.0107853">
                <text:p>0.0107853</text:p>
              </table:table-cell>
              <table:table-cell office:value-type="float" office:value="41.385">
                <text:p>41.385</text:p>
              </table:table-cell>
              <table:table-cell office:value-type="float" office:value="0.00321275">
                <text:p>0.003212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297">
                <text:p>49.297</text:p>
              </table:table-cell>
              <table:table-cell office:value-type="float" office:value="0.0106353">
                <text:p>0.0106353</text:p>
              </table:table-cell>
              <table:table-cell office:value-type="float" office:value="42.5153">
                <text:p>42.5153</text:p>
              </table:table-cell>
              <table:table-cell office:value-type="float" office:value="0.00310554">
                <text:p>0.003105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.9924">
                <text:p>50.9924</text:p>
              </table:table-cell>
              <table:table-cell office:value-type="float" office:value="0.0102307">
                <text:p>0.0102307</text:p>
              </table:table-cell>
              <table:table-cell office:value-type="float" office:value="43.6456">
                <text:p>43.6456</text:p>
              </table:table-cell>
              <table:table-cell office:value-type="float" office:value="0.0030503">
                <text:p>0.00305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1227">
                <text:p>52.1227</text:p>
              </table:table-cell>
              <table:table-cell office:value-type="float" office:value="0.0101807">
                <text:p>0.0101807</text:p>
              </table:table-cell>
              <table:table-cell office:value-type="float" office:value="44.7759">
                <text:p>44.7759</text:p>
              </table:table-cell>
              <table:table-cell office:value-type="float" office:value="0.00299703">
                <text:p>0.002997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.253">
                <text:p>53.253</text:p>
              </table:table-cell>
              <table:table-cell office:value-type="float" office:value="0.0100176">
                <text:p>0.0100176</text:p>
              </table:table-cell>
              <table:table-cell office:value-type="float" office:value="45.9061">
                <text:p>45.9061</text:p>
              </table:table-cell>
              <table:table-cell office:value-type="float" office:value="0.00297329">
                <text:p>0.00297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9484">
                <text:p>54.9484</text:p>
              </table:table-cell>
              <table:table-cell office:value-type="float" office:value="0.0095691">
                <text:p>0.0095691</text:p>
              </table:table-cell>
              <table:table-cell office:value-type="float" office:value="47.0364">
                <text:p>47.0364</text:p>
              </table:table-cell>
              <table:table-cell office:value-type="float" office:value="0.00295483">
                <text:p>0.002954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0787">
                <text:p>56.0787</text:p>
              </table:table-cell>
              <table:table-cell office:value-type="float" office:value="0.0092934">
                <text:p>0.0092934</text:p>
              </table:table-cell>
              <table:table-cell office:value-type="float" office:value="48.1667">
                <text:p>48.1667</text:p>
              </table:table-cell>
              <table:table-cell office:value-type="float" office:value="0.00294952">
                <text:p>0.00294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2089">
                <text:p>57.2089</text:p>
              </table:table-cell>
              <table:table-cell office:value-type="float" office:value="0.00912276">
                <text:p>0.00912276</text:p>
              </table:table-cell>
              <table:table-cell office:value-type="float" office:value="49.297">
                <text:p>49.297</text:p>
              </table:table-cell>
              <table:table-cell office:value-type="float" office:value="0.00288376">
                <text:p>0.00288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.9044">
                <text:p>58.9044</text:p>
              </table:table-cell>
              <table:table-cell office:value-type="float" office:value="0.00887088">
                <text:p>0.00887088</text:p>
              </table:table-cell>
              <table:table-cell office:value-type="float" office:value="50.4273">
                <text:p>50.4273</text:p>
              </table:table-cell>
              <table:table-cell office:value-type="float" office:value="0.00279921">
                <text:p>0.00279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0346">
                <text:p>60.0346</text:p>
              </table:table-cell>
              <table:table-cell office:value-type="float" office:value="0.00886787">
                <text:p>0.00886787</text:p>
              </table:table-cell>
              <table:table-cell office:value-type="float" office:value="51.5575">
                <text:p>51.5575</text:p>
              </table:table-cell>
              <table:table-cell office:value-type="float" office:value="0.00279905">
                <text:p>0.002799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.1649">
                <text:p>61.1649</text:p>
              </table:table-cell>
              <table:table-cell office:value-type="float" office:value="0.00894201">
                <text:p>0.00894201</text:p>
              </table:table-cell>
              <table:table-cell office:value-type="float" office:value="52.1227">
                <text:p>52.1227</text:p>
              </table:table-cell>
              <table:table-cell office:value-type="float" office:value="0.00282696">
                <text:p>0.00282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.8603">
                <text:p>62.8603</text:p>
              </table:table-cell>
              <table:table-cell office:value-type="float" office:value="0.00884676">
                <text:p>0.00884676</text:p>
              </table:table-cell>
              <table:table-cell office:value-type="float" office:value="53.253">
                <text:p>53.253</text:p>
              </table:table-cell>
              <table:table-cell office:value-type="float" office:value="0.00279984">
                <text:p>0.00279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.9906">
                <text:p>63.9906</text:p>
              </table:table-cell>
              <table:table-cell office:value-type="float" office:value="0.00864545">
                <text:p>0.00864545</text:p>
              </table:table-cell>
              <table:table-cell office:value-type="float" office:value="54.3832">
                <text:p>54.3832</text:p>
              </table:table-cell>
              <table:table-cell office:value-type="float" office:value="0.00267564">
                <text:p>0.00267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.1209">
                <text:p>65.1209</text:p>
              </table:table-cell>
              <table:table-cell office:value-type="float" office:value="0.00848434">
                <text:p>0.00848434</text:p>
              </table:table-cell>
              <table:table-cell office:value-type="float" office:value="55.5135">
                <text:p>55.5135</text:p>
              </table:table-cell>
              <table:table-cell office:value-type="float" office:value="0.00252922">
                <text:p>0.002529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8163">
                <text:p>66.8163</text:p>
              </table:table-cell>
              <table:table-cell office:value-type="float" office:value="0.00819466">
                <text:p>0.00819466</text:p>
              </table:table-cell>
              <table:table-cell office:value-type="float" office:value="56.6438">
                <text:p>56.6438</text:p>
              </table:table-cell>
              <table:table-cell office:value-type="float" office:value="0.00245872">
                <text:p>0.00245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.9466">
                <text:p>67.9466</text:p>
              </table:table-cell>
              <table:table-cell office:value-type="float" office:value="0.00791695">
                <text:p>0.00791695</text:p>
              </table:table-cell>
              <table:table-cell office:value-type="float" office:value="57.7741">
                <text:p>57.7741</text:p>
              </table:table-cell>
              <table:table-cell office:value-type="float" office:value="0.00238756">
                <text:p>0.002387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.0769">
                <text:p>69.0769</text:p>
              </table:table-cell>
              <table:table-cell office:value-type="float" office:value="0.00769477">
                <text:p>0.00769477</text:p>
              </table:table-cell>
              <table:table-cell office:value-type="float" office:value="58.9044">
                <text:p>58.9044</text:p>
              </table:table-cell>
              <table:table-cell office:value-type="float" office:value="0.00231948">
                <text:p>0.00231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.7723">
                <text:p>70.7723</text:p>
              </table:table-cell>
              <table:table-cell office:value-type="float" office:value="0.00773484">
                <text:p>0.00773484</text:p>
              </table:table-cell>
              <table:table-cell office:value-type="float" office:value="60.0346">
                <text:p>60.0346</text:p>
              </table:table-cell>
              <table:table-cell office:value-type="float" office:value="0.00237597">
                <text:p>0.002375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.9026">
                <text:p>71.9026</text:p>
              </table:table-cell>
              <table:table-cell office:value-type="float" office:value="0.00773981">
                <text:p>0.00773981</text:p>
              </table:table-cell>
              <table:table-cell office:value-type="float" office:value="61.1649">
                <text:p>61.1649</text:p>
              </table:table-cell>
              <table:table-cell office:value-type="float" office:value="0.0024593">
                <text:p>0.00245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.0329">
                <text:p>73.0329</text:p>
              </table:table-cell>
              <table:table-cell office:value-type="float" office:value="0.00766642">
                <text:p>0.00766642</text:p>
              </table:table-cell>
              <table:table-cell office:value-type="float" office:value="62.2952">
                <text:p>62.2952</text:p>
              </table:table-cell>
              <table:table-cell office:value-type="float" office:value="0.0024358">
                <text:p>0.0024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7283">
                <text:p>74.7283</text:p>
              </table:table-cell>
              <table:table-cell office:value-type="float" office:value="0.0075868">
                <text:p>0.0075868</text:p>
              </table:table-cell>
              <table:table-cell office:value-type="float" office:value="63.4255">
                <text:p>63.4255</text:p>
              </table:table-cell>
              <table:table-cell office:value-type="float" office:value="0.0023879">
                <text:p>0.0023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.8586">
                <text:p>75.8586</text:p>
              </table:table-cell>
              <table:table-cell office:value-type="float" office:value="0.00754952">
                <text:p>0.00754952</text:p>
              </table:table-cell>
              <table:table-cell office:value-type="float" office:value="64.5558">
                <text:p>64.5558</text:p>
              </table:table-cell>
              <table:table-cell office:value-type="float" office:value="0.00234589">
                <text:p>0.00234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.9889">
                <text:p>76.9889</text:p>
              </table:table-cell>
              <table:table-cell office:value-type="float" office:value="0.00747779">
                <text:p>0.00747779</text:p>
              </table:table-cell>
              <table:table-cell office:value-type="float" office:value="65.686">
                <text:p>65.686</text:p>
              </table:table-cell>
              <table:table-cell office:value-type="float" office:value="0.00230911">
                <text:p>0.002309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6843">
                <text:p>78.6843</text:p>
              </table:table-cell>
              <table:table-cell office:value-type="float" office:value="0.00730257">
                <text:p>0.00730257</text:p>
              </table:table-cell>
              <table:table-cell office:value-type="float" office:value="66.8163">
                <text:p>66.8163</text:p>
              </table:table-cell>
              <table:table-cell office:value-type="float" office:value="0.00224043">
                <text:p>0.00224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.8146">
                <text:p>79.8146</text:p>
              </table:table-cell>
              <table:table-cell office:value-type="float" office:value="0.00722237">
                <text:p>0.00722237</text:p>
              </table:table-cell>
              <table:table-cell office:value-type="float" office:value="67.9466">
                <text:p>67.9466</text:p>
              </table:table-cell>
              <table:table-cell office:value-type="float" office:value="0.00212089">
                <text:p>0.002120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9448">
                <text:p>80.9448</text:p>
              </table:table-cell>
              <table:table-cell office:value-type="float" office:value="0.00710661">
                <text:p>0.00710661</text:p>
              </table:table-cell>
              <table:table-cell office:value-type="float" office:value="69.0769">
                <text:p>69.0769</text:p>
              </table:table-cell>
              <table:table-cell office:value-type="float" office:value="0.00207528">
                <text:p>0.002075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6403">
                <text:p>82.6403</text:p>
              </table:table-cell>
              <table:table-cell office:value-type="float" office:value="0.00691765">
                <text:p>0.00691765</text:p>
              </table:table-cell>
              <table:table-cell office:value-type="float" office:value="70.2072">
                <text:p>70.2072</text:p>
              </table:table-cell>
              <table:table-cell office:value-type="float" office:value="0.00206435">
                <text:p>0.002064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.7705">
                <text:p>83.7705</text:p>
              </table:table-cell>
              <table:table-cell office:value-type="float" office:value="0.00683046">
                <text:p>0.00683046</text:p>
              </table:table-cell>
              <table:table-cell office:value-type="float" office:value="71.3375">
                <text:p>71.3375</text:p>
              </table:table-cell>
              <table:table-cell office:value-type="float" office:value="0.0020681">
                <text:p>0.0020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.9008">
                <text:p>84.9008</text:p>
              </table:table-cell>
              <table:table-cell office:value-type="float" office:value="0.00672704">
                <text:p>0.00672704</text:p>
              </table:table-cell>
              <table:table-cell office:value-type="float" office:value="72.4677">
                <text:p>72.4677</text:p>
              </table:table-cell>
              <table:table-cell office:value-type="float" office:value="0.00202331">
                <text:p>0.00202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.5962">
                <text:p>86.5962</text:p>
              </table:table-cell>
              <table:table-cell office:value-type="float" office:value="0.00659869">
                <text:p>0.00659869</text:p>
              </table:table-cell>
              <table:table-cell office:value-type="float" office:value="73.598">
                <text:p>73.598</text:p>
              </table:table-cell>
              <table:table-cell office:value-type="float" office:value="0.00200587">
                <text:p>0.002005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.7265">
                <text:p>87.7265</text:p>
              </table:table-cell>
              <table:table-cell office:value-type="float" office:value="0.00653451">
                <text:p>0.00653451</text:p>
              </table:table-cell>
              <table:table-cell office:value-type="float" office:value="74.7283">
                <text:p>74.7283</text:p>
              </table:table-cell>
              <table:table-cell office:value-type="float" office:value="0.0019591">
                <text:p>0.0019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.8568">
                <text:p>88.8568</text:p>
              </table:table-cell>
              <table:table-cell office:value-type="float" office:value="0.00652184">
                <text:p>0.00652184</text:p>
              </table:table-cell>
              <table:table-cell office:value-type="float" office:value="75.8586">
                <text:p>75.8586</text:p>
              </table:table-cell>
              <table:table-cell office:value-type="float" office:value="0.0019399">
                <text:p>0.0019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.9871">
                <text:p>89.9871</text:p>
              </table:table-cell>
              <table:table-cell office:value-type="float" office:value="0.00647524">
                <text:p>0.00647524</text:p>
              </table:table-cell>
              <table:table-cell office:value-type="float" office:value="76.4237">
                <text:p>76.4237</text:p>
              </table:table-cell>
              <table:table-cell office:value-type="float" office:value="0.00193823">
                <text:p>0.00193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.6825">
                <text:p>91.6825</text:p>
              </table:table-cell>
              <table:table-cell office:value-type="float" office:value="0.00633318">
                <text:p>0.00633318</text:p>
              </table:table-cell>
              <table:table-cell office:value-type="float" office:value="77.554">
                <text:p>77.554</text:p>
              </table:table-cell>
              <table:table-cell office:value-type="float" office:value="0.001997">
                <text:p>0.001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.8128">
                <text:p>92.8128</text:p>
              </table:table-cell>
              <table:table-cell office:value-type="float" office:value="0.00632454">
                <text:p>0.00632454</text:p>
              </table:table-cell>
              <table:table-cell office:value-type="float" office:value="78.6843">
                <text:p>78.6843</text:p>
              </table:table-cell>
              <table:table-cell office:value-type="float" office:value="0.00203739">
                <text:p>0.002037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.9431">
                <text:p>93.9431</text:p>
              </table:table-cell>
              <table:table-cell office:value-type="float" office:value="0.00633298">
                <text:p>0.00633298</text:p>
              </table:table-cell>
              <table:table-cell office:value-type="float" office:value="79.8146">
                <text:p>79.8146</text:p>
              </table:table-cell>
              <table:table-cell office:value-type="float" office:value="0.0020182">
                <text:p>0.0020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.6385">
                <text:p>95.6385</text:p>
              </table:table-cell>
              <table:table-cell office:value-type="float" office:value="0.00633466">
                <text:p>0.00633466</text:p>
              </table:table-cell>
              <table:table-cell office:value-type="float" office:value="80.9448">
                <text:p>80.9448</text:p>
              </table:table-cell>
              <table:table-cell office:value-type="float" office:value="0.00197935">
                <text:p>0.001979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.7688">
                <text:p>96.7688</text:p>
              </table:table-cell>
              <table:table-cell office:value-type="float" office:value="0.0062938">
                <text:p>0.0062938</text:p>
              </table:table-cell>
              <table:table-cell office:value-type="float" office:value="82.0751">
                <text:p>82.0751</text:p>
              </table:table-cell>
              <table:table-cell office:value-type="float" office:value="0.00194484">
                <text:p>0.00194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.899">
                <text:p>97.899</text:p>
              </table:table-cell>
              <table:table-cell office:value-type="float" office:value="0.00625333">
                <text:p>0.00625333</text:p>
              </table:table-cell>
              <table:table-cell office:value-type="float" office:value="83.2054">
                <text:p>83.2054</text:p>
              </table:table-cell>
              <table:table-cell office:value-type="float" office:value="0.00187471">
                <text:p>0.001874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.0293">
                <text:p>99.0293</text:p>
              </table:table-cell>
              <table:table-cell office:value-type="float" office:value="0.006183">
                <text:p>0.006183</text:p>
              </table:table-cell>
              <table:table-cell office:value-type="float" office:value="84.3357">
                <text:p>84.3357</text:p>
              </table:table-cell>
              <table:table-cell office:value-type="float" office:value="0.00179545">
                <text:p>0.00179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.725">
                <text:p>100.725</text:p>
              </table:table-cell>
              <table:table-cell office:value-type="float" office:value="0.00597465">
                <text:p>0.00597465</text:p>
              </table:table-cell>
              <table:table-cell office:value-type="float" office:value="85.466">
                <text:p>85.466</text:p>
              </table:table-cell>
              <table:table-cell office:value-type="float" office:value="0.00174862">
                <text:p>0.001748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.855">
                <text:p>101.855</text:p>
              </table:table-cell>
              <table:table-cell office:value-type="float" office:value="0.00586228">
                <text:p>0.00586228</text:p>
              </table:table-cell>
              <table:table-cell office:value-type="float" office:value="86.5962">
                <text:p>86.5962</text:p>
              </table:table-cell>
              <table:table-cell office:value-type="float" office:value="0.00176869">
                <text:p>0.001768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.985">
                <text:p>102.985</text:p>
              </table:table-cell>
              <table:table-cell office:value-type="float" office:value="0.00586328">
                <text:p>0.00586328</text:p>
              </table:table-cell>
              <table:table-cell office:value-type="float" office:value="87.7265">
                <text:p>87.7265</text:p>
              </table:table-cell>
              <table:table-cell office:value-type="float" office:value="0.00177987">
                <text:p>0.00177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.681">
                <text:p>104.681</text:p>
              </table:table-cell>
              <table:table-cell office:value-type="float" office:value="0.00588616">
                <text:p>0.00588616</text:p>
              </table:table-cell>
              <table:table-cell office:value-type="float" office:value="88.8568">
                <text:p>88.8568</text:p>
              </table:table-cell>
              <table:table-cell office:value-type="float" office:value="0.00178765">
                <text:p>0.00178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.811">
                <text:p>105.811</text:p>
              </table:table-cell>
              <table:table-cell office:value-type="float" office:value="0.00589594">
                <text:p>0.00589594</text:p>
              </table:table-cell>
              <table:table-cell office:value-type="float" office:value="89.9871">
                <text:p>89.9871</text:p>
              </table:table-cell>
              <table:table-cell office:value-type="float" office:value="0.00180272">
                <text:p>0.001802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.941">
                <text:p>106.941</text:p>
              </table:table-cell>
              <table:table-cell office:value-type="float" office:value="0.00593828">
                <text:p>0.00593828</text:p>
              </table:table-cell>
              <table:table-cell office:value-type="float" office:value="91.1174">
                <text:p>91.1174</text:p>
              </table:table-cell>
              <table:table-cell office:value-type="float" office:value="0.00183722">
                <text:p>0.001837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.637">
                <text:p>108.637</text:p>
              </table:table-cell>
              <table:table-cell office:value-type="float" office:value="0.00591989">
                <text:p>0.00591989</text:p>
              </table:table-cell>
              <table:table-cell office:value-type="float" office:value="92.2476">
                <text:p>92.2476</text:p>
              </table:table-cell>
              <table:table-cell office:value-type="float" office:value="0.00182166">
                <text:p>0.001821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9.767">
                <text:p>109.767</text:p>
              </table:table-cell>
              <table:table-cell office:value-type="float" office:value="0.00582742">
                <text:p>0.00582742</text:p>
              </table:table-cell>
              <table:table-cell office:value-type="float" office:value="93.3779">
                <text:p>93.3779</text:p>
              </table:table-cell>
              <table:table-cell office:value-type="float" office:value="0.00177154">
                <text:p>0.00177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.897">
                <text:p>110.897</text:p>
              </table:table-cell>
              <table:table-cell office:value-type="float" office:value="0.00575516">
                <text:p>0.00575516</text:p>
              </table:table-cell>
              <table:table-cell office:value-type="float" office:value="94.5082">
                <text:p>94.5082</text:p>
              </table:table-cell>
              <table:table-cell office:value-type="float" office:value="0.00174037">
                <text:p>0.001740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.593">
                <text:p>112.593</text:p>
              </table:table-cell>
              <table:table-cell office:value-type="float" office:value="0.00560651">
                <text:p>0.00560651</text:p>
              </table:table-cell>
              <table:table-cell office:value-type="float" office:value="95.6385">
                <text:p>95.6385</text:p>
              </table:table-cell>
              <table:table-cell office:value-type="float" office:value="0.00174116">
                <text:p>0.00174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3.723">
                <text:p>113.723</text:p>
              </table:table-cell>
              <table:table-cell office:value-type="float" office:value="0.00548465">
                <text:p>0.00548465</text:p>
              </table:table-cell>
              <table:table-cell office:value-type="float" office:value="96.7688">
                <text:p>96.7688</text:p>
              </table:table-cell>
              <table:table-cell office:value-type="float" office:value="0.00172704">
                <text:p>0.00172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4.853">
                <text:p>114.853</text:p>
              </table:table-cell>
              <table:table-cell office:value-type="float" office:value="0.00533277">
                <text:p>0.00533277</text:p>
              </table:table-cell>
              <table:table-cell office:value-type="float" office:value="97.899">
                <text:p>97.899</text:p>
              </table:table-cell>
              <table:table-cell office:value-type="float" office:value="0.00169027">
                <text:p>0.00169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.549">
                <text:p>116.549</text:p>
              </table:table-cell>
              <table:table-cell office:value-type="float" office:value="0.00536761">
                <text:p>0.00536761</text:p>
              </table:table-cell>
              <table:table-cell office:value-type="float" office:value="99.0293">
                <text:p>99.0293</text:p>
              </table:table-cell>
              <table:table-cell office:value-type="float" office:value="0.00168231">
                <text:p>0.00168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7.679">
                <text:p>117.679</text:p>
              </table:table-cell>
              <table:table-cell office:value-type="float" office:value="0.00539964">
                <text:p>0.00539964</text:p>
              </table:table-cell>
              <table:table-cell office:value-type="float" office:value="99.5945">
                <text:p>99.5945</text:p>
              </table:table-cell>
              <table:table-cell office:value-type="float" office:value="0.00164953">
                <text:p>0.00164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8.809">
                <text:p>118.809</text:p>
              </table:table-cell>
              <table:table-cell office:value-type="float" office:value="0.00538615">
                <text:p>0.00538615</text:p>
              </table:table-cell>
              <table:table-cell office:value-type="float" office:value="100.725">
                <text:p>100.725</text:p>
              </table:table-cell>
              <table:table-cell office:value-type="float" office:value="0.00158285">
                <text:p>0.00158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.505">
                <text:p>120.505</text:p>
              </table:table-cell>
              <table:table-cell office:value-type="float" office:value="0.00544505">
                <text:p>0.00544505</text:p>
              </table:table-cell>
              <table:table-cell office:value-type="float" office:value="101.855">
                <text:p>101.855</text:p>
              </table:table-cell>
              <table:table-cell office:value-type="float" office:value="0.00154855">
                <text:p>0.001548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.635">
                <text:p>121.635</text:p>
              </table:table-cell>
              <table:table-cell office:value-type="float" office:value="0.0054836">
                <text:p>0.0054836</text:p>
              </table:table-cell>
              <table:table-cell office:value-type="float" office:value="102.985">
                <text:p>102.985</text:p>
              </table:table-cell>
              <table:table-cell office:value-type="float" office:value="0.00154496">
                <text:p>0.00154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2.765">
                <text:p>122.765</text:p>
              </table:table-cell>
              <table:table-cell office:value-type="float" office:value="0.00548171">
                <text:p>0.00548171</text:p>
              </table:table-cell>
              <table:table-cell office:value-type="float" office:value="104.116">
                <text:p>104.116</text:p>
              </table:table-cell>
              <table:table-cell office:value-type="float" office:value="0.00158584">
                <text:p>0.00158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.461">
                <text:p>124.461</text:p>
              </table:table-cell>
              <table:table-cell office:value-type="float" office:value="0.00540165">
                <text:p>0.00540165</text:p>
              </table:table-cell>
              <table:table-cell office:value-type="float" office:value="105.246">
                <text:p>105.246</text:p>
              </table:table-cell>
              <table:table-cell office:value-type="float" office:value="0.00158272">
                <text:p>0.0015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.591">
                <text:p>125.591</text:p>
              </table:table-cell>
              <table:table-cell office:value-type="float" office:value="0.00536238">
                <text:p>0.00536238</text:p>
              </table:table-cell>
              <table:table-cell office:value-type="float" office:value="106.376">
                <text:p>106.376</text:p>
              </table:table-cell>
              <table:table-cell office:value-type="float" office:value="0.00160437">
                <text:p>0.001604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.721">
                <text:p>126.721</text:p>
              </table:table-cell>
              <table:table-cell office:value-type="float" office:value="0.00533169">
                <text:p>0.00533169</text:p>
              </table:table-cell>
              <table:table-cell office:value-type="float" office:value="107.506">
                <text:p>107.506</text:p>
              </table:table-cell>
              <table:table-cell office:value-type="float" office:value="0.00162731">
                <text:p>0.00162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637">
                <text:p>108.637</text:p>
              </table:table-cell>
              <table:table-cell office:value-type="float" office:value="0.00162896">
                <text:p>0.00162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767">
                <text:p>109.767</text:p>
              </table:table-cell>
              <table:table-cell office:value-type="float" office:value="0.00159471">
                <text:p>0.00159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897">
                <text:p>110.897</text:p>
              </table:table-cell>
              <table:table-cell office:value-type="float" office:value="0.0015705">
                <text:p>0.0015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028">
                <text:p>112.028</text:p>
              </table:table-cell>
              <table:table-cell office:value-type="float" office:value="0.00153642">
                <text:p>0.00153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158">
                <text:p>113.158</text:p>
              </table:table-cell>
              <table:table-cell office:value-type="float" office:value="0.00148923">
                <text:p>0.00148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288">
                <text:p>114.288</text:p>
              </table:table-cell>
              <table:table-cell office:value-type="float" office:value="0.00143681">
                <text:p>0.00143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418">
                <text:p>115.418</text:p>
              </table:table-cell>
              <table:table-cell office:value-type="float" office:value="0.00140868">
                <text:p>0.0014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549">
                <text:p>116.549</text:p>
              </table:table-cell>
              <table:table-cell office:value-type="float" office:value="0.00144695">
                <text:p>0.00144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679">
                <text:p>117.679</text:p>
              </table:table-cell>
              <table:table-cell office:value-type="float" office:value="0.00145502">
                <text:p>0.00145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809">
                <text:p>118.809</text:p>
              </table:table-cell>
              <table:table-cell office:value-type="float" office:value="0.00143352">
                <text:p>0.00143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94">
                <text:p>119.94</text:p>
              </table:table-cell>
              <table:table-cell office:value-type="float" office:value="0.00144306">
                <text:p>0.00144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07">
                <text:p>121.07</text:p>
              </table:table-cell>
              <table:table-cell office:value-type="float" office:value="0.00148194">
                <text:p>0.00148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2">
                <text:p>122.2</text:p>
              </table:table-cell>
              <table:table-cell office:value-type="float" office:value="0.00148144">
                <text:p>0.00148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765">
                <text:p>122.765</text:p>
              </table:table-cell>
              <table:table-cell office:value-type="float" office:value="0.00147987">
                <text:p>0.00147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.896">
                <text:p>123.896</text:p>
              </table:table-cell>
              <table:table-cell office:value-type="float" office:value="0.00146557">
                <text:p>0.00146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.026">
                <text:p>125.026</text:p>
              </table:table-cell>
              <table:table-cell office:value-type="float" office:value="0.00145555">
                <text:p>0.00145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156">
                <text:p>126.156</text:p>
              </table:table-cell>
              <table:table-cell office:value-type="float" office:value="0.00143436">
                <text:p>0.00143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286">
                <text:p>127.286</text:p>
              </table:table-cell>
              <table:table-cell office:value-type="float" office:value="0.00140636">
                <text:p>0.00140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9cm" svg:y="3.954cm" style:legend-expansion="high" chart:style-name="ch2"/>
        <chart:plot-area chart:style-name="ch3" table:cell-range-address="graphe.B1:graphe.C186" chart:data-source-has-labels="both" svg:x="0.319cm" svg:y="0.18cm" svg:width="11.952cm" svg:height="8.645cm">
          <chartooo:coordinate-region svg:x="1.231cm" svg:y="0.38cm" svg:width="10.76cm" svg:height="7.798cm"/>
          <chart:axis chart:dimension="x" chart:name="primary-x" chart:style-name="ch4" chartooo:axis-type="auto">
            <chart:categories table:cell-range-address="graphe.C2:graphe.C1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e.B2:graphe.B186" chart:label-cell-address="graphe.B1:graphe.B1" chart:class="chart:scatter">
            <chart:data-point chart:repeated="128"/>
          </chart:series>
          <chart:series chart:style-name="ch7" chart:values-cell-range-address="" chart:class="chart:scatte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 Uniform</text:p>
                <draw:g>
                  <svg:desc>graphe.B1:graph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0465754</text:p>
                <draw:g>
                  <svg:desc>graphe.C2:graphe.C186</svg:desc>
                </draw:g>
              </table:table-cell>
              <table:table-cell office:value-type="float" office:value="0.132739">
                <text:p>0.132739</text:p>
                <draw:g>
                  <svg:desc>graphe.B2:graphe.B186</svg:desc>
                </draw:g>
              </table:table-cell>
            </table:table-row>
            <table:table-row>
              <table:table-cell office:value-type="string">
                <text:p>0,0289543</text:p>
              </table:table-cell>
              <table:table-cell office:value-type="float" office:value="0.0939786">
                <text:p>0.0939786</text:p>
              </table:table-cell>
            </table:table-row>
            <table:table-row>
              <table:table-cell office:value-type="string">
                <text:p>0,0190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52939">
                <text:p>0.0752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77936">
                <text:p>0.0577936</text:p>
              </table:table-cell>
            </table:table-row>
            <table:table-row>
              <table:table-cell office:value-type="string">
                <text:p>0,0108666</text:p>
              </table:table-cell>
              <table:table-cell office:value-type="float" office:value="0.0514501">
                <text:p>0.0514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784385</text:p>
              </table:table-cell>
              <table:table-cell office:value-type="float" office:value="0.0420672">
                <text:p>0.0420672</text:p>
              </table:table-cell>
            </table:table-row>
            <table:table-row>
              <table:table-cell office:value-type="string">
                <text:p>0,00710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32587">
                <text:p>0.0332587</text:p>
              </table:table-cell>
            </table:table-row>
            <table:table-row>
              <table:table-cell office:value-type="string">
                <text:p>0,0061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608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9735">
                <text:p>0.0269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5696">
                <text:p>0.0255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461758</text:p>
              </table:table-cell>
              <table:table-cell office:value-type="float" office:value="0.0228355">
                <text:p>0.0228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406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9537">
                <text:p>0.0209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37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4604">
                <text:p>0.0184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9598">
                <text:p>0.0179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336865</text:p>
              </table:table-cell>
              <table:table-cell office:value-type="float" office:value="0.0170255">
                <text:p>0.0170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310554</text:p>
              </table:table-cell>
              <table:table-cell office:value-type="float" office:value="0.0159935">
                <text:p>0.0159935</text:p>
              </table:table-cell>
            </table:table-row>
            <table:table-row>
              <table:table-cell office:value-type="string">
                <text:p>0,00299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1691">
                <text:p>0.0151691</text:p>
              </table:table-cell>
            </table:table-row>
            <table:table-row>
              <table:table-cell office:value-type="string">
                <text:p>0,00294952</text:p>
              </table:table-cell>
              <table:table-cell office:value-type="float" office:value="0.0146389">
                <text:p>0.0146389</text:p>
              </table:table-cell>
            </table:table-row>
            <table:table-row>
              <table:table-cell office:value-type="string">
                <text:p>0,00279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282696</text:p>
              </table:table-cell>
              <table:table-cell office:value-type="float" office:value="0.0139791">
                <text:p>0.0139791</text:p>
              </table:table-cell>
            </table:table-row>
            <table:table-row>
              <table:table-cell office:value-type="string">
                <text:p>0,00267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483">
                <text:p>0.013483</text:p>
              </table:table-cell>
            </table:table-row>
            <table:table-row>
              <table:table-cell office:value-type="string">
                <text:p>0,00238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28942">
                <text:p>0.0128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24358</text:p>
              </table:table-cell>
              <table:table-cell office:value-type="float" office:value="0.0122569">
                <text:p>0.0122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234589</text:p>
              </table:table-cell>
              <table:table-cell office:value-type="float" office:value="0.011529">
                <text:p>0.011529</text:p>
              </table:table-cell>
            </table:table-row>
            <table:table-row>
              <table:table-cell office:value-type="string">
                <text:p>0,0022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207528</text:p>
              </table:table-cell>
              <table:table-cell office:value-type="float" office:value="0.0108749">
                <text:p>0.0108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07853">
                <text:p>0.0107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9591</text:p>
              </table:table-cell>
              <table:table-cell office:value-type="float" office:value="0.0102307">
                <text:p>0.0102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997</text:p>
              </table:table-cell>
              <table:table-cell office:value-type="float" office:value="0.0100176">
                <text:p>0.0100176</text:p>
              </table:table-cell>
            </table:table-row>
            <table:table-row>
              <table:table-cell office:value-type="string">
                <text:p>0,0020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94484</text:p>
              </table:table-cell>
              <table:table-cell office:value-type="float" office:value="0.0092934">
                <text:p>0.0092934</text:p>
              </table:table-cell>
            </table:table-row>
            <table:table-row>
              <table:table-cell office:value-type="string">
                <text:p>0,00179545</text:p>
              </table:table-cell>
              <table:table-cell office:value-type="float" office:value="0.00912276">
                <text:p>0.00912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77987</text:p>
              </table:table-cell>
              <table:table-cell office:value-type="float" office:value="0.00886787">
                <text:p>0.00886787</text:p>
              </table:table-cell>
            </table:table-row>
            <table:table-row>
              <table:table-cell office:value-type="string">
                <text:p>0,00180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82166</text:p>
              </table:table-cell>
              <table:table-cell office:value-type="float" office:value="0.00884676">
                <text:p>0.00884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48434">
                <text:p>0.00848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69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91695">
                <text:p>0.00791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69477">
                <text:p>0.00769477</text:p>
              </table:table-cell>
            </table:table-row>
            <table:table-row>
              <table:table-cell office:value-type="string">
                <text:p>0,00154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58272</text:p>
              </table:table-cell>
              <table:table-cell office:value-type="float" office:value="0.00773981">
                <text:p>0.00773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62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5868">
                <text:p>0.0075868</text:p>
              </table:table-cell>
            </table:table-row>
            <table:table-row>
              <table:table-cell office:value-type="string">
                <text:p>0,0015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47779">
                <text:p>0.00747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40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22237">
                <text:p>0.00722237</text:p>
              </table:table-cell>
            </table:table-row>
            <table:table-row>
              <table:table-cell office:value-type="string">
                <text:p>0,00145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43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91765">
                <text:p>0.00691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83046">
                <text:p>0.00683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4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00143436</text:p>
              </table:table-cell>
              <table:table-cell office:value-type="float" office:value="0.00659869">
                <text:p>0.00659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52184">
                <text:p>0.00652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33318">
                <text:p>0.00633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32454">
                <text:p>0.00632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33466">
                <text:p>0.00633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25333">
                <text:p>0.00625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97465">
                <text:p>0.00597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86228">
                <text:p>0.00586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88616">
                <text:p>0.00588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93828">
                <text:p>0.00593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82742">
                <text:p>0.00582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75516">
                <text:p>0.00575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48465">
                <text:p>0.00548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36761">
                <text:p>0.00536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38615">
                <text:p>0.00538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4836">
                <text:p>0.0054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48171">
                <text:p>0.00548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36238">
                <text:p>0.00536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